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1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1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1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1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1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1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1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1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text:list-style style:name="LFO3">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3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3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3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3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3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3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3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3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text:list-style style:name="LFO5">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5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5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5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5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5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5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5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5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style:style style:name="P1" style:parent-style-name="Titre1" style:master-page-name="MPF0" style:family="paragraph">
      <style:paragraph-properties fo:break-before="page"/>
    </style:style>
    <style:style style:name="T11" style:parent-style-name="Élevé" style:family="text">
      <style:text-properties style:font-name-complex="Arial" fo:color="#000000" fo:font-size="11pt" style:font-size-asian="11pt" style:font-size-complex="11pt"/>
    </style:style>
    <style:style style:name="T12" style:parent-style-name="Élevé" style:family="text">
      <style:text-properties style:font-name-complex="Arial" style:font-weight-complex="normal" fo:color="#000000" fo:font-size="11pt" style:font-size-asian="11pt" style:font-size-complex="11pt"/>
    </style:style>
    <style:style style:name="T13" style:parent-style-name="Élevé" style:family="text">
      <style:text-properties style:font-name-complex="Arial" fo:color="#000000" fo:font-size="11pt" style:font-size-asian="11pt" style:font-size-complex="11pt"/>
    </style:style>
    <style:style style:name="T14" style:parent-style-name="Élevé" style:family="text">
      <style:text-properties style:font-name-complex="Arial" style:font-weight-complex="normal" fo:color="#000000" fo:font-size="11pt" style:font-size-asian="11pt" style:font-size-complex="11pt"/>
    </style:style>
    <style:style style:name="T15" style:parent-style-name="Élevé" style:family="text">
      <style:text-properties style:font-name-complex="Arial" fo:color="#000000" fo:font-size="11pt" style:font-size-asian="11pt" style:font-size-complex="11pt"/>
    </style:style>
    <style:style style:name="T16" style:parent-style-name="Élevé" style:family="text">
      <style:text-properties style:font-name-complex="Arial" style:font-weight-complex="normal" fo:color="#000000" fo:font-size="11pt" style:font-size-asian="11pt" style:font-size-complex="11pt"/>
    </style:style>
    <style:style style:name="T17" style:parent-style-name="Élevé" style:family="text">
      <style:text-properties style:font-name-complex="Arial" fo:color="#000000" fo:font-size="11pt" style:font-size-asian="11pt" style:font-size-complex="11pt"/>
    </style:style>
    <style:style style:name="T18" style:parent-style-name="Élevé" style:family="text">
      <style:text-properties style:font-name-complex="Arial" style:font-weight-complex="normal" fo:color="#000000" fo:font-size="11pt" style:font-size-asian="11pt" style:font-size-complex="11pt"/>
    </style:style>
    <style:style style:name="T19" style:parent-style-name="Élevé" style:family="text">
      <style:text-properties style:font-name-complex="Arial" fo:color="#000000" fo:font-size="11pt" style:font-size-asian="11pt" style:font-size-complex="11pt"/>
    </style:style>
    <style:style style:name="T20" style:parent-style-name="Élevé" style:family="text">
      <style:text-properties style:font-name-complex="Arial" fo:color="#000000" fo:font-size="11pt" style:font-size-asian="11pt" style:font-size-complex="11pt"/>
    </style:style>
    <style:style style:name="T21" style:parent-style-name="Élevé" style:family="text">
      <style:text-properties style:font-name-complex="Arial" fo:color="#000000" fo:font-size="11pt" style:font-size-asian="11pt" style:font-size-complex="11pt"/>
    </style:style>
    <style:style style:name="P22" style:parent-style-name="Normal" style:family="paragraph">
      <style:paragraph-properties style:text-autospace="none" fo:text-align="justify" fo:margin-bottom="0in" fo:line-height="150%"/>
    </style:style>
    <style:style style:name="T23" style:parent-style-name="Policepardéfaut" style:family="text">
      <style:text-properties style:font-name="Courier New" style:font-name-complex="Courier New" fo:font-size="12pt" style:font-size-asian="12pt" style:font-size-complex="12pt" fo:language="es" fo:country="ES"/>
    </style:style>
    <style:style style:name="T24" style:parent-style-name="Policepardéfaut" style:family="text">
      <style:text-properties style:font-name-complex="Courier New" fo:color="#4F81BD" fo:font-size="12pt" style:font-size-asian="12pt" style:font-size-complex="12pt" fo:language="es" fo:country="ES"/>
    </style:style>
    <style:style style:name="T25" style:parent-style-name="Policepardéfaut" style:family="text">
      <style:text-properties style:font-name-asian="Times New Roman" style:font-name-complex="Courier New" fo:color="#4F81BD" fo:font-size="12pt" style:font-size-asian="12pt" style:font-size-complex="12pt" fo:language="es" fo:country="ES"/>
    </style:style>
    <style:style style:name="P26" style:parent-style-name="Normal" style:family="paragraph">
      <style:paragraph-properties style:text-autospace="none" fo:text-align="justify" fo:margin-bottom="0in" fo:line-height="150%"/>
    </style:style>
    <style:style style:name="T27" style:parent-style-name="Policepardéfaut" style:family="text">
      <style:text-properties style:font-name-complex="Courier New" fo:color="#000000" fo:font-size="12pt" style:font-size-asian="12pt" style:font-size-complex="12pt" fo:language="fr" fo:country="FR"/>
    </style:style>
    <style:style style:name="T28" style:parent-style-name="Élevé" style:family="text">
      <style:text-properties style:font-name-complex="Arial" fo:color="#000000" fo:font-size="11pt" style:font-size-asian="11pt" style:font-size-complex="11pt"/>
    </style:style>
    <style:style style:name="T29" style:parent-style-name="Élevé" style:family="text">
      <style:text-properties style:font-name-complex="Arial" fo:color="#000000" fo:font-size="11pt" style:font-size-asian="11pt" style:font-size-complex="11pt"/>
    </style:style>
    <style:style style:name="T30" style:parent-style-name="Élevé" style:family="text">
      <style:text-properties style:font-name-complex="Arial" fo:color="#000000" fo:font-size="11pt" style:font-size-asian="11pt" style:font-size-complex="11pt"/>
    </style:style>
    <style:style style:name="P31" style:parent-style-name="Normal" style:family="paragraph">
      <style:paragraph-properties style:text-autospace="none" fo:text-align="justify" fo:margin-bottom="0in" fo:line-height="100%"/>
    </style:style>
    <style:style style:name="T32" style:parent-style-name="Policepardéfaut" style:family="text">
      <style:text-properties style:font-name="Courier New" style:font-name-complex="Courier New" fo:font-size="12pt" style:font-size-asian="12pt" style:font-size-complex="12pt" fo:language="fr" fo:country="FR"/>
    </style:style>
    <style:style style:name="T33" style:parent-style-name="Policepardéfaut" style:family="text">
      <style:text-properties style:font-name="Calibri" style:font-name-complex="Courier New" fo:color="#000000" fo:font-size="12pt" style:font-size-asian="12pt" style:font-size-complex="12pt" fo:language="fr" fo:country="FR"/>
    </style:style>
    <style:style style:name="T34" style:parent-style-name="Élevé" style:family="text">
      <style:text-properties style:font-name-complex="Arial" fo:color="#000000" fo:font-size="11pt" style:font-size-asian="11pt" style:font-size-complex="11pt"/>
    </style:style>
    <style:style style:name="T35" style:parent-style-name="Élevé" style:family="text">
      <style:text-properties style:font-name-complex="Arial" fo:font-style="italic" style:font-style-asian="italic" style:font-style-complex="italic" fo:color="#000000" fo:font-size="11pt" style:font-size-asian="11pt" style:font-size-complex="11pt"/>
    </style:style>
    <style:style style:name="T36" style:parent-style-name="Élevé" style:family="text">
      <style:text-properties style:font-name-complex="Arial" fo:color="#000000" fo:font-size="11pt" style:font-size-asian="11pt" style:font-size-complex="11pt"/>
    </style:style>
    <style:style style:name="P37" style:parent-style-name="Titre2" style:family="paragraph">
      <style:paragraph-properties fo:margin-left="0.5909in" fo:margin-right="-0.3159in" fo:text-indent="-0.5909in">
        <style:tab-stops/>
      </style:paragraph-properties>
    </style:style>
    <style:style style:name="T38" style:parent-style-name="Élevé" style:family="text">
      <style:text-properties style:font-name-complex="Arial" fo:color="#000000" fo:font-size="16pt" style:font-size-asian="16pt"/>
    </style:style>
    <style:style style:name="T39" style:parent-style-name="Élevé" style:family="text">
      <style:text-properties style:font-name-complex="Arial" fo:color="#000000" fo:font-size="11pt" style:font-size-asian="11pt"/>
    </style:style>
    <style:style style:name="T40" style:parent-style-name="Élevé" style:family="text">
      <style:text-properties style:font-name-complex="Arial" fo:color="#000000"/>
    </style:style>
    <style:style style:name="T41" style:parent-style-name="Élevé" style:family="text">
      <style:text-properties style:font-name-complex="Arial" fo:color="#000000" fo:font-size="11pt" style:font-size-asian="11pt"/>
    </style:style>
    <style:style style:name="T42" style:parent-style-name="Élevé" style:family="text">
      <style:text-properties style:font-name-complex="Arial" fo:color="#000000"/>
    </style:style>
    <style:style style:name="T43" style:parent-style-name="Élevé" style:family="text">
      <style:text-properties style:font-name-complex="Arial" fo:color="#000000" fo:font-size="11pt" style:font-size-asian="11pt"/>
    </style:style>
    <style:style style:name="T44" style:parent-style-name="Élevé" style:family="text">
      <style:text-properties style:font-name-complex="Arial" fo:color="#000000"/>
    </style:style>
    <style:style style:name="T45" style:parent-style-name="Élevé" style:family="text">
      <style:text-properties style:font-name-complex="Arial" fo:color="#000000" fo:font-size="11pt" style:font-size-asian="11pt"/>
    </style:style>
    <style:style style:name="T46" style:parent-style-name="Élevé" style:family="text">
      <style:text-properties style:font-name-complex="Arial" fo:color="#000000"/>
    </style:style>
    <style:style style:name="T47" style:parent-style-name="Élevé" style:family="text">
      <style:text-properties style:font-name-complex="Arial" fo:color="#000000"/>
    </style:style>
    <style:style style:name="T48" style:parent-style-name="Élevé" style:family="text">
      <style:text-properties style:font-name-complex="Arial" fo:color="#000000" fo:font-size="11pt" style:font-size-asian="11pt"/>
    </style:style>
    <style:style style:name="T49" style:parent-style-name="Élevé" style:family="text">
      <style:text-properties style:font-name-complex="Arial" fo:color="#000000"/>
    </style:style>
    <style:style style:name="T50" style:parent-style-name="Élevé" style:family="text">
      <style:text-properties style:font-name-complex="Arial" fo:color="#000000" fo:font-size="11pt" style:font-size-asian="11pt"/>
    </style:style>
    <style:style style:name="T51" style:parent-style-name="Élevé" style:family="text">
      <style:text-properties style:font-name-complex="Arial" fo:color="#000000"/>
    </style:style>
    <style:style style:name="T52" style:parent-style-name="Élevé" style:family="text">
      <style:text-properties style:font-name-complex="Arial" fo:color="#000000" fo:font-size="11pt" style:font-size-asian="11pt"/>
    </style:style>
    <style:style style:name="T53" style:parent-style-name="Élevé" style:family="text">
      <style:text-properties fo:color="#000000" fo:font-size="11pt" style:font-size-asian="11pt"/>
    </style:style>
    <style:style style:name="T54" style:parent-style-name="Élevé" style:family="text">
      <style:text-properties style:font-name-complex="Arial" fo:color="#000000" fo:font-size="11pt" style:font-size-asian="11pt"/>
    </style:style>
    <style:style style:name="T55" style:parent-style-name="Élevé" style:family="text">
      <style:text-properties style:font-name-complex="Arial" fo:color="#000000"/>
    </style:style>
    <style:style style:name="T56" style:parent-style-name="Élevé" style:family="text">
      <style:text-properties style:font-name-complex="Arial" fo:color="#000000"/>
    </style:style>
    <style:style style:name="T57" style:parent-style-name="Élevé" style:family="text">
      <style:text-properties style:font-name-complex="Arial" fo:color="#000000" fo:font-size="11pt" style:font-size-asian="11pt"/>
    </style:style>
    <style:style style:name="T58" style:parent-style-name="Élevé" style:family="text">
      <style:text-properties style:font-name-asian="Arial" style:font-name-complex="Arial" fo:color="#000000"/>
    </style:style>
    <style:style style:name="T59" style:parent-style-name="Élevé" style:family="text">
      <style:text-properties style:font-name-complex="Arial" fo:color="#000000" fo:font-size="11pt" style:font-size-asian="11pt"/>
    </style:style>
    <style:style style:name="T60" style:parent-style-name="Élevé" style:family="text">
      <style:text-properties style:font-name-complex="Arial" fo:color="#000000"/>
    </style:style>
    <style:style style:name="T61" style:parent-style-name="Élevé" style:family="text">
      <style:text-properties style:font-name-complex="Arial" fo:color="#000000" fo:font-size="11pt" style:font-size-asian="11pt"/>
    </style:style>
    <style:style style:name="T62" style:parent-style-name="Élevé" style:family="text">
      <style:text-properties style:font-name-complex="Arial" fo:color="#000000"/>
    </style:style>
    <style:style style:name="T63" style:parent-style-name="Élevé" style:family="text">
      <style:text-properties style:font-name-complex="Arial" fo:color="#000000" fo:font-size="11pt" style:font-size-asian="11pt"/>
    </style:style>
    <style:style style:name="T64" style:parent-style-name="Élevé" style:family="text">
      <style:text-properties style:font-name-complex="Arial" fo:color="#000000"/>
    </style:style>
    <style:style style:name="P65" style:parent-style-name="Titre3" style:family="paragraph">
      <style:paragraph-properties fo:margin-left="0.7875in" fo:text-indent="-0.6888in">
        <style:tab-stops/>
      </style:paragraph-properties>
    </style:style>
    <style:style style:name="T66" style:parent-style-name="Élevé" style:family="text">
      <style:text-properties style:font-name-complex="Arial" fo:color="#000000" fo:font-size="16pt" style:font-size-asian="16pt"/>
    </style:style>
    <style:style style:name="P67" style:parent-style-name="Normal" style:family="paragraph">
      <style:paragraph-properties fo:text-align="justify" fo:line-height="150%"/>
    </style:style>
    <style:style style:name="T68" style:parent-style-name="Élevé" style:family="text">
      <style:text-properties style:font-name-complex="Arial" fo:font-size="11pt" style:font-size-asian="11pt"/>
    </style:style>
    <style:style style:name="P69" style:parent-style-name="Normal" style:family="paragraph">
      <style:paragraph-properties fo:text-align="justify" fo:line-height="150%"/>
    </style:style>
    <style:style style:name="T70" style:parent-style-name="Élevé" style:family="text">
      <style:text-properties style:font-name-complex="Arial" fo:font-size="11pt" style:font-size-asian="11pt"/>
    </style:style>
    <style:style style:name="P71" style:parent-style-name="Titre3" style:family="paragraph">
      <style:paragraph-properties fo:margin-left="0.7875in" fo:text-indent="-0.6888in">
        <style:tab-stops/>
      </style:paragraph-properties>
    </style:style>
    <style:style style:name="T72" style:parent-style-name="Élevé" style:family="text">
      <style:text-properties style:font-name-complex="Arial" fo:color="#000000" fo:font-size="16pt" style:font-size-asian="16pt"/>
    </style:style>
    <style:style style:name="P73" style:parent-style-name="Normal" style:family="paragraph">
      <style:paragraph-properties fo:text-align="justify" fo:line-height="150%"/>
    </style:style>
    <style:style style:name="P74" style:parent-style-name="Normal" style:family="paragraph">
      <style:paragraph-properties fo:text-align="justify" fo:line-height="150%"/>
    </style:style>
    <style:style style:name="T75" style:parent-style-name="Élevé" style:family="text">
      <style:text-properties style:font-name-complex="Arial" fo:color="#000000" fo:font-size="16pt" style:font-size-asian="16pt"/>
    </style:style>
    <style:style style:name="T76" style:parent-style-name="Élevé" style:family="text">
      <style:text-properties style:font-name-complex="Arial" fo:color="#000000" fo:font-size="16pt" style:font-size-asian="16pt"/>
    </style:style>
    <style:style style:name="T77" style:parent-style-name="Élevé" style:family="text">
      <style:text-properties style:font-name-complex="Arial" fo:color="#000000" fo:font-size="16pt" style:font-size-asian="16pt"/>
    </style:style>
    <style:style style:name="P78" style:parent-style-name="Titre2" style:family="paragraph">
      <style:paragraph-properties fo:margin-left="0.5909in" fo:margin-right="-0.3159in" fo:text-indent="-0.5909in">
        <style:tab-stops/>
      </style:paragraph-properties>
    </style:style>
    <style:style style:name="T79" style:parent-style-name="Élevé" style:family="text">
      <style:text-properties style:font-name-complex="Arial" fo:color="#000000" fo:font-size="16pt" style:font-size-asian="16pt"/>
    </style:style>
    <style:style style:name="T80" style:parent-style-name="Élevé" style:family="text">
      <style:text-properties style:font-name-complex="Arial" fo:color="#000000" fo:font-size="16pt" style:font-size-asian="16pt"/>
    </style:style>
    <style:style style:name="T81" style:parent-style-name="Élevé" style:family="text">
      <style:text-properties style:font-name-complex="Arial" fo:color="#000000" fo:font-size="16pt" style:font-size-asian="16pt"/>
    </style:style>
    <style:style style:name="T82" style:parent-style-name="Élevé" style:family="text">
      <style:text-properties style:font-name-complex="Arial" fo:color="#000000" fo:font-size="16pt" style:font-size-asian="16pt"/>
    </style:style>
    <style:style style:name="T83" style:parent-style-name="Élevé" style:family="text">
      <style:text-properties style:font-name-complex="Arial" fo:color="#000000" fo:font-size="16pt" style:font-size-asian="16pt"/>
    </style:style>
    <style:style style:name="P84" style:parent-style-name="Titre2" style:family="paragraph">
      <style:paragraph-properties fo:margin-left="0.5909in" fo:margin-right="-0.3159in" fo:text-indent="-0.4923in">
        <style:tab-stops/>
      </style:paragraph-properties>
    </style:style>
    <style:style style:name="T85" style:parent-style-name="Élevé" style:family="text">
      <style:text-properties style:font-name-complex="Arial" fo:color="#000000" fo:font-size="16pt" style:font-size-asian="16pt"/>
    </style:style>
    <style:style style:name="P86" style:parent-style-name="Titre3" style:family="paragraph">
      <style:paragraph-properties fo:text-indent="-0.6972in"/>
    </style:style>
    <style:style style:name="T87" style:parent-style-name="Élevé" style:family="text">
      <style:text-properties style:font-name-complex="Arial" fo:color="#000000" fo:font-size="16pt" style:font-size-asian="16pt"/>
    </style:style>
    <style:style style:name="T88" style:parent-style-name="Élevé" style:family="text">
      <style:text-properties style:font-name-complex="Arial" fo:color="#000000" fo:font-size="16pt" style:font-size-asian="16pt"/>
    </style:style>
    <style:style style:name="T89" style:parent-style-name="Élevé" style:family="text">
      <style:text-properties style:font-name-complex="Arial" fo:color="#000000" fo:font-size="16pt" style:font-size-asian="16pt"/>
    </style:style>
    <style:style style:name="P90" style:parent-style-name="Titre3" style:family="paragraph">
      <style:paragraph-properties fo:text-indent="-0.6972in"/>
    </style:style>
    <style:style style:name="T91" style:parent-style-name="Élevé" style:family="text">
      <style:text-properties style:font-name-complex="Arial" fo:color="#000000" fo:font-size="16pt" style:font-size-asian="16pt"/>
    </style:style>
    <style:style style:name="T92" style:parent-style-name="Élevé" style:family="text">
      <style:text-properties style:font-name-complex="Arial" fo:color="#000000" fo:font-size="16pt" style:font-size-asian="16pt"/>
    </style:style>
    <style:style style:name="P93" style:parent-style-name="Titre3" style:family="paragraph"/>
    <style:style style:name="T94" style:parent-style-name="Élevé" style:family="text">
      <style:text-properties style:font-name-complex="Arial" fo:color="#000000" fo:font-size="16pt" style:font-size-asian="16pt"/>
    </style:style>
    <style:style style:name="P95" style:parent-style-name="Titre3" style:family="paragraph"/>
    <style:style style:name="T96" style:parent-style-name="Élevé" style:family="text">
      <style:text-properties style:font-name-complex="Arial" fo:color="#000000" fo:font-size="16pt" style:font-size-asian="16pt"/>
    </style:style>
    <style:style style:name="P97" style:parent-style-name="Titre3" style:family="paragraph"/>
    <style:style style:name="T98" style:parent-style-name="Élevé" style:family="text">
      <style:text-properties style:font-name-complex="Arial" fo:color="#000000" fo:font-size="16pt" style:font-size-asian="16pt"/>
    </style:style>
    <style:style style:name="P99" style:parent-style-name="Titre3" style:family="paragraph">
      <style:paragraph-properties fo:margin-left="1.1812in" fo:text-indent="-0.7875in">
        <style:tab-stops/>
      </style:paragraph-properties>
    </style:style>
    <style:style style:name="T100" style:parent-style-name="Élevé" style:family="text">
      <style:text-properties style:font-name-complex="Arial" fo:color="#000000" fo:font-size="16pt" style:font-size-asian="16pt"/>
    </style:style>
    <style:style style:name="P101" style:parent-style-name="Titre3" style:family="paragraph"/>
    <style:style style:name="T102" style:parent-style-name="Élevé" style:family="text">
      <style:text-properties style:font-name-complex="Arial" fo:color="#000000" fo:font-size="16pt" style:font-size-asian="16pt"/>
    </style:style>
    <style:style style:name="P103" style:parent-style-name="Titre3" style:family="paragraph"/>
    <style:style style:name="T104" style:parent-style-name="Élevé" style:family="text">
      <style:text-properties style:font-name-complex="Arial" fo:color="#000000" fo:font-size="16pt" style:font-size-asian="16pt"/>
    </style:style>
    <style:style style:name="P105" style:parent-style-name="Titre3" style:family="paragraph"/>
    <style:style style:name="T106" style:parent-style-name="Élevé" style:family="text">
      <style:text-properties style:font-name-complex="Arial" fo:color="#000000" fo:font-size="16pt" style:font-size-asian="16pt"/>
    </style:style>
    <style:style style:name="P107" style:parent-style-name="Titre3" style:family="paragraph">
      <style:paragraph-properties fo:text-indent="-0.9923in"/>
    </style:style>
    <style:style style:name="T108" style:parent-style-name="Élevé" style:family="text">
      <style:text-properties style:font-name-complex="Arial" fo:color="#000000" fo:font-size="16pt" style:font-size-asian="16pt"/>
    </style:style>
    <style:style style:name="P109" style:parent-style-name="Titre2" style:family="paragraph">
      <style:paragraph-properties fo:text-indent="-0.9909in"/>
    </style:style>
    <style:style style:name="T110" style:parent-style-name="Élevé" style:family="text">
      <style:text-properties style:font-name-complex="Arial" fo:color="#000000"/>
    </style:style>
    <style:style style:name="T111" style:parent-style-name="Élevé" style:family="text">
      <style:text-properties style:font-name-complex="Arial" fo:color="#000000"/>
    </style:style>
    <style:style style:name="P112" style:parent-style-name="Titre3" style:family="paragraph">
      <style:paragraph-properties fo:text-indent="-0.9923in"/>
    </style:style>
    <style:style style:name="T113" style:parent-style-name="Élevé" style:family="text">
      <style:text-properties style:font-name-complex="Arial" fo:color="#000000" fo:font-size="16pt" style:font-size-asian="16pt"/>
    </style:style>
    <style:style style:name="P114" style:parent-style-name="Titre3" style:family="paragraph">
      <style:paragraph-properties fo:text-indent="-0.9923in"/>
    </style:style>
    <style:style style:name="T115" style:parent-style-name="Élevé" style:family="text">
      <style:text-properties style:font-name-complex="Arial" fo:color="#000000" fo:font-size="16pt" style:font-size-asian="16pt"/>
    </style:style>
    <style:style style:name="P116" style:parent-style-name="Titre2" style:family="paragraph">
      <style:paragraph-properties fo:text-indent="-0.9909in"/>
    </style:style>
    <style:style style:name="T117" style:parent-style-name="Élevé" style:family="text">
      <style:text-properties style:font-name-complex="Arial" fo:color="#000000" fo:font-size="16pt" style:font-size-asian="16pt"/>
    </style:style>
    <style:style style:name="T118" style:parent-style-name="Élevé" style:family="text">
      <style:text-properties style:font-name-complex="Arial" fo:color="#000000" fo:font-size="16pt" style:font-size-asian="16pt"/>
    </style:style>
    <style:style style:name="P119" style:parent-style-name="Titre3" style:family="paragraph">
      <style:paragraph-properties fo:text-indent="-0.9923in"/>
    </style:style>
    <style:style style:name="P120" style:parent-style-name="Titre3" style:family="paragraph">
      <style:paragraph-properties fo:text-indent="-0.9923in"/>
    </style:style>
    <style:style style:name="P121" style:parent-style-name="Titre3" style:family="paragraph">
      <style:paragraph-properties fo:margin-left="0.6895in" fo:text-indent="-0.6895in">
        <style:tab-stops/>
      </style:paragraph-properties>
    </style:style>
    <style:style style:name="P122" style:parent-style-name="Corpsdetexte" style:family="paragraph">
      <style:paragraph-properties fo:text-align="justify" fo:line-height="150%"/>
    </style:style>
    <style:style style:name="T123" style:parent-style-name="Élevé" style:family="text">
      <style:text-properties style:font-size-complex="9pt"/>
    </style:style>
    <style:style style:name="T124" style:parent-style-name="Élevé" style:family="text">
      <style:text-properties style:font-size-complex="9pt"/>
    </style:style>
    <style:style style:name="T125" style:parent-style-name="Élevé" style:family="text">
      <style:text-properties style:font-name-complex="Arial" style:font-size-complex="9pt"/>
    </style:style>
    <style:style style:name="T126" style:parent-style-name="Élevé" style:family="text">
      <style:text-properties style:font-name-complex="Arial" style:font-size-complex="9pt"/>
    </style:style>
    <style:style style:name="T127" style:parent-style-name="Appelnotedebasdep." style:family="text">
      <style:text-properties style:font-name-complex="Arial" style:font-weight-complex="bold" fo:font-size="12pt" style:font-size-asian="12pt" style:font-size-complex="9pt"/>
    </style:style>
    <style:style style:name="P128" style:parent-style-name="Normal" style:family="paragraph">
      <style:paragraph-properties fo:text-align="justify" fo:margin-bottom="0in" fo:line-height="100%"/>
    </style:style>
    <style:style style:name="T129" style:parent-style-name="Policepardéfaut" style:family="text">
      <style:text-properties fo:font-size="8pt" style:font-size-asian="8pt" style:font-size-complex="8pt"/>
    </style:style>
    <style:style style:name="T130" style:parent-style-name="Élevé" style:family="text">
      <style:text-properties style:font-name-complex="Arial" fo:font-size="8pt" style:font-size-asian="8pt" style:font-size-complex="8pt"/>
    </style:style>
    <style:style style:name="T131" style:parent-style-name="Élevé" style:family="text">
      <style:text-properties style:font-name-complex="Arial" fo:font-size="8pt" style:font-size-asian="8pt" style:font-size-complex="8pt"/>
    </style:style>
    <style:style style:name="P132" style:parent-style-name="Normal" style:family="paragraph">
      <style:paragraph-properties fo:text-align="justify" fo:margin-bottom="0in" fo:line-height="100%"/>
    </style:style>
    <style:style style:name="T133" style:parent-style-name="Élevé" style:family="text">
      <style:text-properties style:font-name-complex="Arial" fo:font-size="8pt" style:font-size-asian="8pt" style:font-size-complex="8pt"/>
    </style:style>
    <style:style style:name="T134" style:parent-style-name="Élevé" style:family="text">
      <style:text-properties style:font-name-complex="Arial" fo:font-size="8pt" style:font-size-asian="8pt" style:font-size-complex="8pt"/>
    </style:style>
    <style:style style:name="P135" style:parent-style-name="Normal" style:family="paragraph">
      <style:paragraph-properties fo:text-align="justify" fo:margin-bottom="0in" fo:line-height="100%"/>
    </style:style>
    <style:style style:name="T136" style:parent-style-name="Élevé" style:family="text">
      <style:text-properties style:font-name-complex="Arial" fo:font-size="8pt" style:font-size-asian="8pt" style:font-size-complex="8pt"/>
    </style:style>
    <style:style style:name="P137" style:parent-style-name="Normal" style:family="paragraph">
      <style:paragraph-properties fo:text-align="justify" fo:margin-bottom="0in" fo:line-height="100%"/>
    </style:style>
    <style:style style:name="T138" style:parent-style-name="Élevé" style:family="text">
      <style:text-properties style:font-name-complex="Arial" fo:font-size="8pt" style:font-size-asian="8pt" style:font-size-complex="8pt"/>
    </style:style>
    <style:style style:name="T139" style:parent-style-name="Élevé" style:family="text">
      <style:text-properties style:font-name-complex="Arial" fo:font-size="8pt" style:font-size-asian="8pt" style:font-size-complex="8pt"/>
    </style:style>
    <style:style style:name="P140" style:parent-style-name="Notedebasdepage" style:family="paragraph">
      <style:paragraph-properties fo:text-align="justify"/>
      <style:text-properties fo:font-size="8pt" style:font-size-asian="8pt" style:font-size-complex="8pt"/>
    </style:style>
    <style:style style:name="T141" style:parent-style-name="Élevé" style:family="text">
      <style:text-properties style:font-name-complex="Arial" style:font-size-complex="9pt"/>
    </style:style>
    <style:style style:name="P142" style:parent-style-name="Titre3" style:family="paragraph">
      <style:paragraph-properties fo:text-indent="-0.9923in"/>
    </style:style>
    <style:style style:name="P143" style:parent-style-name="Titre3" style:family="paragraph">
      <style:paragraph-properties fo:text-indent="-0.9923in"/>
    </style:style>
    <style:style style:name="P144" style:parent-style-name="Titre3" style:family="paragraph">
      <style:paragraph-properties fo:text-indent="-0.9923in"/>
    </style:style>
    <style:style style:name="P145" style:parent-style-name="Titre2" style:family="paragraph">
      <style:paragraph-properties fo:text-indent="-0.9909in"/>
    </style:style>
    <style:style style:name="T146" style:parent-style-name="Élevé" style:family="text">
      <style:text-properties style:font-name-complex="Arial" fo:color="#000000" fo:font-size="16pt" style:font-size-asian="16pt"/>
    </style:style>
    <style:style style:name="T147" style:parent-style-name="Élevé" style:family="text">
      <style:text-properties style:font-name-complex="Arial" fo:color="#000000"/>
    </style:style>
    <style:style style:name="T148" style:parent-style-name="Élevé" style:family="text">
      <style:text-properties style:font-name-complex="Arial" fo:color="#000000" fo:font-size="16pt" style:font-size-asian="16pt"/>
    </style:style>
    <style:style style:name="P149" style:parent-style-name="Titre3" style:family="paragraph">
      <style:paragraph-properties fo:text-indent="-0.9923in"/>
    </style:style>
    <style:style style:name="P150" style:parent-style-name="Titre3" style:family="paragraph">
      <style:paragraph-properties fo:text-indent="-0.9923in"/>
    </style:style>
    <style:style style:name="P151" style:parent-style-name="Normal" style:family="paragraph">
      <style:paragraph-properties fo:text-align="justify" fo:line-height="150%"/>
    </style:style>
    <style:style style:name="T152" style:parent-style-name="Élevé" style:family="text">
      <style:text-properties style:font-name-complex="Arial" style:font-size-complex="9pt"/>
    </style:style>
    <style:style style:name="T153" style:parent-style-name="Élevé" style:family="text">
      <style:text-properties style:font-name-complex="Arial" style:font-size-complex="9pt"/>
    </style:style>
    <style:style style:name="T154" style:parent-style-name="Élevé" style:family="text">
      <style:text-properties style:font-name-complex="Arial" style:font-size-complex="9pt"/>
    </style:style>
    <style:style style:name="T155" style:parent-style-name="Élevé" style:family="text">
      <style:text-properties style:font-name-complex="Arial" style:font-size-complex="9pt"/>
    </style:style>
    <style:style style:name="T156" style:parent-style-name="Élevé" style:family="text">
      <style:text-properties style:font-name-complex="Arial" style:font-size-complex="9pt"/>
    </style:style>
    <style:style style:name="T157" style:parent-style-name="Élevé" style:family="text">
      <style:text-properties style:font-name-complex="Arial" style:font-size-complex="9pt"/>
    </style:style>
    <style:style style:name="P158" style:parent-style-name="Normal" style:family="paragraph">
      <style:paragraph-properties fo:text-align="justify" fo:line-height="150%"/>
    </style:style>
    <style:style style:name="T159" style:parent-style-name="Élevé" style:family="text">
      <style:text-properties style:font-name-complex="Arial" style:font-size-complex="9pt"/>
    </style:style>
    <style:style style:name="P160" style:parent-style-name="Normal" style:family="paragraph">
      <style:paragraph-properties fo:text-align="justify" fo:line-height="150%"/>
    </style:style>
    <style:style style:name="T161" style:parent-style-name="Élevé" style:family="text">
      <style:text-properties style:font-name-complex="Arial" style:font-size-complex="9pt"/>
    </style:style>
    <style:style style:name="P162" style:parent-style-name="Titre3" style:family="paragraph">
      <style:paragraph-properties fo:margin-left="1.6736in" fo:text-indent="-1.4861in">
        <style:tab-stops/>
      </style:paragraph-properties>
    </style:style>
    <style:style style:name="P163" style:parent-style-name="Titre2" style:family="paragraph">
      <style:paragraph-properties fo:text-align="justify" fo:margin-bottom="0.1666in">
        <style:tab-stops>
          <style:tab-stop style:type="left" style:position="-0.8395in"/>
        </style:tab-stops>
      </style:paragraph-properties>
      <style:text-properties style:font-name-complex="Arial" fo:color="#000000" fo:font-size="12pt" style:font-size-asian="12pt" style:font-size-complex="12pt"/>
    </style:style>
    <style:style style:name="P164" style:parent-style-name="Normal" style:family="paragraph">
      <style:paragraph-properties fo:text-align="justify" fo:margin-bottom="0in" fo:line-height="150%"/>
    </style:style>
    <style:style style:name="T165" style:parent-style-name="Élevé" style:family="text">
      <style:text-properties style:font-name-complex="Arial" style:font-size-complex="9pt"/>
    </style:style>
    <style:style style:name="T166" style:parent-style-name="Policepardéfaut" style:family="text">
      <style:text-properties style:font-name-complex="Arial" fo:color="#000000"/>
    </style:style>
    <style:style style:name="T167" style:parent-style-name="Élevé" style:family="text">
      <style:text-properties style:font-name-complex="Arial" style:font-size-complex="9pt"/>
    </style:style>
    <style:style style:name="P168" style:parent-style-name="Normal" style:family="paragraph">
      <style:paragraph-properties fo:text-align="justify" fo:margin-bottom="0in" fo:line-height="150%"/>
    </style:style>
    <style:style style:name="T169" style:parent-style-name="Élevé" style:family="text">
      <style:text-properties style:font-name-complex="Arial" style:font-size-complex="9pt"/>
    </style:style>
    <style:style style:name="P170" style:parent-style-name="Normal" style:family="paragraph">
      <style:paragraph-properties fo:text-align="justify" fo:margin-bottom="0in" fo:line-height="150%"/>
    </style:style>
    <style:style style:name="T171" style:parent-style-name="Élevé" style:family="text">
      <style:text-properties style:font-name-complex="Arial" style:font-size-complex="9pt"/>
    </style:style>
    <style:style style:name="P172" style:parent-style-name="Normal" style:family="paragraph">
      <style:paragraph-properties fo:text-align="justify" fo:margin-bottom="0in" fo:line-height="150%"/>
    </style:style>
    <style:style style:name="T173" style:parent-style-name="Élevé" style:family="text">
      <style:text-properties style:font-name-complex="Arial" style:font-size-complex="9pt"/>
    </style:style>
    <style:style style:name="T174" style:parent-style-name="Élevé" style:family="text">
      <style:text-properties style:font-name-complex="Arial" style:font-size-complex="9pt"/>
    </style:style>
    <style:style style:name="P175" style:parent-style-name="Notedebasdepage" style:family="paragraph">
      <style:paragraph-properties style:contextual-spacing="true" fo:text-align="justify"/>
    </style:style>
    <style:style style:name="T176" style:parent-style-name="Policepardéfaut" style:family="text">
      <style:text-properties style:font-name-complex="Arial" fo:font-size="8pt" style:font-size-asian="8pt" style:font-size-complex="8pt"/>
    </style:style>
    <style:style style:name="T177" style:parent-style-name="Élevé" style:family="text">
      <style:text-properties style:font-name-complex="Arial" style:font-size-complex="9pt"/>
    </style:style>
    <style:style style:name="P178" style:parent-style-name="Normal" style:family="paragraph">
      <style:paragraph-properties fo:text-align="justify" fo:margin-bottom="0in" fo:line-height="150%"/>
    </style:style>
    <style:style style:name="T179" style:parent-style-name="Élevé" style:family="text">
      <style:text-properties style:font-name-complex="Arial" style:font-size-complex="9pt"/>
    </style:style>
    <style:style style:name="T180" style:parent-style-name="Élevé" style:family="text">
      <style:text-properties style:font-name-complex="Arial" style:font-size-complex="9pt"/>
    </style:style>
    <style:style style:name="P181" style:parent-style-name="Notedebasdepage" style:family="paragraph">
      <style:paragraph-properties style:contextual-spacing="true" fo:text-align="justify"/>
    </style:style>
    <style:style style:name="T182" style:parent-style-name="Policepardéfaut" style:family="text">
      <style:text-properties style:font-name-complex="Arial" fo:font-size="8pt" style:font-size-asian="8pt" style:font-size-complex="8pt"/>
    </style:style>
    <style:style style:name="T183" style:parent-style-name="Élevé" style:family="text">
      <style:text-properties style:font-name-complex="Arial" style:font-size-complex="9pt"/>
    </style:style>
    <style:style style:name="P184" style:parent-style-name="Titre3" style:family="paragraph">
      <style:paragraph-properties fo:margin-left="1.6736in" fo:text-indent="-1.4861in">
        <style:tab-stops/>
      </style:paragraph-properties>
    </style:style>
    <style:style style:name="P185" style:parent-style-name="Titre3" style:family="paragraph">
      <style:paragraph-properties fo:margin-left="1.6736in" fo:text-indent="-1.4861in">
        <style:tab-stops/>
      </style:paragraph-properties>
    </style:style>
    <style:style style:name="P186" style:parent-style-name="Titre3" style:family="paragraph">
      <style:paragraph-properties fo:margin-left="0.7875in" fo:text-indent="-0.6888in">
        <style:tab-stops/>
      </style:paragraph-properties>
    </style:style>
    <style:style style:name="P187" style:parent-style-name="Titre3" style:family="paragraph">
      <style:paragraph-properties fo:margin-left="1.0833in" fo:text-indent="-0.9847in">
        <style:tab-stops/>
      </style:paragraph-properties>
    </style:style>
    <style:style style:name="P188" style:parent-style-name="Titre3" style:family="paragraph">
      <style:paragraph-properties fo:margin-left="1.0833in" fo:text-indent="-0.9847in">
        <style:tab-stops/>
      </style:paragraph-properties>
    </style:style>
    <style:style style:name="P189" style:parent-style-name="Titre2" style:family="paragraph">
      <style:paragraph-properties fo:margin-left="0.7875in" fo:text-indent="-0.6888in">
        <style:tab-stops/>
      </style:paragraph-properties>
    </style:style>
    <style:style style:name="P190" style:parent-style-name="Titre3" style:family="paragraph">
      <style:paragraph-properties fo:margin-left="0.7875in" fo:text-indent="-0.6888in">
        <style:tab-stops/>
      </style:paragraph-properties>
    </style:style>
    <style:style style:name="P191" style:parent-style-name="Titre3" style:family="paragraph">
      <style:paragraph-properties fo:margin-left="0.7875in" fo:text-indent="-0.6888in">
        <style:tab-stops/>
      </style:paragraph-properties>
    </style:style>
    <style:style style:name="P192" style:parent-style-name="Titre3" style:family="paragraph">
      <style:paragraph-properties fo:margin-left="0.7875in" fo:text-indent="-0.7875in">
        <style:tab-stops/>
      </style:paragraph-properties>
    </style:style>
    <style:style style:name="P193" style:parent-style-name="Titre3" style:family="paragraph">
      <style:paragraph-properties fo:margin-left="0.7875in">
        <style:tab-stops/>
      </style:paragraph-properties>
    </style:style>
    <style:style style:name="P194" style:parent-style-name="Titre5" style:family="paragraph">
      <style:paragraph-properties fo:margin-left="0.9847in" fo:text-indent="-0.8861in">
        <style:tab-stops/>
      </style:paragraph-properties>
    </style:style>
    <style:style style:name="P195" style:parent-style-name="Titre5" style:family="paragraph">
      <style:paragraph-properties fo:margin-left="0.9847in" fo:text-indent="-0.8861in">
        <style:tab-stops/>
      </style:paragraph-properties>
    </style:style>
    <style:style style:name="P196" style:parent-style-name="Titre5" style:family="paragraph">
      <style:paragraph-properties fo:margin-left="0.9847in" fo:text-indent="-0.8861in">
        <style:tab-stops/>
      </style:paragraph-properties>
    </style:style>
    <style:style style:name="P197" style:parent-style-name="Titre3" style:family="paragraph">
      <style:paragraph-properties fo:margin-left="0.8861in" fo:text-indent="-0.8861in">
        <style:tab-stops/>
      </style:paragraph-properties>
    </style:style>
    <style:style style:name="P198" style:parent-style-name="Titre5" style:family="paragraph">
      <style:paragraph-properties fo:margin-left="1.0833in" fo:text-indent="-0.9847in">
        <style:tab-stops/>
      </style:paragraph-properties>
    </style:style>
    <style:style style:name="P199" style:parent-style-name="Titre5" style:family="paragraph">
      <style:paragraph-properties fo:margin-left="1.0833in" fo:text-indent="-0.9847in">
        <style:tab-stops/>
      </style:paragraph-properties>
    </style:style>
    <style:style style:name="P200" style:parent-style-name="Titre3" style:family="paragraph">
      <style:paragraph-properties fo:margin-left="0.8861in" fo:text-indent="-0.8861in">
        <style:tab-stops/>
      </style:paragraph-properties>
    </style:style>
    <style:style style:name="P201" style:parent-style-name="Normal" style:family="paragraph">
      <style:paragraph-properties fo:margin-left="0.8861in" fo:text-indent="-0.8861in">
        <style:tab-stops/>
      </style:paragraph-properties>
    </style:style>
    <style:style style:name="P202" style:parent-style-name="Titre3" style:family="paragraph">
      <style:paragraph-properties fo:margin-left="0.8861in" fo:text-indent="-0.8861in">
        <style:tab-stops/>
      </style:paragraph-properties>
    </style:style>
    <style:style style:name="P203" style:parent-style-name="Normal" style:family="paragraph">
      <style:paragraph-properties fo:margin-left="0.8861in" fo:text-indent="-0.8861in">
        <style:tab-stops/>
      </style:paragraph-properties>
    </style:style>
    <style:style style:name="P204" style:parent-style-name="Titre3" style:family="paragraph">
      <style:paragraph-properties fo:margin-left="0.8861in" fo:text-indent="-0.8861in">
        <style:tab-stops/>
      </style:paragraph-properties>
    </style:style>
    <style:style style:name="P205" style:parent-style-name="Titre3" style:family="paragraph">
      <style:paragraph-properties fo:text-indent="-0.6972in"/>
    </style:style>
    <style:style style:name="P206" style:parent-style-name="Titre2" style:family="paragraph">
      <style:paragraph-properties fo:text-indent="-0.6972in"/>
    </style:style>
    <style:style style:name="P207" style:parent-style-name="Titre3" style:family="paragraph">
      <style:paragraph-properties fo:text-indent="-0.6972in"/>
    </style:style>
    <style:style style:name="P208" style:parent-style-name="Titre3" style:family="paragraph">
      <style:paragraph-properties fo:text-indent="-0.6972in"/>
    </style:style>
    <style:style style:name="P209" style:parent-style-name="Titre3" style:family="paragraph">
      <style:paragraph-properties fo:text-indent="-0.6972in"/>
    </style:style>
    <style:style style:name="P210" style:parent-style-name="Titre2" style:family="paragraph">
      <style:paragraph-properties fo:margin-left="0.5909in" fo:text-indent="-0.1972in">
        <style:tab-stops/>
      </style:paragraph-properties>
    </style:style>
    <style:style style:name="T211" style:parent-style-name="Élevé" style:family="text">
      <style:text-properties style:font-name-complex="Arial" fo:color="#000000" fo:font-size="16pt" style:font-size-asian="16pt"/>
    </style:style>
    <style:style style:name="T212" style:parent-style-name="Élevé" style:family="text">
      <style:text-properties style:font-name-complex="Arial" fo:color="#000000" fo:font-size="16pt" style:font-size-asian="16pt"/>
    </style:style>
    <style:style style:name="P213" style:parent-style-name="Titre2" style:family="paragraph">
      <style:paragraph-properties fo:margin-left="0.5909in" fo:margin-right="-0.3159in" fo:text-indent="-0.5909in">
        <style:tab-stops/>
      </style:paragraph-properties>
    </style:style>
    <style:style style:name="T214" style:parent-style-name="Élevé" style:family="text">
      <style:text-properties style:font-name-complex="Arial" fo:color="#000000"/>
    </style:style>
    <style:style style:name="P215" style:parent-style-name="Normal" style:family="paragraph">
      <style:paragraph-properties fo:text-align="justify" fo:line-height="150%"/>
    </style:style>
    <style:style style:name="T216" style:parent-style-name="Élevé" style:family="text">
      <style:text-properties style:font-name-complex="Arial" style:font-size-complex="9pt"/>
    </style:style>
    <style:style style:name="P217" style:parent-style-name="Corpsdetexte" style:family="paragraph">
      <style:paragraph-properties fo:text-align="justify"/>
      <style:text-properties style:font-name-complex="Arial" fo:font-weight="bold" style:font-weight-asian="bold" fo:color="#000000" fo:font-size="12pt" style:font-size-asian="12pt" fo:background-color="#FFFF00"/>
    </style:style>
    <style:style style:name="P218" style:parent-style-name="Normal" style:family="paragraph">
      <style:paragraph-properties fo:text-align="justify" fo:margin-bottom="0in" fo:line-height="150%"/>
    </style:style>
    <style:style style:name="T219" style:parent-style-name="Élevé" style:family="text">
      <style:text-properties style:font-name-complex="Arial" style:font-size-complex="9pt" fo:background-color="#FFFF00"/>
    </style:style>
    <style:style style:name="P220" style:parent-style-name="Corpsdetexte" style:family="paragraph">
      <style:paragraph-properties fo:text-align="justify" fo:margin-bottom="0in" fo:line-height="150%"/>
    </style:style>
    <style:style style:name="T221" style:parent-style-name="Élevé" style:family="text">
      <style:text-properties style:font-name-complex="Arial" fo:font-weight="bold" style:font-weight-asian="bold" fo:color="#000000"/>
    </style:style>
    <style:style style:name="T222" style:parent-style-name="Élevé" style:family="text">
      <style:text-properties style:font-name-complex="Arial" fo:font-weight="bold" style:font-weight-asian="bold" fo:color="#000000"/>
    </style:style>
    <style:style style:name="T223" style:parent-style-name="Élevé" style:family="text">
      <style:text-properties style:font-name-complex="Arial" fo:font-weight="bold" style:font-weight-asian="bold" fo:color="#000000"/>
    </style:style>
    <style:style style:name="T224" style:parent-style-name="Élevé" style:family="text">
      <style:text-properties style:font-name-complex="Arial" fo:font-weight="bold" style:font-weight-asian="bold" fo:color="#000000"/>
    </style:style>
    <style:style style:name="T225" style:parent-style-name="Élevé" style:family="text">
      <style:text-properties style:font-name-complex="Arial" fo:color="#000000"/>
    </style:style>
    <style:style style:name="T226" style:parent-style-name="Policepardéfaut" style:family="text">
      <style:text-properties style:font-name-complex="Arial" fo:color="#000000" fo:font-size="10pt" style:font-size-asian="10pt"/>
    </style:style>
    <style:style style:name="TableColumn228" style:family="table-column">
      <style:table-column-properties style:column-width="1.6701in"/>
    </style:style>
    <style:style style:name="TableColumn229" style:family="table-column">
      <style:table-column-properties style:column-width="4.6263in"/>
    </style:style>
    <style:style style:name="Table227" style:family="table">
      <style:table-properties style:width="6.2965in" fo:margin-left="0in" table:align="center"/>
    </style:style>
    <style:style style:name="TableRow230" style:family="table-row">
      <style:table-row-properties style:min-row-height="0.1472in"/>
    </style:style>
    <style:style style:name="TableCell231" style:family="table-cell">
      <style:table-cell-properties fo:border="0.0069in solid #000000" style:writing-mode="lr-tb" fo:padding-top="0in" fo:padding-left="0.075in" fo:padding-bottom="0in" fo:padding-right="0.075in"/>
    </style:style>
    <style:style style:name="P232" style:parent-style-name="Sansinterligne" style:family="paragraph">
      <style:text-properties style:font-name-complex="Arial"/>
    </style:style>
    <style:style style:name="TableCell233" style:family="table-cell">
      <style:table-cell-properties fo:border="0.0069in solid #000000" style:writing-mode="lr-tb" fo:padding-top="0in" fo:padding-left="0.075in" fo:padding-bottom="0in" fo:padding-right="0.075in"/>
    </style:style>
    <style:style style:name="P234" style:parent-style-name="Sansinterligne" style:family="paragraph">
      <style:text-properties style:font-name-complex="Arial"/>
    </style:style>
    <style:style style:name="TableRow235" style:family="table-row">
      <style:table-row-properties style:min-row-height="0.3284in"/>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Sansinterligne" style:family="paragraph">
      <style:text-properties style:font-name-complex="Arial"/>
    </style:style>
    <style:style style:name="TableCell238" style:family="table-cell">
      <style:table-cell-properties fo:border="0.0069in solid #000000" style:writing-mode="lr-tb" fo:padding-top="0in" fo:padding-left="0.075in" fo:padding-bottom="0in" fo:padding-right="0.075in"/>
    </style:style>
    <style:style style:name="P239" style:parent-style-name="Sansinterligne" style:family="paragraph">
      <style:text-properties style:font-name-complex="Arial"/>
    </style:style>
    <style:style style:name="TableRow240" style:family="table-row">
      <style:table-row-properties style:min-row-height="0.0937in"/>
    </style:style>
    <style:style style:name="P241" style:parent-style-name="Sansinterligne" style:family="paragraph">
      <style:text-properties style:font-name-complex="Arial"/>
    </style:style>
    <style:style style:name="TableCell242" style:family="table-cell">
      <style:table-cell-properties fo:border="0.0069in solid #000000" style:writing-mode="lr-tb" fo:padding-top="0in" fo:padding-left="0.075in" fo:padding-bottom="0in" fo:padding-right="0.075in"/>
    </style:style>
    <style:style style:name="P243" style:parent-style-name="Sansinterligne" style:family="paragraph">
      <style:text-properties style:font-name-complex="Arial"/>
    </style:style>
    <style:style style:name="TableRow244" style:family="table-row">
      <style:table-row-properties style:min-row-height="0.0458in"/>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Sansinterligne" style:family="paragraph">
      <style:text-properties style:font-name-complex="Arial"/>
    </style:style>
    <style:style style:name="TableCell247" style:family="table-cell">
      <style:table-cell-properties fo:border="0.0069in solid #000000" style:writing-mode="lr-tb" fo:padding-top="0in" fo:padding-left="0.075in" fo:padding-bottom="0in" fo:padding-right="0.075in"/>
    </style:style>
    <style:style style:name="P248" style:parent-style-name="Sansinterligne" style:family="paragraph">
      <style:text-properties style:font-name-complex="Arial"/>
    </style:style>
    <style:style style:name="TableRow249" style:family="table-row">
      <style:table-row-properties style:min-row-height="0.0937in"/>
    </style:style>
    <style:style style:name="P250" style:parent-style-name="Sansinterligne" style:family="paragraph">
      <style:text-properties style:font-name-complex="Arial"/>
    </style:style>
    <style:style style:name="TableCell251" style:family="table-cell">
      <style:table-cell-properties fo:border="0.0069in solid #000000" style:writing-mode="lr-tb" fo:padding-top="0in" fo:padding-left="0.075in" fo:padding-bottom="0in" fo:padding-right="0.075in"/>
    </style:style>
    <style:style style:name="P252" style:parent-style-name="Sansinterligne" style:family="paragraph">
      <style:text-properties style:font-name-complex="Arial"/>
    </style:style>
    <style:style style:name="TableRow253" style:family="table-row">
      <style:table-row-properties style:min-row-height="0.0937in"/>
    </style:style>
    <style:style style:name="P254" style:parent-style-name="Sansinterligne" style:family="paragraph">
      <style:text-properties style:font-name-complex="Arial"/>
    </style:style>
    <style:style style:name="TableCell255" style:family="table-cell">
      <style:table-cell-properties fo:border="0.0069in solid #000000" style:writing-mode="lr-tb" fo:padding-top="0in" fo:padding-left="0.075in" fo:padding-bottom="0in" fo:padding-right="0.075in"/>
    </style:style>
    <style:style style:name="P256" style:parent-style-name="Sansinterligne" style:family="paragraph">
      <style:text-properties style:font-name-complex="Arial"/>
    </style:style>
    <style:style style:name="TableRow257" style:family="table-row">
      <style:table-row-properties style:min-row-height="0.0937in"/>
    </style:style>
    <style:style style:name="P258" style:parent-style-name="Sansinterligne" style:family="paragraph">
      <style:text-properties style:font-name-complex="Arial"/>
    </style:style>
    <style:style style:name="TableCell259" style:family="table-cell">
      <style:table-cell-properties fo:border="0.0069in solid #000000" style:writing-mode="lr-tb" fo:padding-top="0in" fo:padding-left="0.075in" fo:padding-bottom="0in" fo:padding-right="0.075in"/>
    </style:style>
    <style:style style:name="P260" style:parent-style-name="Sansinterligne" style:family="paragraph">
      <style:text-properties style:font-name-complex="Arial"/>
    </style:style>
    <style:style style:name="TableRow261" style:family="table-row">
      <style:table-row-properties style:min-row-height="0.0937in"/>
    </style:style>
    <style:style style:name="P262" style:parent-style-name="Sansinterligne" style:family="paragraph">
      <style:text-properties style:font-name-complex="Arial"/>
    </style:style>
    <style:style style:name="TableCell263" style:family="table-cell">
      <style:table-cell-properties fo:border="0.0069in solid #000000" style:writing-mode="lr-tb" fo:padding-top="0in" fo:padding-left="0.075in" fo:padding-bottom="0in" fo:padding-right="0.075in"/>
    </style:style>
    <style:style style:name="P264" style:parent-style-name="Sansinterligne" style:family="paragraph">
      <style:text-properties style:font-name-complex="Arial"/>
    </style:style>
    <style:style style:name="TableRow265" style:family="table-row">
      <style:table-row-properties style:min-row-height="0.0937in"/>
    </style:style>
    <style:style style:name="P266" style:parent-style-name="Sansinterligne" style:family="paragraph">
      <style:text-properties style:font-name-complex="Arial"/>
    </style:style>
    <style:style style:name="TableCell267" style:family="table-cell">
      <style:table-cell-properties fo:border="0.0069in solid #000000" style:writing-mode="lr-tb" fo:padding-top="0in" fo:padding-left="0.075in" fo:padding-bottom="0in" fo:padding-right="0.075in"/>
    </style:style>
    <style:style style:name="P268" style:parent-style-name="Sansinterligne" style:family="paragraph">
      <style:text-properties style:font-name-complex="Arial"/>
    </style:style>
    <style:style style:name="TableRow269" style:family="table-row">
      <style:table-row-properties style:min-row-height="0.2937in"/>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Sansinterligne" style:family="paragraph">
      <style:text-properties style:font-name-complex="Arial"/>
    </style:style>
    <style:style style:name="TableCell272" style:family="table-cell">
      <style:table-cell-properties fo:border="0.0069in solid #000000" style:writing-mode="lr-tb" fo:padding-top="0in" fo:padding-left="0.075in" fo:padding-bottom="0in" fo:padding-right="0.075in"/>
    </style:style>
    <style:style style:name="P273" style:parent-style-name="Sansinterligne" style:family="paragraph">
      <style:text-properties style:font-name-complex="Arial"/>
    </style:style>
    <style:style style:name="TableRow274" style:family="table-row">
      <style:table-row-properties style:min-row-height="0.0937in"/>
    </style:style>
    <style:style style:name="P275" style:parent-style-name="Sansinterligne" style:family="paragraph">
      <style:text-properties style:font-name-complex="Arial"/>
    </style:style>
    <style:style style:name="TableCell276" style:family="table-cell">
      <style:table-cell-properties fo:border="0.0069in solid #000000" style:writing-mode="lr-tb" fo:padding-top="0in" fo:padding-left="0.075in" fo:padding-bottom="0in" fo:padding-right="0.075in"/>
    </style:style>
    <style:style style:name="P277" style:parent-style-name="Sansinterligne" style:family="paragraph">
      <style:text-properties style:font-name-complex="Arial"/>
    </style:style>
    <style:style style:name="TableRow278" style:family="table-row">
      <style:table-row-properties style:min-row-height="0.4409in"/>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Sansinterligne" style:family="paragraph">
      <style:text-properties style:font-name-complex="Arial"/>
    </style:style>
    <style:style style:name="TableCell281" style:family="table-cell">
      <style:table-cell-properties fo:border="0.0069in solid #000000" style:writing-mode="lr-tb" fo:padding-top="0in" fo:padding-left="0.075in" fo:padding-bottom="0in" fo:padding-right="0.075in"/>
    </style:style>
    <style:style style:name="P282" style:parent-style-name="Sansinterligne" style:family="paragraph">
      <style:text-properties style:font-name-complex="Arial"/>
    </style:style>
    <style:style style:name="TableRow283" style:family="table-row">
      <style:table-row-properties style:min-row-height="0.0937in"/>
    </style:style>
    <style:style style:name="P284" style:parent-style-name="Sansinterligne" style:family="paragraph">
      <style:text-properties style:font-name-complex="Arial"/>
    </style:style>
    <style:style style:name="TableCell285" style:family="table-cell">
      <style:table-cell-properties fo:border="0.0069in solid #000000" style:writing-mode="lr-tb" fo:padding-top="0in" fo:padding-left="0.075in" fo:padding-bottom="0in" fo:padding-right="0.075in"/>
    </style:style>
    <style:style style:name="P286" style:parent-style-name="Sansinterligne" style:family="paragraph">
      <style:text-properties style:font-name-complex="Arial"/>
    </style:style>
    <style:style style:name="P287" style:parent-style-name="Légende" style:family="paragraph">
      <style:paragraph-properties fo:text-align="justify" fo:line-height="115%"/>
    </style:style>
    <style:style style:name="T288" style:parent-style-name="Policepardéfaut" style:family="text">
      <style:text-properties style:font-name-complex="Arial" fo:color="#000000"/>
    </style:style>
    <style:style style:name="P289" style:parent-style-name="Normal" style:family="paragraph">
      <style:paragraph-properties fo:text-align="justify" fo:margin-bottom="0in" fo:line-height="150%"/>
    </style:style>
    <style:style style:name="T290" style:parent-style-name="Élevé" style:family="text">
      <style:text-properties style:font-name-complex="Arial" style:font-size-complex="9pt"/>
    </style:style>
    <style:style style:name="T291" style:parent-style-name="Élevé" style:family="text">
      <style:text-properties style:font-name-complex="Arial" style:font-size-complex="9pt"/>
    </style:style>
    <style:style style:name="T292" style:parent-style-name="Élevé" style:family="text">
      <style:text-properties style:font-name-complex="Arial" style:font-size-complex="9pt"/>
    </style:style>
    <style:style style:name="T293" style:parent-style-name="Élevé" style:family="text">
      <style:text-properties style:font-name-complex="Arial" style:font-size-complex="9pt"/>
    </style:style>
    <style:style style:name="T294" style:parent-style-name="Élevé" style:family="text">
      <style:text-properties style:font-name-complex="Arial" style:font-size-complex="9pt"/>
    </style:style>
    <style:style style:name="P295" style:parent-style-name="Corpsdetexte" style:family="paragraph">
      <style:paragraph-properties fo:text-align="justify" fo:margin-bottom="0in" fo:line-height="150%"/>
    </style:style>
    <style:style style:name="T296" style:parent-style-name="Élevé" style:family="text">
      <style:text-properties style:font-name-complex="Arial" fo:font-weight="bold" style:font-weight-asian="bold" fo:color="#000000"/>
    </style:style>
    <style:style style:name="T297" style:parent-style-name="Élevé" style:family="text">
      <style:text-properties style:font-name-complex="Arial" fo:font-weight="bold" style:font-weight-asian="bold" fo:color="#000000"/>
    </style:style>
    <style:style style:name="T298" style:parent-style-name="Élevé" style:family="text">
      <style:text-properties style:font-name-complex="Arial" fo:font-weight="bold" style:font-weight-asian="bold" fo:color="#000000"/>
    </style:style>
    <style:style style:name="T299" style:parent-style-name="Élevé" style:family="text">
      <style:text-properties style:font-name-complex="Arial" fo:font-weight="bold" style:font-weight-asian="bold" fo:color="#000000"/>
    </style:style>
    <style:style style:name="T300" style:parent-style-name="Élevé" style:family="text">
      <style:text-properties style:font-name-complex="Arial" fo:color="#000000"/>
    </style:style>
    <style:style style:name="T301" style:parent-style-name="Policepardéfaut" style:family="text">
      <style:text-properties style:font-name-complex="Arial" fo:color="#000000" fo:font-size="10pt" style:font-size-asian="10pt"/>
    </style:style>
    <style:style style:name="TableColumn303" style:family="table-column">
      <style:table-column-properties style:column-width="1.3986in" style:use-optimal-column-width="false"/>
    </style:style>
    <style:style style:name="TableColumn304" style:family="table-column">
      <style:table-column-properties style:column-width="4.8236in" style:use-optimal-column-width="false"/>
    </style:style>
    <style:style style:name="Table302" style:family="table">
      <style:table-properties style:width="6.2222in" fo:margin-left="-0.0236in" table:align="left"/>
    </style:style>
    <style:style style:name="TableRow305" style:family="table-row">
      <style:table-row-properties style:min-row-height="0.1451in"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ansinterligne" style:family="paragraph">
      <style:paragraph-properties fo:text-align="center"/>
      <style:text-properties style:font-name-complex="Arial" style:font-size-complex="10pt"/>
    </style:style>
    <style:style style:name="TableCell308" style:family="table-cell">
      <style:table-cell-properties fo:border="0.0069in solid #000000" style:writing-mode="lr-tb" fo:padding-top="0in" fo:padding-left="0.075in" fo:padding-bottom="0in" fo:padding-right="0.075in"/>
    </style:style>
    <style:style style:name="P309" style:parent-style-name="Sansinterligne" style:family="paragraph">
      <style:paragraph-properties fo:text-align="center"/>
      <style:text-properties style:font-name-complex="Arial" style:font-size-complex="10pt"/>
    </style:style>
    <style:style style:name="TableRow310" style:family="table-row">
      <style:table-row-properties style:min-row-height="0.2902in" style:use-optimal-row-height="false"/>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Sansinterligne" style:family="paragraph">
      <style:text-properties style:font-name-complex="Arial" style:font-size-complex="10pt"/>
    </style:style>
    <style:style style:name="TableCell313" style:family="table-cell">
      <style:table-cell-properties fo:border="0.0069in solid #000000" style:writing-mode="lr-tb" fo:padding-top="0in" fo:padding-left="0.075in" fo:padding-bottom="0in" fo:padding-right="0.075in"/>
    </style:style>
    <style:style style:name="P314" style:parent-style-name="Sansinterligne" style:family="paragraph">
      <style:text-properties style:font-name-complex="Arial" style:font-size-complex="10pt"/>
    </style:style>
    <style:style style:name="TableRow315" style:family="table-row">
      <style:table-row-properties style:min-row-height="0.3097in" style:use-optimal-row-height="false"/>
    </style:style>
    <style:style style:name="P316" style:parent-style-name="Sansinterligne" style:family="paragraph">
      <style:text-properties style:font-name-complex="Arial" style:font-size-complex="10pt"/>
    </style:style>
    <style:style style:name="TableCell317" style:family="table-cell">
      <style:table-cell-properties fo:border="0.0069in solid #000000" style:writing-mode="lr-tb" fo:padding-top="0in" fo:padding-left="0.075in" fo:padding-bottom="0in" fo:padding-right="0.075in"/>
    </style:style>
    <style:style style:name="P318" style:parent-style-name="Sansinterligne" style:family="paragraph">
      <style:text-properties style:font-name-complex="Arial" style:font-size-complex="10pt"/>
    </style:style>
    <style:style style:name="TableRow319" style:family="table-row">
      <style:table-row-properties style:min-row-height="0.2902in" style:use-optimal-row-height="false"/>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Sansinterligne" style:family="paragraph">
      <style:text-properties style:font-name-complex="Arial" style:font-size-complex="10pt"/>
    </style:style>
    <style:style style:name="P322" style:parent-style-name="Sansinterligne" style:family="paragraph">
      <style:text-properties style:font-name-complex="Arial" style:font-size-complex="10pt"/>
    </style:style>
    <style:style style:name="TableCell323" style:family="table-cell">
      <style:table-cell-properties fo:border="0.0069in solid #000000" style:writing-mode="lr-tb" fo:padding-top="0in" fo:padding-left="0.075in" fo:padding-bottom="0in" fo:padding-right="0.075in"/>
    </style:style>
    <style:style style:name="P324" style:parent-style-name="Sansinterligne" style:family="paragraph">
      <style:text-properties style:font-name-complex="Arial" style:font-size-complex="10pt"/>
    </style:style>
    <style:style style:name="TableRow325" style:family="table-row">
      <style:table-row-properties style:min-row-height="0.3in" style:use-optimal-row-height="false"/>
    </style:style>
    <style:style style:name="P326" style:parent-style-name="Sansinterligne" style:family="paragraph">
      <style:text-properties style:font-name-complex="Arial" style:font-size-complex="10pt"/>
    </style:style>
    <style:style style:name="TableCell327" style:family="table-cell">
      <style:table-cell-properties fo:border="0.0069in solid #000000" style:writing-mode="lr-tb" fo:padding-top="0in" fo:padding-left="0.075in" fo:padding-bottom="0in" fo:padding-right="0.075in"/>
    </style:style>
    <style:style style:name="P328" style:parent-style-name="Sansinterligne" style:family="paragraph">
      <style:text-properties style:font-name-complex="Arial" style:font-size-complex="10pt"/>
    </style:style>
    <style:style style:name="TableRow329" style:family="table-row">
      <style:table-row-properties style:min-row-height="0.3097in" style:use-optimal-row-height="false"/>
    </style:style>
    <style:style style:name="P330" style:parent-style-name="Sansinterligne" style:family="paragraph">
      <style:text-properties style:font-name-complex="Arial"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Sansinterligne" style:family="paragraph">
      <style:text-properties style:font-name-complex="Arial" style:font-size-complex="10pt"/>
    </style:style>
    <style:style style:name="TableRow333" style:family="table-row">
      <style:table-row-properties style:min-row-height="0.0486in" style:use-optimal-row-height="false"/>
    </style:style>
    <style:style style:name="P334" style:parent-style-name="Sansinterligne" style:family="paragraph">
      <style:text-properties style:font-name-complex="Arial" style:font-size-complex="10pt"/>
    </style:style>
    <style:style style:name="TableCell335" style:family="table-cell">
      <style:table-cell-properties fo:border="0.0069in solid #000000" style:writing-mode="lr-tb" fo:padding-top="0in" fo:padding-left="0.075in" fo:padding-bottom="0in" fo:padding-right="0.075in"/>
    </style:style>
    <style:style style:name="P336" style:parent-style-name="Sansinterligne" style:family="paragraph">
      <style:text-properties style:font-name-complex="Arial" style:font-size-complex="10pt"/>
    </style:style>
    <style:style style:name="TableRow337" style:family="table-row">
      <style:table-row-properties style:min-row-height="0.3097in" style:use-optimal-row-height="false"/>
    </style:style>
    <style:style style:name="P338" style:parent-style-name="Sansinterligne" style:family="paragraph">
      <style:text-properties style:font-name-complex="Arial" style:font-size-complex="10pt"/>
    </style:style>
    <style:style style:name="TableCell339" style:family="table-cell">
      <style:table-cell-properties fo:border="0.0069in solid #000000" style:writing-mode="lr-tb" fo:padding-top="0in" fo:padding-left="0.075in" fo:padding-bottom="0in" fo:padding-right="0.075in"/>
    </style:style>
    <style:style style:name="P340" style:parent-style-name="Sansinterligne" style:family="paragraph">
      <style:text-properties style:font-name-complex="Arial" style:font-size-complex="10pt"/>
    </style:style>
    <style:style style:name="TableRow341" style:family="table-row">
      <style:table-row-properties style:min-row-height="0.3in" style:use-optimal-row-height="false"/>
    </style:style>
    <style:style style:name="P342" style:parent-style-name="Sansinterligne" style:family="paragraph">
      <style:text-properties style:font-name-complex="Arial"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Sansinterligne" style:family="paragraph">
      <style:text-properties style:font-name-complex="Arial" style:font-size-complex="10pt"/>
    </style:style>
    <style:style style:name="TableRow345" style:family="table-row">
      <style:table-row-properties style:min-row-height="0.3in" style:use-optimal-row-height="false"/>
    </style:style>
    <style:style style:name="P346" style:parent-style-name="Sansinterligne" style:family="paragraph">
      <style:text-properties style:font-name-complex="Arial"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Sansinterligne" style:family="paragraph">
      <style:text-properties style:font-name-complex="Arial" style:font-size-complex="10pt"/>
    </style:style>
    <style:style style:name="TableRow349" style:family="table-row">
      <style:table-row-properties style:min-row-height="0.3097in" style:use-optimal-row-height="false"/>
    </style:style>
    <style:style style:name="P350" style:parent-style-name="Sansinterligne" style:family="paragraph">
      <style:text-properties style:font-name-complex="Arial"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Sansinterligne" style:family="paragraph">
      <style:text-properties style:font-name-complex="Arial" style:font-size-complex="10pt"/>
    </style:style>
    <style:style style:name="TableRow353" style:family="table-row">
      <style:table-row-properties style:min-row-height="0.3in" style:use-optimal-row-height="false"/>
    </style:style>
    <style:style style:name="P354" style:parent-style-name="Sansinterligne" style:family="paragraph">
      <style:text-properties style:font-name-complex="Arial" style:font-size-complex="10pt"/>
    </style:style>
    <style:style style:name="TableCell355" style:family="table-cell">
      <style:table-cell-properties fo:border="0.0069in solid #000000" style:writing-mode="lr-tb" fo:padding-top="0in" fo:padding-left="0.075in" fo:padding-bottom="0in" fo:padding-right="0.075in"/>
    </style:style>
    <style:style style:name="P356" style:parent-style-name="Sansinterligne" style:family="paragraph">
      <style:text-properties style:font-name-complex="Arial" style:font-size-complex="10pt"/>
    </style:style>
    <style:style style:name="TableRow357" style:family="table-row">
      <style:table-row-properties style:min-row-height="0.1645in" style:use-optimal-row-height="false"/>
    </style:style>
    <style:style style:name="P358" style:parent-style-name="Sansinterligne" style:family="paragraph">
      <style:text-properties style:font-name-complex="Arial"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Sansinterligne" style:family="paragraph">
      <style:text-properties style:font-name-complex="Arial" style:font-size-complex="10pt"/>
    </style:style>
    <style:style style:name="TableRow361" style:family="table-row">
      <style:table-row-properties style:min-row-height="0.2902in" style:use-optimal-row-height="false"/>
    </style:style>
    <style:style style:name="P362" style:parent-style-name="Sansinterligne" style:family="paragraph">
      <style:text-properties style:font-name-complex="Arial" style:font-size-complex="10pt"/>
    </style:style>
    <style:style style:name="TableCell363" style:family="table-cell">
      <style:table-cell-properties fo:border="0.0069in solid #000000" style:writing-mode="lr-tb" fo:padding-top="0in" fo:padding-left="0.075in" fo:padding-bottom="0in" fo:padding-right="0.075in"/>
    </style:style>
    <style:style style:name="P364" style:parent-style-name="Sansinterligne" style:family="paragraph">
      <style:text-properties style:font-name-complex="Arial" style:font-size-complex="10pt"/>
    </style:style>
    <style:style style:name="TableRow365" style:family="table-row">
      <style:table-row-properties style:min-row-height="0.2902in" style:use-optimal-row-height="false"/>
    </style:style>
    <style:style style:name="P366" style:parent-style-name="Sansinterligne" style:family="paragraph">
      <style:text-properties style:font-name-complex="Arial" style:font-size-complex="10pt"/>
    </style:style>
    <style:style style:name="TableCell367" style:family="table-cell">
      <style:table-cell-properties fo:border="0.0069in solid #000000" style:writing-mode="lr-tb" fo:padding-top="0in" fo:padding-left="0.075in" fo:padding-bottom="0in" fo:padding-right="0.075in"/>
    </style:style>
    <style:style style:name="P368" style:parent-style-name="Sansinterligne" style:family="paragraph">
      <style:text-properties style:font-name-complex="Arial" style:font-size-complex="10pt"/>
    </style:style>
    <style:style style:name="TableRow369" style:family="table-row">
      <style:table-row-properties style:min-row-height="0.2902in" style:use-optimal-row-height="false"/>
    </style:style>
    <style:style style:name="P370" style:parent-style-name="Sansinterligne" style:family="paragraph">
      <style:text-properties style:font-name-complex="Arial" style:font-size-complex="10pt"/>
    </style:style>
    <style:style style:name="TableCell371" style:family="table-cell">
      <style:table-cell-properties fo:border="0.0069in solid #000000" style:writing-mode="lr-tb" fo:padding-top="0in" fo:padding-left="0.075in" fo:padding-bottom="0in" fo:padding-right="0.075in"/>
    </style:style>
    <style:style style:name="P372" style:parent-style-name="Sansinterligne" style:family="paragraph">
      <style:text-properties style:font-name-complex="Arial" style:font-size-complex="10pt"/>
    </style:style>
    <style:style style:name="TableRow373" style:family="table-row">
      <style:table-row-properties style:min-row-height="0.2902in" style:use-optimal-row-height="false"/>
    </style:style>
    <style:style style:name="P374" style:parent-style-name="Sansinterligne" style:family="paragraph">
      <style:text-properties style:font-name-complex="Arial" style:font-size-complex="10pt"/>
    </style:style>
    <style:style style:name="TableCell375" style:family="table-cell">
      <style:table-cell-properties fo:border="0.0069in solid #000000" style:writing-mode="lr-tb" fo:padding-top="0in" fo:padding-left="0.075in" fo:padding-bottom="0in" fo:padding-right="0.075in"/>
    </style:style>
    <style:style style:name="P376" style:parent-style-name="Sansinterligne" style:family="paragraph">
      <style:text-properties style:font-name-complex="Arial" style:font-size-complex="10pt"/>
    </style:style>
    <style:style style:name="TableRow377" style:family="table-row">
      <style:table-row-properties style:min-row-height="0.2902in" style:use-optimal-row-height="false"/>
    </style:style>
    <style:style style:name="P378" style:parent-style-name="Sansinterligne" style:family="paragraph">
      <style:text-properties style:font-name-complex="Arial"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Sansinterligne" style:family="paragraph">
      <style:text-properties style:font-name-complex="Arial" style:font-size-complex="10pt"/>
    </style:style>
    <style:style style:name="TableRow381" style:family="table-row">
      <style:table-row-properties style:min-row-height="0.2902in" style:use-optimal-row-height="false"/>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Sansinterligne" style:family="paragraph">
      <style:text-properties style:font-name-complex="Arial" style:font-size-complex="10pt"/>
    </style:style>
    <style:style style:name="TableCell384" style:family="table-cell">
      <style:table-cell-properties fo:border="0.0069in solid #000000" style:writing-mode="lr-tb" fo:padding-top="0in" fo:padding-left="0.075in" fo:padding-bottom="0in" fo:padding-right="0.075in"/>
    </style:style>
    <style:style style:name="P385" style:parent-style-name="Sansinterligne" style:family="paragraph">
      <style:text-properties style:font-name-complex="Arial" style:font-size-complex="10pt"/>
    </style:style>
    <style:style style:name="TableRow386" style:family="table-row">
      <style:table-row-properties style:min-row-height="0.0486in" style:use-optimal-row-height="false"/>
    </style:style>
    <style:style style:name="P387" style:parent-style-name="Sansinterligne" style:family="paragraph">
      <style:text-properties style:font-name-complex="Arial" style:font-size-complex="10pt"/>
    </style:style>
    <style:style style:name="TableCell388" style:family="table-cell">
      <style:table-cell-properties fo:border="0.0069in solid #000000" style:writing-mode="lr-tb" fo:padding-top="0in" fo:padding-left="0.075in" fo:padding-bottom="0in" fo:padding-right="0.075in"/>
    </style:style>
    <style:style style:name="P389" style:parent-style-name="Sansinterligne" style:family="paragraph">
      <style:text-properties style:font-name-complex="Arial" style:font-size-complex="10pt"/>
    </style:style>
    <style:style style:name="P390" style:parent-style-name="Légende" style:family="paragraph">
      <style:paragraph-properties fo:text-align="justify" fo:line-height="115%"/>
    </style:style>
    <style:style style:name="T391" style:parent-style-name="Élevé" style:family="text">
      <style:text-properties style:font-name-complex="Arial"/>
    </style:style>
    <style:style style:name="P392" style:parent-style-name="Légende" style:family="paragraph">
      <style:paragraph-properties fo:text-align="justify" fo:line-height="150%"/>
    </style:style>
    <style:style style:name="T393" style:parent-style-name="Élevé" style:family="text">
      <style:text-properties style:font-name-complex="Arial"/>
    </style:style>
    <style:style style:name="T394" style:parent-style-name="Élevé" style:family="text">
      <style:text-properties style:font-name-complex="Arial"/>
    </style:style>
    <style:style style:name="T395" style:parent-style-name="Élevé" style:family="text">
      <style:text-properties style:font-name-complex="Arial"/>
    </style:style>
    <style:style style:name="T396" style:parent-style-name="Élevé" style:family="text">
      <style:text-properties style:font-name-complex="Arial"/>
    </style:style>
    <style:style style:name="T397" style:parent-style-name="Élevé" style:family="text">
      <style:text-properties style:font-name-complex="Arial"/>
    </style:style>
    <style:style style:name="T398" style:parent-style-name="Élevé" style:family="text">
      <style:text-properties style:font-name-complex="Arial" style:text-position="super 66.6%"/>
    </style:style>
    <style:style style:name="P399" style:parent-style-name="Notedebasdepage" style:family="paragraph">
      <style:paragraph-properties style:contextual-spacing="true" fo:text-align="justify"/>
    </style:style>
    <style:style style:name="T400" style:parent-style-name="Policepardéfaut" style:family="text">
      <style:text-properties style:font-name-complex="Arial" fo:font-size="8pt" style:font-size-asian="8pt" style:font-size-complex="8pt"/>
    </style:style>
    <style:style style:name="T401" style:parent-style-name="Policepardéfaut" style:family="text">
      <style:text-properties style:font-name-complex="Arial" fo:font-style="italic" style:font-style-asian="italic" fo:font-size="8pt" style:font-size-asian="8pt" style:font-size-complex="8pt"/>
    </style:style>
    <style:style style:name="T402" style:parent-style-name="Policepardéfaut" style:family="text">
      <style:text-properties style:font-name-complex="Arial" fo:font-size="8pt" style:font-size-asian="8pt" style:font-size-complex="8pt"/>
    </style:style>
    <style:style style:name="T403" style:parent-style-name="Élevé" style:family="text">
      <style:text-properties style:font-name-complex="Arial"/>
    </style:style>
    <style:style style:name="P404" style:parent-style-name="Corpsdetexte" style:family="paragraph">
      <style:paragraph-properties fo:text-align="justify" fo:margin-bottom="0in" fo:line-height="150%"/>
    </style:style>
    <style:style style:name="T405" style:parent-style-name="Élevé" style:family="text">
      <style:text-properties style:font-name-complex="Arial" fo:font-weight="bold" style:font-weight-asian="bold" fo:color="#000000"/>
    </style:style>
    <style:style style:name="T406" style:parent-style-name="Élevé" style:family="text">
      <style:text-properties style:font-name-complex="Arial" fo:font-weight="bold" style:font-weight-asian="bold" fo:color="#000000"/>
    </style:style>
    <style:style style:name="T407" style:parent-style-name="Élevé" style:family="text">
      <style:text-properties style:font-name-complex="Arial" fo:font-weight="bold" style:font-weight-asian="bold" fo:color="#000000"/>
    </style:style>
    <style:style style:name="T408" style:parent-style-name="Élevé" style:family="text">
      <style:text-properties style:font-name-complex="Arial" fo:font-weight="bold" style:font-weight-asian="bold" fo:color="#000000"/>
    </style:style>
    <style:style style:name="T409" style:parent-style-name="Élevé" style:family="text">
      <style:text-properties style:font-name-complex="Arial" fo:color="#000000"/>
    </style:style>
    <style:style style:name="T410" style:parent-style-name="Policepardéfaut" style:family="text">
      <style:text-properties style:font-name-complex="Arial" fo:color="#000000" fo:font-size="10pt" style:font-size-asian="10pt"/>
    </style:style>
    <style:style style:name="TableColumn412" style:family="table-column">
      <style:table-column-properties style:column-width="0.8722in"/>
    </style:style>
    <style:style style:name="TableColumn413" style:family="table-column">
      <style:table-column-properties style:column-width="5.6013in"/>
    </style:style>
    <style:style style:name="Table411" style:family="table">
      <style:table-properties style:width="6.4736in" fo:margin-left="0in" table:align="left"/>
    </style:style>
    <style:style style:name="TableRow414" style:family="table-row">
      <style:table-row-properties style:min-row-height="0.1291in"/>
    </style:style>
    <style:style style:name="TableCell415" style:family="table-cell">
      <style:table-cell-properties fo:border="0.0069in solid #000000" style:writing-mode="lr-tb" fo:padding-top="0in" fo:padding-left="0.075in" fo:padding-bottom="0in" fo:padding-right="0.075in"/>
    </style:style>
    <style:style style:name="P416" style:parent-style-name="Sansinterligne" style:family="paragraph">
      <style:text-properties style:font-name-complex="Arial"/>
    </style:style>
    <style:style style:name="TableCell417" style:family="table-cell">
      <style:table-cell-properties fo:border="0.0069in solid #000000" style:writing-mode="lr-tb" fo:padding-top="0in" fo:padding-left="0.075in" fo:padding-bottom="0in" fo:padding-right="0.075in"/>
    </style:style>
    <style:style style:name="P418" style:parent-style-name="Sansinterligne" style:family="paragraph">
      <style:text-properties style:font-name-complex="Arial"/>
    </style:style>
    <style:style style:name="TableRow419" style:family="table-row">
      <style:table-row-properties style:min-row-height="0.2576in"/>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Sansinterligne" style:family="paragraph">
      <style:text-properties style:font-name-complex="Arial"/>
    </style:style>
    <style:style style:name="TableCell422" style:family="table-cell">
      <style:table-cell-properties fo:border="0.0069in solid #000000" style:writing-mode="lr-tb" fo:padding-top="0in" fo:padding-left="0.075in" fo:padding-bottom="0in" fo:padding-right="0.075in"/>
    </style:style>
    <style:style style:name="P423" style:parent-style-name="Sansinterligne" style:family="paragraph">
      <style:text-properties style:font-name-complex="Arial"/>
    </style:style>
    <style:style style:name="TableRow424" style:family="table-row">
      <style:table-row-properties style:min-row-height="0.2666in"/>
    </style:style>
    <style:style style:name="P425" style:parent-style-name="Sansinterligne" style:family="paragraph">
      <style:text-properties style:font-name-complex="Arial"/>
    </style:style>
    <style:style style:name="TableCell426" style:family="table-cell">
      <style:table-cell-properties fo:border="0.0069in solid #000000" style:writing-mode="lr-tb" fo:padding-top="0in" fo:padding-left="0.075in" fo:padding-bottom="0in" fo:padding-right="0.075in"/>
    </style:style>
    <style:style style:name="P427" style:parent-style-name="Sansinterligne" style:family="paragraph">
      <style:text-properties style:font-name-complex="Arial"/>
    </style:style>
    <style:style style:name="TableRow428" style:family="table-row">
      <style:table-row-properties style:min-row-height="0.2666in"/>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Sansinterligne" style:family="paragraph">
      <style:text-properties style:font-name-complex="Arial"/>
    </style:style>
    <style:style style:name="TableCell431" style:family="table-cell">
      <style:table-cell-properties fo:border="0.0069in solid #000000" style:writing-mode="lr-tb" fo:padding-top="0in" fo:padding-left="0.075in" fo:padding-bottom="0in" fo:padding-right="0.075in"/>
    </style:style>
    <style:style style:name="P432" style:parent-style-name="Sansinterligne" style:family="paragraph">
      <style:text-properties style:font-name-complex="Arial"/>
    </style:style>
    <style:style style:name="TableRow433" style:family="table-row">
      <style:table-row-properties style:min-row-height="0.2666in"/>
    </style:style>
    <style:style style:name="P434" style:parent-style-name="Sansinterligne" style:family="paragraph">
      <style:text-properties style:font-name-complex="Arial"/>
    </style:style>
    <style:style style:name="TableCell435" style:family="table-cell">
      <style:table-cell-properties fo:border="0.0069in solid #000000" style:writing-mode="lr-tb" fo:padding-top="0in" fo:padding-left="0.075in" fo:padding-bottom="0in" fo:padding-right="0.075in"/>
    </style:style>
    <style:style style:name="P436" style:parent-style-name="Sansinterligne" style:family="paragraph">
      <style:text-properties style:font-name-complex="Arial"/>
    </style:style>
    <style:style style:name="TableRow437" style:family="table-row">
      <style:table-row-properties style:min-row-height="0.1465in"/>
    </style:style>
    <style:style style:name="P438" style:parent-style-name="Sansinterligne" style:family="paragraph">
      <style:text-properties style:font-name-complex="Arial"/>
    </style:style>
    <style:style style:name="TableCell439" style:family="table-cell">
      <style:table-cell-properties fo:border="0.0069in solid #000000" style:writing-mode="lr-tb" fo:padding-top="0in" fo:padding-left="0.075in" fo:padding-bottom="0in" fo:padding-right="0.075in"/>
    </style:style>
    <style:style style:name="P440" style:parent-style-name="Sansinterligne" style:family="paragraph">
      <style:text-properties style:font-name-complex="Arial"/>
    </style:style>
    <style:style style:name="TableRow441" style:family="table-row">
      <style:table-row-properties style:min-row-height="0.2666in"/>
    </style:style>
    <style:style style:name="P442" style:parent-style-name="Sansinterligne" style:family="paragraph">
      <style:text-properties style:font-name-complex="Arial"/>
    </style:style>
    <style:style style:name="TableCell443" style:family="table-cell">
      <style:table-cell-properties fo:border="0.0069in solid #000000" style:writing-mode="lr-tb" fo:padding-top="0in" fo:padding-left="0.075in" fo:padding-bottom="0in" fo:padding-right="0.075in"/>
    </style:style>
    <style:style style:name="P444" style:parent-style-name="Sansinterligne" style:family="paragraph">
      <style:text-properties style:font-name-complex="Arial"/>
    </style:style>
    <style:style style:name="TableRow445" style:family="table-row">
      <style:table-row-properties style:min-row-height="0.2666in"/>
    </style:style>
    <style:style style:name="P446" style:parent-style-name="Sansinterligne" style:family="paragraph">
      <style:text-properties style:font-name-complex="Arial"/>
    </style:style>
    <style:style style:name="TableCell447" style:family="table-cell">
      <style:table-cell-properties fo:border="0.0069in solid #000000" style:writing-mode="lr-tb" fo:padding-top="0in" fo:padding-left="0.075in" fo:padding-bottom="0in" fo:padding-right="0.075in"/>
    </style:style>
    <style:style style:name="P448" style:parent-style-name="Sansinterligne" style:family="paragraph">
      <style:text-properties style:font-name-complex="Arial"/>
    </style:style>
    <style:style style:name="TableRow449" style:family="table-row">
      <style:table-row-properties style:min-row-height="0.2666in"/>
    </style:style>
    <style:style style:name="P450" style:parent-style-name="Sansinterligne" style:family="paragraph">
      <style:text-properties style:font-name-complex="Arial"/>
    </style:style>
    <style:style style:name="TableCell451" style:family="table-cell">
      <style:table-cell-properties fo:border="0.0069in solid #000000" style:writing-mode="lr-tb" fo:padding-top="0in" fo:padding-left="0.075in" fo:padding-bottom="0in" fo:padding-right="0.075in"/>
    </style:style>
    <style:style style:name="P452" style:parent-style-name="Sansinterligne" style:family="paragraph">
      <style:text-properties style:font-name-complex="Arial"/>
    </style:style>
    <style:style style:name="P453" style:parent-style-name="Légende" style:family="paragraph">
      <style:paragraph-properties fo:text-align="justify" fo:line-height="115%"/>
    </style:style>
    <style:style style:name="T454" style:parent-style-name="Policepardéfaut" style:family="text">
      <style:text-properties style:font-name-complex="Arial" fo:color="#000000"/>
    </style:style>
    <style:style style:name="P455" style:parent-style-name="Légende" style:family="paragraph">
      <style:paragraph-properties fo:text-align="justify" fo:line-height="150%"/>
    </style:style>
    <style:style style:name="T456" style:parent-style-name="Élevé" style:family="text">
      <style:text-properties style:font-name-complex="Arial"/>
    </style:style>
    <style:style style:name="T457" style:parent-style-name="Élevé" style:family="text">
      <style:text-properties style:font-name-complex="Arial" fo:font-weight="bold" style:font-weight-asian="bold" fo:color="#000000" style:font-size-complex="11pt"/>
    </style:style>
    <style:style style:name="T458" style:parent-style-name="Élevé" style:family="text">
      <style:text-properties style:font-name-complex="Arial" fo:font-weight="bold" style:font-weight-asian="bold" fo:color="#000000" style:font-size-complex="11pt"/>
    </style:style>
    <style:style style:name="T459" style:parent-style-name="Élevé" style:family="text">
      <style:text-properties style:font-name-complex="Arial" fo:font-weight="bold" style:font-weight-asian="bold" fo:color="#000000" style:font-size-complex="11pt"/>
    </style:style>
    <style:style style:name="T460" style:parent-style-name="Élevé" style:family="text">
      <style:text-properties style:font-name-complex="Arial" fo:font-weight="bold" style:font-weight-asian="bold" fo:color="#000000" style:font-size-complex="11pt"/>
    </style:style>
    <style:style style:name="T461" style:parent-style-name="Élevé" style:family="text">
      <style:text-properties style:font-name-complex="Arial" fo:color="#000000" style:font-size-complex="11pt"/>
    </style:style>
    <style:style style:name="T462" style:parent-style-name="Élevé" style:family="text">
      <style:text-properties style:font-name-complex="Arial" fo:color="#000000" style:font-size-complex="11pt"/>
    </style:style>
    <style:style style:name="T463" style:parent-style-name="Policepardéfaut" style:family="text">
      <style:text-properties style:font-name-complex="Arial" fo:color="#000000" style:font-size-complex="11pt" fo:language="es" fo:country="CO"/>
    </style:style>
    <style:style style:name="TableColumn465" style:family="table-column">
      <style:table-column-properties style:column-width="1.0673in"/>
    </style:style>
    <style:style style:name="TableColumn466" style:family="table-column">
      <style:table-column-properties style:column-width="5.4062in"/>
    </style:style>
    <style:style style:name="Table464" style:family="table">
      <style:table-properties style:width="6.4736in" fo:margin-left="0in" table:align="left"/>
    </style:style>
    <style:style style:name="TableRow467" style:family="table-row">
      <style:table-row-properties style:min-row-height="0.1354in"/>
    </style:style>
    <style:style style:name="TableCell468" style:family="table-cell">
      <style:table-cell-properties fo:border="0.0069in solid #000000" style:writing-mode="lr-tb" fo:padding-top="0in" fo:padding-left="0.075in" fo:padding-bottom="0in" fo:padding-right="0.075in"/>
    </style:style>
    <style:style style:name="P469" style:parent-style-name="Sansinterligne" style:family="paragraph">
      <style:text-properties style:font-name-complex="Arial"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Sansinterligne" style:family="paragraph">
      <style:text-properties style:font-name-complex="Arial" style:font-size-complex="12pt"/>
    </style:style>
    <style:style style:name="TableRow472" style:family="table-row">
      <style:table-row-properties style:min-row-height="0.2708in"/>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Sansinterligne" style:family="paragraph">
      <style:text-properties style:font-name-complex="Arial"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Sansinterligne" style:family="paragraph">
      <style:text-properties style:font-name-complex="Arial" style:font-size-complex="12pt"/>
    </style:style>
    <style:style style:name="TableRow477" style:family="table-row">
      <style:table-row-properties style:min-row-height="0.2798in"/>
    </style:style>
    <style:style style:name="P478" style:parent-style-name="Sansinterligne" style:family="paragraph">
      <style:text-properties style:font-name-complex="Arial"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ansinterligne" style:family="paragraph">
      <style:text-properties style:font-name-complex="Arial" style:font-size-complex="12pt"/>
    </style:style>
    <style:style style:name="TableRow481" style:family="table-row">
      <style:table-row-properties style:min-row-height="0.2798in"/>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ansinterligne" style:family="paragraph">
      <style:text-properties style:font-name-complex="Arial"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Sansinterligne" style:family="paragraph">
      <style:text-properties style:font-name-complex="Arial" style:font-size-complex="12pt"/>
    </style:style>
    <style:style style:name="TableRow486" style:family="table-row">
      <style:table-row-properties style:min-row-height="0.2708in"/>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ansinterligne" style:family="paragraph">
      <style:text-properties style:font-name-complex="Arial"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Sansinterligne" style:family="paragraph">
      <style:text-properties style:font-name-complex="Arial" style:font-size-complex="12pt"/>
    </style:style>
    <style:style style:name="TableRow491" style:family="table-row">
      <style:table-row-properties style:min-row-height="0.2798in"/>
    </style:style>
    <style:style style:name="P492" style:parent-style-name="Sansinterligne" style:family="paragraph">
      <style:text-properties style:font-name-complex="Arial"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ansinterligne" style:family="paragraph">
      <style:text-properties style:font-name-complex="Arial" style:font-size-complex="12pt"/>
    </style:style>
    <style:style style:name="TableRow495" style:family="table-row">
      <style:table-row-properties style:min-row-height="0.1923in"/>
    </style:style>
    <style:style style:name="P496" style:parent-style-name="Sansinterligne" style:family="paragraph">
      <style:text-properties style:font-name-complex="Arial"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ansinterligne" style:family="paragraph">
      <style:text-properties style:font-name-complex="Arial" style:font-size-complex="12pt"/>
    </style:style>
    <style:style style:name="TableRow499" style:family="table-row">
      <style:table-row-properties style:min-row-height="0.2798in"/>
    </style:style>
    <style:style style:name="P500" style:parent-style-name="Sansinterligne" style:family="paragraph">
      <style:text-properties style:font-name-complex="Arial"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Sansinterligne" style:family="paragraph">
      <style:text-properties style:font-name-complex="Arial" style:font-size-complex="12pt"/>
    </style:style>
    <style:style style:name="TableRow503" style:family="table-row">
      <style:table-row-properties style:min-row-height="0.2888in"/>
    </style:style>
    <style:style style:name="P504" style:parent-style-name="Sansinterligne" style:family="paragraph">
      <style:text-properties style:font-name-complex="Arial"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Sansinterligne" style:family="paragraph">
      <style:text-properties style:font-name-complex="Arial" style:font-size-complex="12pt"/>
    </style:style>
    <style:style style:name="TableRow507" style:family="table-row">
      <style:table-row-properties style:min-row-height="0.2798in"/>
    </style:style>
    <style:style style:name="P508" style:parent-style-name="Sansinterligne" style:family="paragraph">
      <style:text-properties style:font-name-complex="Arial"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ansinterligne" style:family="paragraph">
      <style:text-properties style:font-name-complex="Arial" style:font-size-complex="12pt"/>
    </style:style>
    <style:style style:name="TableRow511" style:family="table-row">
      <style:table-row-properties style:min-row-height="0.2798in"/>
    </style:style>
    <style:style style:name="P512" style:parent-style-name="Sansinterligne" style:family="paragraph">
      <style:text-properties style:font-name-complex="Arial"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ansinterligne" style:family="paragraph">
      <style:text-properties style:font-name-complex="Arial" style:font-size-complex="12pt"/>
    </style:style>
    <style:style style:name="TableRow515" style:family="table-row">
      <style:table-row-properties style:min-row-height="0.2888in"/>
    </style:style>
    <style:style style:name="P516" style:parent-style-name="Sansinterligne" style:family="paragraph">
      <style:text-properties style:font-name-complex="Arial"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Sansinterligne" style:family="paragraph">
      <style:text-properties style:font-name-complex="Arial" style:font-size-complex="12pt"/>
    </style:style>
    <style:style style:name="P519" style:parent-style-name="Légende" style:family="paragraph">
      <style:paragraph-properties fo:text-align="justify" fo:line-height="150%"/>
    </style:style>
    <style:style style:name="T520" style:parent-style-name="Policepardéfaut" style:family="text">
      <style:text-properties style:font-name-complex="Arial" fo:color="#000000"/>
    </style:style>
    <style:style style:name="P521" style:parent-style-name="Légende" style:family="paragraph">
      <style:paragraph-properties fo:text-align="justify" fo:line-height="150%"/>
    </style:style>
    <style:style style:name="T522" style:parent-style-name="Élevé" style:family="text">
      <style:text-properties style:font-name-complex="Arial"/>
    </style:style>
    <style:style style:name="P523" style:parent-style-name="Normal" style:family="paragraph">
      <style:paragraph-properties fo:text-align="justify" fo:margin-bottom="0.0833in" fo:line-height="150%"/>
    </style:style>
    <style:style style:name="T524" style:parent-style-name="Élevé" style:family="text">
      <style:text-properties style:font-name-complex="Arial"/>
    </style:style>
    <style:style style:name="P525" style:parent-style-name="Titre3" style:family="paragraph">
      <style:paragraph-properties fo:margin-left="0.5909in" fo:text-indent="-0.6895in">
        <style:tab-stops/>
      </style:paragraph-properties>
      <style:text-properties style:font-name-complex="Arial"/>
    </style:style>
    <style:style style:name="P526" style:parent-style-name="NormalWeb" style:family="paragraph">
      <style:paragraph-properties fo:text-align="justify" fo:margin-top="0in" fo:margin-bottom="0in" fo:line-height="150%" fo:background-color="#FFFFFF"/>
    </style:style>
    <style:style style:name="T527" style:parent-style-name="Élevé" style:family="text">
      <style:text-properties style:font-name-asian="Calibri" style:font-name-complex="Arial"/>
    </style:style>
    <style:style style:name="P528" style:parent-style-name="NormalWeb" style:family="paragraph">
      <style:paragraph-properties fo:text-align="justify" fo:margin-top="0in" fo:margin-bottom="0in" fo:line-height="150%" fo:background-color="#FFFFFF"/>
    </style:style>
    <style:style style:name="T529" style:parent-style-name="Élevé" style:family="text">
      <style:text-properties style:font-name-asian="Calibri" style:font-name-complex="Arial"/>
    </style:style>
    <style:style style:name="T530" style:parent-style-name="Policepardéfaut" style:family="text">
      <style:text-properties style:font-name="Arial" style:font-name-asian="Calibri" style:font-name-complex="Arial" fo:color="#000000" fo:font-size="11pt" style:font-size-asian="11pt" style:font-size-complex="11pt" fo:language="es" fo:country="ES" style:language-asian="en" style:country-asian="US"/>
    </style:style>
    <style:style style:name="P531" style:parent-style-name="Titre2" style:family="paragraph">
      <style:text-properties style:font-name-complex="Arial"/>
    </style:style>
    <style:style style:name="P532" style:parent-style-name="Normal" style:family="paragraph">
      <style:paragraph-properties fo:text-align="justify" fo:line-height="150%"/>
    </style:style>
    <style:style style:name="T533" style:parent-style-name="Élevé" style:family="text">
      <style:text-properties style:font-name-complex="Arial"/>
    </style:style>
    <style:style style:name="P534" style:parent-style-name="Normal" style:family="paragraph">
      <style:paragraph-properties fo:text-align="justify" fo:line-height="150%"/>
    </style:style>
    <style:style style:name="T535" style:parent-style-name="Élevé" style:family="text">
      <style:text-properties style:font-name-complex="Arial"/>
    </style:style>
    <style:style style:name="P536" style:parent-style-name="Normal" style:family="paragraph">
      <style:paragraph-properties fo:text-align="justify" fo:line-height="150%"/>
    </style:style>
    <style:style style:name="T537" style:parent-style-name="Élevé" style:family="text">
      <style:text-properties style:font-name-complex="Arial"/>
    </style:style>
    <style:style style:name="T538" style:parent-style-name="Élevé" style:family="text">
      <style:text-properties style:font-name-complex="Arial" fo:font-weight="bold" style:font-weight-asian="bold" fo:color="#000000" style:font-size-complex="11pt"/>
    </style:style>
    <style:style style:name="T539" style:parent-style-name="Élevé" style:family="text">
      <style:text-properties style:font-name-complex="Arial" fo:font-weight="bold" style:font-weight-asian="bold" fo:color="#000000" style:font-size-complex="11pt"/>
    </style:style>
    <style:style style:name="T540" style:parent-style-name="Élevé" style:family="text">
      <style:text-properties style:font-name-complex="Arial" fo:font-weight="bold" style:font-weight-asian="bold" fo:color="#000000" style:font-size-complex="11pt"/>
    </style:style>
    <style:style style:name="T541" style:parent-style-name="Élevé" style:family="text">
      <style:text-properties style:font-name-complex="Arial" fo:font-weight="bold" style:font-weight-asian="bold" fo:color="#000000" style:font-size-complex="11pt"/>
    </style:style>
    <style:style style:name="T542" style:parent-style-name="Élevé" style:family="text">
      <style:text-properties style:font-name-complex="Arial" fo:color="#000000" style:font-size-complex="11pt"/>
    </style:style>
    <style:style style:name="T543" style:parent-style-name="Élevé" style:family="text">
      <style:text-properties style:font-name-complex="Arial" fo:color="#000000" style:font-size-complex="11pt"/>
    </style:style>
    <style:style style:name="TableColumn545" style:family="table-column">
      <style:table-column-properties style:column-width="0.9312in"/>
    </style:style>
    <style:style style:name="TableColumn546" style:family="table-column">
      <style:table-column-properties style:column-width="1.084in"/>
    </style:style>
    <style:style style:name="TableColumn547" style:family="table-column">
      <style:table-column-properties style:column-width="0.768in"/>
    </style:style>
    <style:style style:name="TableColumn548" style:family="table-column">
      <style:table-column-properties style:column-width="3.2923in"/>
    </style:style>
    <style:style style:name="Table544" style:family="table">
      <style:table-properties style:width="6.0756in" fo:margin-left="0in" table:align="left"/>
    </style:style>
    <style:style style:name="TableRow549" style:family="table-row">
      <style:table-row-properties/>
    </style:style>
    <style:style style:name="TableCell55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551" style:parent-style-name="Normal" style:family="paragraph">
      <style:paragraph-properties fo:text-align="center" fo:margin-top="0.0694in" fo:margin-bottom="0.0694in"/>
      <style:text-properties style:font-name-complex="Arial" fo:font-weight="bold" style:font-weight-asian="bold" style:font-weight-complex="bold" fo:color="#000000"/>
    </style:style>
    <style:style style:name="TableCell55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53" style:parent-style-name="Normal" style:family="paragraph">
      <style:paragraph-properties fo:text-align="center" fo:margin-top="0.0694in" fo:margin-bottom="0.0694in"/>
      <style:text-properties style:font-name-complex="Arial" fo:font-weight="bold" style:font-weight-asian="bold" style:font-weight-complex="bold" fo:color="#000000"/>
    </style:style>
    <style:style style:name="TableCell55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55" style:parent-style-name="Normal" style:family="paragraph">
      <style:paragraph-properties fo:text-align="center" fo:margin-top="0.0694in" fo:margin-bottom="0.0694in"/>
      <style:text-properties style:font-name-complex="Arial" fo:font-weight="bold" style:font-weight-asian="bold" style:font-weight-complex="bold" fo:color="#000000"/>
    </style:style>
    <style:style style:name="TableCell55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57" style:parent-style-name="Normal" style:family="paragraph">
      <style:paragraph-properties fo:text-align="center" fo:margin-top="0.0694in" fo:margin-bottom="0.0694in"/>
      <style:text-properties style:font-name-complex="Arial" fo:font-weight="bold" style:font-weight-asian="bold" style:font-weight-complex="bold" fo:color="#000000"/>
    </style:style>
    <style:style style:name="TableRow558" style:family="table-row">
      <style:table-row-properties/>
    </style:style>
    <style:style style:name="TableCell559" style:family="table-cell">
      <style:table-cell-properties fo:border="0.0069in solid #9CC2E5" fo:background-color="#FFFFFF" style:writing-mode="lr-tb" fo:padding-top="0in" fo:padding-left="0.075in" fo:padding-bottom="0in" fo:padding-right="0.075in"/>
    </style:style>
    <style:style style:name="P560" style:parent-style-name="Normal" style:family="paragraph">
      <style:paragraph-properties fo:text-align="center" fo:margin-top="0.0694in" fo:margin-bottom="0.0694in"/>
      <style:text-properties style:font-name-complex="Arial" fo:font-weight="bold" style:font-weight-asian="bold" style:font-weight-complex="bold" fo:color="#000000" fo:font-size="10pt" style:font-size-asian="10pt" style:font-size-complex="10pt"/>
    </style:style>
    <style:style style:name="TableCell561" style:family="table-cell">
      <style:table-cell-properties fo:border="0.0069in solid #9CC2E5" fo:background-color="#FFFFFF" style:writing-mode="lr-tb" fo:padding-top="0in" fo:padding-left="0.075in" fo:padding-bottom="0in" fo:padding-right="0.075in"/>
    </style:style>
    <style:style style:name="P562"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63" style:family="table-cell">
      <style:table-cell-properties fo:border="0.0069in solid #9CC2E5" fo:background-color="#FFFFFF" style:writing-mode="lr-tb" fo:padding-top="0in" fo:padding-left="0.075in" fo:padding-bottom="0in" fo:padding-right="0.075in"/>
    </style:style>
    <style:style style:name="P564"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65" style:family="table-cell">
      <style:table-cell-properties fo:border="0.0069in solid #9CC2E5" fo:background-color="#FFFFFF" style:writing-mode="lr-tb" fo:padding-top="0in" fo:padding-left="0.075in" fo:padding-bottom="0in" fo:padding-right="0.075in"/>
    </style:style>
    <style:style style:name="P566" style:parent-style-name="Normal" style:family="paragraph">
      <style:paragraph-properties fo:text-align="justify" fo:margin-top="0.0694in" fo:margin-bottom="0.0694in"/>
    </style:style>
    <style:style style:name="T567" style:parent-style-name="Policepardéfaut" style:family="text">
      <style:text-properties style:font-name-asian="Times New Roman" style:font-name-complex="Arial" fo:color="#000000" fo:font-size="10pt" style:font-size-asian="10pt" style:font-size-complex="10pt" style:language-asian="es" style:country-asian="CO"/>
    </style:style>
    <style:style style:name="TableRow568" style:family="table-row">
      <style:table-row-properties/>
    </style:style>
    <style:style style:name="P569" style:parent-style-name="Normal" style:family="paragraph">
      <style:paragraph-properties fo:text-align="justify" fo:margin-top="0.0694in" fo:margin-bottom="0.0694in"/>
      <style:text-properties style:font-name-complex="Arial" fo:font-weight="bold" style:font-weight-asian="bold" style:font-weight-complex="bold" fo:color="#000000" fo:font-size="10pt" style:font-size-asian="10pt" style:font-size-complex="10pt"/>
    </style:style>
    <style:style style:name="TableCell570" style:family="table-cell">
      <style:table-cell-properties fo:border="0.0069in solid #9CC2E5" fo:background-color="#FFFFFF" style:writing-mode="lr-tb" fo:padding-top="0in" fo:padding-left="0.075in" fo:padding-bottom="0in" fo:padding-right="0.075in"/>
    </style:style>
    <style:style style:name="P571"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72" style:family="table-cell">
      <style:table-cell-properties fo:border="0.0069in solid #9CC2E5" fo:background-color="#FFFFFF" style:writing-mode="lr-tb" fo:padding-top="0in" fo:padding-left="0.075in" fo:padding-bottom="0in" fo:padding-right="0.075in"/>
    </style:style>
    <style:style style:name="P573"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74" style:family="table-cell">
      <style:table-cell-properties fo:border="0.0069in solid #9CC2E5" fo:background-color="#FFFFFF" style:writing-mode="lr-tb" fo:padding-top="0in" fo:padding-left="0.075in" fo:padding-bottom="0in" fo:padding-right="0.075in"/>
    </style:style>
    <style:style style:name="P575" style:parent-style-name="Normal" style:family="paragraph">
      <style:paragraph-properties fo:text-align="justify" fo:margin-top="0.0694in" fo:margin-bottom="0.0694in"/>
    </style:style>
    <style:style style:name="T576" style:parent-style-name="Policepardéfaut" style:family="text">
      <style:text-properties style:font-name-asian="Times New Roman" style:font-name-complex="Arial" fo:color="#000000" fo:font-size="10pt" style:font-size-asian="10pt" style:font-size-complex="10pt" style:language-asian="es" style:country-asian="CO"/>
    </style:style>
    <style:style style:name="TableRow577" style:family="table-row">
      <style:table-row-properties/>
    </style:style>
    <style:style style:name="P578" style:parent-style-name="Normal" style:family="paragraph">
      <style:paragraph-properties fo:text-align="justify" fo:margin-top="0.0694in" fo:margin-bottom="0.0694in"/>
      <style:text-properties style:font-name-complex="Arial" fo:font-weight="bold" style:font-weight-asian="bold" style:font-weight-complex="bold" fo:color="#000000" fo:font-size="10pt" style:font-size-asian="10pt" style:font-size-complex="10pt"/>
    </style:style>
    <style:style style:name="TableCell579" style:family="table-cell">
      <style:table-cell-properties fo:border="0.0069in solid #9CC2E5" fo:background-color="#FFFFFF" style:writing-mode="lr-tb" fo:padding-top="0in" fo:padding-left="0.075in" fo:padding-bottom="0in" fo:padding-right="0.075in"/>
    </style:style>
    <style:style style:name="P580"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81" style:family="table-cell">
      <style:table-cell-properties fo:border="0.0069in solid #9CC2E5" fo:background-color="#FFFFFF" style:writing-mode="lr-tb" fo:padding-top="0in" fo:padding-left="0.075in" fo:padding-bottom="0in" fo:padding-right="0.075in"/>
    </style:style>
    <style:style style:name="P582" style:parent-style-name="Normal" style:family="paragraph">
      <style:paragraph-properties fo:text-align="justify" fo:margin-top="0.0694in" fo:margin-bottom="0.0694in"/>
      <style:text-properties style:font-name-complex="Arial" fo:color="#000000" fo:font-size="10pt" style:font-size-asian="10pt" style:font-size-complex="10pt"/>
    </style:style>
    <style:style style:name="TableCell583" style:family="table-cell">
      <style:table-cell-properties fo:border="0.0069in solid #9CC2E5" fo:background-color="#FFFFFF" style:writing-mode="lr-tb" fo:padding-top="0in" fo:padding-left="0.075in" fo:padding-bottom="0in" fo:padding-right="0.075in"/>
    </style:style>
    <style:style style:name="P584" style:parent-style-name="Normal" style:family="paragraph">
      <style:paragraph-properties fo:text-align="justify" fo:margin-top="0.0694in" fo:margin-bottom="0.0694in"/>
    </style:style>
    <style:style style:name="T585" style:parent-style-name="Policepardéfaut" style:family="text">
      <style:text-properties style:font-name-asian="Times New Roman" style:font-name-complex="Arial" fo:color="#000000" fo:font-size="10pt" style:font-size-asian="10pt" style:font-size-complex="10pt" style:language-asian="es" style:country-asian="CO"/>
    </style:style>
    <style:style style:name="TableRow586" style:family="table-row">
      <style:table-row-properties/>
    </style:style>
    <style:style style:name="TableCell587" style:family="table-cell">
      <style:table-cell-properties fo:border="0.0069in solid #9CC2E5" fo:background-color="#FFFFFF" style:writing-mode="lr-tb" fo:padding-top="0in" fo:padding-left="0.075in" fo:padding-bottom="0in" fo:padding-right="0.075in"/>
    </style:style>
    <style:style style:name="P588" style:parent-style-name="Normal" style:family="paragraph">
      <style:paragraph-properties fo:text-align="justify" fo:margin-bottom="0.0694in"/>
      <style:text-properties style:font-name-complex="Arial" fo:font-weight="bold" style:font-weight-asian="bold" style:font-weight-complex="bold" fo:color="#000000" fo:font-size="9pt" style:font-size-asian="9pt" style:font-size-complex="10pt"/>
    </style:style>
    <style:style style:name="TableCell589" style:family="table-cell">
      <style:table-cell-properties fo:border="0.0069in solid #9CC2E5" fo:background-color="#FFFFFF" style:writing-mode="lr-tb" fo:padding-top="0in" fo:padding-left="0.075in" fo:padding-bottom="0in" fo:padding-right="0.075in"/>
    </style:style>
    <style:style style:name="P590" style:parent-style-name="Normal" style:family="paragraph">
      <style:paragraph-properties fo:text-align="justify" fo:margin-bottom="0.0694in"/>
      <style:text-properties style:font-name-complex="Arial" fo:color="#000000" fo:font-size="9pt" style:font-size-asian="9pt" style:font-size-complex="10pt"/>
    </style:style>
    <style:style style:name="TableCell591" style:family="table-cell">
      <style:table-cell-properties fo:border="0.0069in solid #9CC2E5" fo:background-color="#FFFFFF" style:writing-mode="lr-tb" fo:padding-top="0in" fo:padding-left="0.075in" fo:padding-bottom="0in" fo:padding-right="0.075in"/>
    </style:style>
    <style:style style:name="P592" style:parent-style-name="Normal" style:family="paragraph">
      <style:paragraph-properties fo:text-align="justify" fo:margin-bottom="0.0694in"/>
      <style:text-properties style:font-name-complex="Arial" fo:color="#000000" fo:font-size="9pt" style:font-size-asian="9pt" style:font-size-complex="10pt"/>
    </style:style>
    <style:style style:name="TableCell593" style:family="table-cell">
      <style:table-cell-properties fo:border="0.0069in solid #9CC2E5" fo:background-color="#FFFFFF" style:writing-mode="lr-tb" fo:padding-top="0in" fo:padding-left="0.075in" fo:padding-bottom="0in" fo:padding-right="0.075in"/>
    </style:style>
    <style:style style:name="P594" style:parent-style-name="Normal" style:family="paragraph">
      <style:paragraph-properties fo:text-align="justify" fo:margin-bottom="0.0694in"/>
    </style:style>
    <style:style style:name="T595" style:parent-style-name="Policepardéfaut" style:family="text">
      <style:text-properties style:font-name-asian="Times New Roman" style:font-name-complex="Arial" fo:color="#000000" fo:font-size="10pt" style:font-size-asian="10pt" style:font-size-complex="10pt" style:language-asian="es" style:country-asian="CO"/>
    </style:style>
    <style:style style:name="P596" style:parent-style-name="Normal" style:family="paragraph">
      <style:paragraph-properties fo:text-align="justify" fo:margin-bottom="0.0694in" fo:line-height="100%"/>
      <style:text-properties style:font-name-complex="Arial" fo:color="#000000" fo:font-size="9pt" style:font-size-asian="9pt" style:font-size-complex="10pt"/>
    </style:style>
    <style:style style:name="P597" style:parent-style-name="Titre3" style:family="paragraph">
      <style:paragraph-properties fo:margin-left="0.9847in" fo:text-indent="-0.9923in">
        <style:tab-stops/>
      </style:paragraph-properties>
      <style:text-properties style:font-name-complex="Arial"/>
    </style:style>
    <style:style style:name="P598" style:parent-style-name="Corpsdetexte" style:family="paragraph">
      <style:paragraph-properties fo:text-align="justify" fo:line-height="150%"/>
    </style:style>
    <style:style style:name="T599" style:parent-style-name="Élevé" style:family="text">
      <style:text-properties style:font-name-complex="Arial"/>
    </style:style>
    <style:style style:name="P600" style:parent-style-name="Corpsdetexte" style:family="paragraph">
      <style:paragraph-properties fo:text-align="justify" fo:line-height="150%"/>
    </style:style>
    <style:style style:name="T601" style:parent-style-name="Élevé" style:family="text">
      <style:text-properties style:font-name-complex="Arial"/>
    </style:style>
    <style:style style:name="T602" style:parent-style-name="Élevé" style:family="text">
      <style:text-properties style:font-name-complex="Arial"/>
    </style:style>
    <style:style style:name="P603" style:parent-style-name="Notedebasdepage" style:family="paragraph">
      <style:paragraph-properties style:contextual-spacing="true" fo:text-align="justify"/>
    </style:style>
    <style:style style:name="T604" style:parent-style-name="Policepardéfaut" style:family="text">
      <style:text-properties style:font-name-complex="Arial" fo:font-size="8pt" style:font-size-asian="8pt" style:font-size-complex="8pt"/>
    </style:style>
    <style:style style:name="T605" style:parent-style-name="Lienhypertexte" style:family="text">
      <style:text-properties style:font-name-complex="Arial" fo:font-size="8pt" style:font-size-asian="8pt" style:font-size-complex="8pt"/>
    </style:style>
    <style:style style:name="T606" style:parent-style-name="Élevé" style:family="text">
      <style:text-properties style:font-name-complex="Arial"/>
    </style:style>
    <style:style style:name="P607" style:parent-style-name="Corpsdetexte" style:family="paragraph">
      <style:paragraph-properties fo:text-align="justify" fo:line-height="150%"/>
    </style:style>
    <style:style style:name="T608" style:parent-style-name="Élevé" style:family="text">
      <style:text-properties style:font-name-complex="Arial"/>
    </style:style>
    <style:style style:name="P609" style:parent-style-name="Normal" style:family="paragraph">
      <style:paragraph-properties fo:text-align="justify" fo:margin-top="0.0694in" fo:margin-bottom="0.0694in" fo:line-height="150%"/>
    </style:style>
    <style:style style:name="T610" style:parent-style-name="Élevé" style:family="text">
      <style:text-properties style:font-name-complex="Arial"/>
    </style:style>
    <style:style style:name="P611" style:parent-style-name="Titre3" style:family="paragraph">
      <style:text-properties style:font-name-complex="Arial" fo:color="#000000"/>
    </style:style>
    <style:style style:name="P612" style:parent-style-name="Normal" style:family="paragraph">
      <style:paragraph-properties fo:text-align="justify" fo:margin-bottom="0.0833in" fo:line-height="150%" fo:background-color="#FFFFFF"/>
    </style:style>
    <style:style style:name="T613" style:parent-style-name="Élevé" style:family="text">
      <style:text-properties style:font-name-complex="Arial" fo:color="#000000"/>
    </style:style>
    <style:style style:name="P614" style:parent-style-name="Normal" style:family="paragraph">
      <style:paragraph-properties fo:text-align="justify" fo:margin-bottom="0.0833in" fo:line-height="150%" fo:background-color="#FFFFFF"/>
    </style:style>
    <style:style style:name="T615" style:parent-style-name="Élevé" style:family="text">
      <style:text-properties style:font-name-complex="Arial" fo:color="#000000"/>
    </style:style>
    <style:style style:name="P616" style:parent-style-name="Normal" style:family="paragraph">
      <style:paragraph-properties fo:text-align="justify" fo:margin-bottom="0.0833in" fo:line-height="150%" fo:background-color="#FFFFFF"/>
    </style:style>
    <style:style style:name="T617" style:parent-style-name="Élevé" style:family="text">
      <style:text-properties style:font-name-complex="Arial" fo:color="#000000"/>
    </style:style>
    <style:style style:name="P618" style:parent-style-name="Normal" style:family="paragraph">
      <style:paragraph-properties fo:text-align="justify" fo:margin-bottom="0.0833in" fo:line-height="150%" fo:background-color="#FFFFFF"/>
    </style:style>
    <style:style style:name="T619" style:parent-style-name="Élevé" style:family="text">
      <style:text-properties style:font-name-complex="Arial" fo:color="#000000"/>
    </style:style>
    <style:style style:name="P620" style:parent-style-name="Normal" style:family="paragraph">
      <style:paragraph-properties fo:text-align="justify" fo:margin-bottom="0.0833in" fo:line-height="150%" fo:background-color="#FFFFFF"/>
    </style:style>
    <style:style style:name="T621" style:parent-style-name="Élevé" style:family="text">
      <style:text-properties style:font-name-complex="Arial" fo:color="#000000"/>
    </style:style>
    <style:style style:name="P622" style:parent-style-name="Titre2" style:family="paragraph">
      <style:paragraph-properties fo:margin-left="0.8861in" fo:text-indent="-0.8861in">
        <style:tab-stops/>
      </style:paragraph-properties>
      <style:text-properties style:font-name-complex="Arial" fo:color="#000000"/>
    </style:style>
    <style:style style:name="T623" style:parent-style-name="Élevé" style:family="text">
      <style:text-properties style:font-name-complex="Arial" fo:color="#000000"/>
    </style:style>
    <style:style style:name="P624" style:parent-style-name="Titre2" style:family="paragraph">
      <style:paragraph-properties fo:margin-left="0.5909in" fo:margin-right="-0.3159in" fo:text-indent="-0.5909in">
        <style:tab-stops/>
      </style:paragraph-properties>
    </style:style>
    <style:style style:name="T625" style:parent-style-name="Élevé" style:family="text">
      <style:text-properties style:font-name-complex="Arial" fo:color="#000000"/>
    </style:style>
    <style:style style:name="T626" style:parent-style-name="Élevé" style:family="text">
      <style:text-properties style:font-name-complex="Arial" fo:color="#000000"/>
    </style:style>
    <style:style style:name="P627" style:parent-style-name="Normal" style:master-page-name="MP1" style:family="paragraph">
      <style:paragraph-properties fo:break-before="page"/>
      <style:text-properties fo:language="es" fo:country="ES"/>
    </style:style>
  </office:automatic-styles>
  <office:body>
    <office:text text:use-soft-page-breaks="true">
      <text:h text:style-name="P1" text:outline-level="1">Modelo de trayectorias de investigadores, como aproximación al análisis de capacidades de investigación<text:s/></text:h>
      <text:p text:style-name="Paragraphedeliste"><text:span text:style-name="T11">Esta sección presenta el componente metodológico, que describe la definición del modelo de<text:s/></text:span><text:span text:style-name="T12">trayectorias de investigadores como aproximación al<text:s/></text:span><text:span text:style-name="T13">análisis de capacidades de investigación, que considera un componente longitudinal y otro relacional. De un lado, se describen<text:s/></text:span><text:span text:style-name="T14">los elementos que definen el modelo, luego los métodos basados en<text:s/></text:span><text:span text:style-name="T15">el enfoque de secuencias</text:span><text:span text:style-name="T16"><text:s/>para un análisis<text:s/></text:span><text:span text:style-name="T17">longitudinal de las trayectorias científicas y el<text:s/></text:span><text:span text:style-name="T18">enfoque relacional, basado en métricas empleadas en el<text:s/></text:span><text:span text:style-name="T19">análisis de redes sociales, para identificar los vínculos de los investigadores relativos a la colaboración en términos de su producción científica.</text:span></text:p>
      <text:p text:style-name="Paragraphedeliste"><text:span text:style-name="T20">El propósito de este capítulo consiste en definir un modelo de representación de las trayectorias individuales de los investigadores, que aporte al análisis de capacidades de investigación en universidades, desde una perspectiva longitudinal y relacional.</text:span><text:span text:style-name="T21"><office:annotation><text:p text:style-name="P22"><text:span text:style-name="T23"><text:s/></text:span><text:span text:style-name="T24">a partir de la revisi</text:span><text:span text:style-name="T25">ón de la literatura y del contraste con expertos.</text:span></text:p><text:p text:style-name="P26"><text:span text:style-name="T27">[P5.1TH]<text:s/></text:span></text:p></office:annotation></text:span><text:span text:style-name="T28"><text:s/>En esta sección, se presentan los aspectos metodológicos relacionados con la definición del modelo que recoge la aproximación propuesta para el análisis de capacidades de investigación. En el componente longitudinal se introducen los elementos del análisis de secuencias, incluida en el enfoque de curso de vida y su aplicación de las trayectorias científicas en el contexto universitario y en el componente relacional, se incluyen métricas del análisis de redes sociales, para representar los vínculos de los investigadores en su trayectoria profesional.</text:span></text:p>
      <text:p text:style-name="Paragraphedeliste"><text:span text:style-name="T29">En esta sección, se presentan los componentes longitudinal y relacional incluidos en la aproximación metodológica propuesta para el estudio de capacidades de investigación. De un lado, se introducen las nociones que abordan el análisis de las trayectorias de los investigadores y de otro, sus vínculos con el medio universitario; así como las dimensiones, categorías, variables e indicadores aplicables a la representación de las trayectorias de los investigadores vinculados a las universidades. <text:s/>A la vez, se incluyen los métodos de tipo cuantitativo, correspondientes al análisis de secuencias y de redes que permiten representar los eventos que hacen parte de la trayectoria de cada investigador y</text:span><text:span text:style-name="T30"><office:annotation><text:p text:style-name="P31"><text:span text:style-name="T32"><text:s/></text:span><text:span text:style-name="T33">ii)</text:span></text:p></office:annotation></text:span><text:span text:style-name="T34"><text:s/>la cartografía de redes que muestran la evolución de los vínculos de colaboración en la producción científica reportada en bases indexadas. Por último, se describen las fuentes de información empleadas, donde se privilegian los registros administrativos, los repositorios de<text:s/></text:span><text:span text:style-name="T35">curriculum vitae</text:span><text:span text:style-name="T36"><text:s/>y las bases de datos publicaciones científicas indexadas. Lo anterior, con el fin de representar una parte de la trayectorias académicas y profesionales de los investigadores y su aporte a la construcción de capacidades de investigación en las universidades.</text:span></text:p>
      <text:h text:style-name="P37" text:outline-level="2"><text:span text:style-name="T38">Modelo de trayectorias de investigadores</text:span></text:h>
      <text:p text:style-name="Paragraphedeliste"><text:span text:style-name="T39">El modelo<text:s/></text:span><text:span text:style-name="T40">propuesto<text:s/></text:span><text:span text:style-name="T41">para el<text:s/></text:span><text:span text:style-name="T42">análisis</text:span><text:span text:style-name="T43"><text:s/>de capacidades<text:s/></text:span><text:span text:style-name="T44">reconoce como unidad de análisis, la trayectoria individual en el ámbito educativo y profesional de<text:s/></text:span><text:span text:style-name="T45">los<text:s/></text:span><text:span text:style-name="T46">investigadores</text:span><text:span text:style-name="T47">, con énfasis en<text:s/></text:span><text:span text:style-name="T48">los eventos<text:s/></text:span><text:span text:style-name="T49">y vínculos<text:s/></text:span><text:span text:style-name="T50">que configuran su trayectoria<text:s/></text:span><text:span text:style-name="T51">académica</text:span><text:span text:style-name="T52"><text:s/>y laboral ligada al desarrollo de ac</text:span><text:span text:style-name="T53">ti</text:span><text:span text:style-name="T54">vidades de I+D, en el medio universitario.</text:span><text:span text:style-name="T55"><text:s/></text:span></text:p>
      <text:p text:style-name="Paragraphedeliste"><text:span text:style-name="T56">En primera instancia, l</text:span><text:span text:style-name="T57">os inves</text:span><text:span text:style-name="T58">ti</text:span><text:span text:style-name="T59">gadores<text:s/></text:span><text:span text:style-name="T60">recogen<text:s/></text:span><text:span text:style-name="T61">un grupo significa</text:span><text:span text:style-name="T62">tiv</text:span><text:span text:style-name="T63">o de los recursos humanos en I+D</text:span><text:span text:style-name="T64">, sin embargo, en el contexto colombiano no existe una definición única de investigador, lo que implica definir “investigador” bajo el modelo de trayectorias.</text:span></text:p>
      <text:h text:style-name="P65" text:outline-level="3"><text:span text:style-name="T66">Definición<text:s/></text:span></text:h>
      <text:p text:style-name="P67"><text:span text:style-name="T68">En el desarrollo de la tesis, se consideró conveniente especificar un modelo que permitiese representar la heterogeneidad de las universidades y sus aportes a la generación de conocimiento científico, a partir de la representación de las trayectorias de los investigadores vinculadas a estas instituciones.<text:s/></text:span></text:p>
      <text:p text:style-name="P69"><text:span text:style-name="T70">En la dimensión de insumos para la investigación, se consideraron variables asociadas al recurso humano calificado con potencial de trabajar en investigación el cual es representado por el personal docente (OCYT, 2014, p. 95); así, como los recursos financieros destinados a actividades de I+D. Por último, en la dimensión de producción científica se incluyeron indicadores relacionados con la producción de conocimiento científico, tecnológico y de divulgación que reportan los grupos de investigación avalados por las universidades ante Colciencias.</text:span></text:p>
      <text:h text:style-name="P71" text:outline-level="3"><text:span text:style-name="T72">Modelo</text:span></text:h>
      <text:p text:style-name="P73"/>
      <text:p text:style-name="P74"/>
      <text:h text:style-name="Titre3" text:outline-level="3"><text:span text:style-name="T75">Trayectoria</text:span></text:h>
      <text:h text:style-name="Titre3" text:outline-level="3"><text:span text:style-name="T76"><text:s/></text:span><text:span text:style-name="T77">Investigación</text:span></text:h>
      <text:h text:style-name="P78" text:outline-level="2"><text:span text:style-name="T79">Aspectos analíticos</text:span></text:h>
      <text:h text:style-name="Titre3" text:outline-level="3"><text:span text:style-name="T80"><text:s/></text:span><text:span text:style-name="T81">Enfoque relacional</text:span></text:h>
      <text:h text:style-name="Titre3" text:outline-level="3"><text:span text:style-name="T82"><text:s/></text:span><text:span text:style-name="T83">Enfoque longitudinal</text:span></text:h>
      <text:h text:style-name="P84" text:outline-level="2"><text:span text:style-name="T85">Componentes</text:span></text:h>
      <text:h text:style-name="P86" text:outline-level="3"><text:span text:style-name="T87"><text:s/></text:span><text:span text:style-name="T88">Eje</text:span><text:span text:style-name="T89">s</text:span></text:h>
      <text:h text:style-name="P90" text:outline-level="3"><text:span text:style-name="T91">Dominio</text:span><text:span text:style-name="T92"><text:tab/></text:span></text:h>
      <text:h text:style-name="P93" text:outline-level="3"><text:span text:style-name="T94">Formación</text:span></text:h>
      <text:h text:style-name="P95" text:outline-level="3"><text:span text:style-name="T96">Experiencia profesional</text:span></text:h>
      <text:h text:style-name="P97" text:outline-level="3"><text:span text:style-name="T98">Experiencia en actividad I+D</text:span></text:h>
      <text:h text:style-name="P99" text:outline-level="3"><text:span text:style-name="T100">Nivel</text:span></text:h>
      <text:h text:style-name="P101" text:outline-level="3"><text:span text:style-name="T102">Individual</text:span></text:h>
      <text:h text:style-name="P103" text:outline-level="3"><text:span text:style-name="T104">Vínculos ad-hoc</text:span></text:h>
      <text:h text:style-name="P105" text:outline-level="3"><text:span text:style-name="T106">Afiliación institucional</text:span></text:h>
      <text:p text:style-name="Normal"/>
      <text:h text:style-name="P107" text:outline-level="3"><text:span text:style-name="T108">Tiempo</text:span></text:h>
      <text:h text:style-name="P109" text:outline-level="2"><text:span text:style-name="T110">Categorías</text:span><text:span text:style-name="T111"><text:tab/></text:span></text:h>
      <text:h text:style-name="P112" text:outline-level="3"><text:tab/><text:span text:style-name="T113">Movilidad</text:span></text:h>
      <text:h text:style-name="P114" text:outline-level="3"><text:span text:style-name="T115"><text:tab/>Colaboración</text:span></text:h>
      <text:p text:style-name="Normal"/>
      <text:h text:style-name="P116" text:outline-level="2"><text:span text:style-name="T117">Indicadores</text:span><text:span text:style-name="T118"><text:tab/></text:span></text:h>
      <text:h text:style-name="P119" text:outline-level="3"><text:tab/>Manual de Frascati</text:h>
      <text:h text:style-name="P120" text:outline-level="3"><text:tab/>Manual de Canberra</text:h>
      <text:h text:style-name="P121" text:outline-level="3">Manual de Buenos Aires</text:h>
      <text:p text:style-name="P122"><text:span text:style-name="T123">La i</text:span><text:span text:style-name="T124">niciativa del manual de Buenos Aires para análisis de trayectorias de recursos humanos en CyT</text:span><text:span text:style-name="T125">,</text:span><text:span text:style-name="T126"><text:s/>propone cincuenta y dos indicadores para analizar las trayectorias de los investigadores; los indicadores se agregan en las dimensiones</text:span><text:span text:style-name="T127"><text:note text:note-class="footnote" text:id="_ftn0"><text:note-citation>1</text:note-citation><text:note-body><text:p text:style-name="P128"><text:span text:style-name="T129"><text:s/></text:span><text:span text:style-name="T130">Como se mencionó, el manual de Buenos Aires agrega los indicadores por dimensiones. La primera dimensión corresponde a la dedicación a actividades de I+D del recurso humano, para ello, se calcula la equivalencia en términos de tiempo completo o tiempo parcial para un año específico</text:span><text:span text:style-name="T131">. En esta dimensión, el manual propone dos indicadores, el primero presenta la dedicación en el año, y el segundo describe la evolución de la dedicación a las actividades de I+D en una ventana de tiempo, lo que permite establecer el patrón de dedicación del recurso humano a la actividad investigativa.</text:span></text:p><text:p text:style-name="P132"><text:span text:style-name="T133">Para el análisis de los investigadores colombianos, se emplearon las categorías de dedicación completa y dedicación parcial, para esta última, se aplicaron tres rangos: dedicación hasta el 25%, entre el 25% a 50%, y 50% al 75%. Lo anterior, considerando que las dos terceras partes del recurso humano vinculado a grupos de investigación en universidades reporta el tiempo en horas semanales, y se dedica en forma parcial a actividades de I+D</text:span><text:span text:style-name="T134">.</text:span></text:p><text:p text:style-name="P135"><text:span text:style-name="T136">La segunda dimensión corresponde a temporalidad, entendida como la obtención de una determinada posición o experiencia significativa en la trayectoria científica y tecnológica de cada investigador, a una edad temprana con respecto a una población de personal dedicado a actividades de I+D (D´Onofrio, 2010), los indicadores incluidos en esta dimensión se presentan en la tabla 1.<text:s/></text:span></text:p><text:p text:style-name="P137"><text:span text:style-name="T138">La variable observada en temporalidad, corresponde a la edad en la cual la persona alcanza logros académicos o experiencia profesional que contribuye a su carrera científica; con ello, se introduce la noción de precocidad, que indica cuándo un individuo logra un hito de manera anticipada, con respecto al conjunto de la población. Para el análisis del sistema colombiano, se calcularon indicadores de temporalidad en la producción científica y tecnológica y en la graduación doctoral, empleando la noción de precocidad calculado para el primer cuartil de la población</text:span><text:span text:style-name="T139">.</text:span></text:p><text:p text:style-name="P140"/></text:note-body></text:note></text:span><text:span text:style-name="T141"><text:s/>de dedicación, diversidad, temporalidad, movilidad y colaboración, con el propósito de dar cuenta de distintos aspectos que afectan la carrera académica y profesional. La noción de trayectoria es central en el manual de Buenos Aires, y se define como una serie de eventos e hitos que determinan la carrera científica y académica de los investigadores; teniendo en cuenta que los contextos institucionales, en los que se inscribe la actividad de cada persona, incide en la evolución de su trayectoria científica (D’Onofrio et. al., 2010a).</text:span></text:p>
      <text:p text:style-name="Normal"/>
      <text:h text:style-name="P142" text:outline-level="3"><text:tab/>Manual de Valencia</text:h>
      <text:h text:style-name="P143" text:outline-level="3"><text:tab/>Producción de conocimiento</text:h>
      <text:h text:style-name="P144" text:outline-level="3"><text:tab/>Modelo Colciencias, MinCiencias</text:h>
      <text:h text:style-name="P145" text:outline-level="2"><text:span text:style-name="T146">Aspectos<text:s/></text:span><text:span text:style-name="T147">metodológicos</text:span><text:span text:style-name="T148"><text:tab/></text:span></text:h>
      <text:h text:style-name="P149" text:outline-level="3"><text:tab/>Población de análisis</text:h>
      <text:h text:style-name="P150" text:outline-level="3"><text:tab/>Fuentes de información</text:h>
      <text:p text:style-name="P151"><text:span text:style-name="T152">Las fuentes de información empleadas<text:s/></text:span><text:span text:style-name="T153">corresponden a la información disponible en<text:s/></text:span><text:span text:style-name="T154">CV</text:span><text:span text:style-name="T155"><text:s/>electrónicos, r</text:span><text:span text:style-name="T156">egistros administrativos</text:span><text:span text:style-name="T157"><text:s/>de las instituciones que hacen parte del sistema de ciencia, tecnología e innovación o del sistema de<text:s/></text:span></text:p>
      <text:p text:style-name="P158"><text:span text:style-name="T159">son la plataforma ScienTI de Colciencias y el Sistema Nacional de Información de la Educación Superior (SNIES) del Ministerio de Educación Nacional (MEN). Mientras que la información incluida en el sistema SNIES permitió incluir estadísticas e indicadores relacionados con la oferta académica, la información reportada por los líderes de los grupos de investigación en el aplicativo GrupLAC de la plataforma ScienTI permitió la inclusión de estadísticas e indicadores relacionados con la producción y generación de nuevos conocimientos científicos. <text:s/></text:span></text:p>
      <text:p text:style-name="P160"><text:span text:style-name="T161">En la dimensión de oferta académica, se incluyeron variables relativas a las tasas de matrícula y graduación, además del número de programas de posgrado. En términos de la oferta académica, se dio prioridad a los programas de posgrado, dada su relación con la formación de recursos humanos con capacidad de realizar y orientar en forma autónoma procesos académicos e investigativos en el área específica de un campo del conocimiento (Decreto 1001 de 2006 del Ministerio de Educación Nacional).</text:span></text:p>
      <text:h text:style-name="P162" text:outline-level="3">CV</text:h>
      <text:h text:style-name="P163" text:outline-level="2" text:restart-numbering="true" text:start-value="1"><text:bookmark-start text:name="_Toc92008162"/>El Currículum Vítae (CV) como insumo para el cálculo de indicadores de recursos humanos<text:bookmark-end text:name="_Toc92008162"/></text:h>
      <text:p text:style-name="P164"><text:span text:style-name="T165">La construcción de indicadores de trayectoria de recursos humanos en CyT considera como insumo esencial, la información secundaria disponible del personal vinculado a actividades de I+D y procesos de innovación, en particular la registrada en el Currículum Vítae (CV) (D’Onofrio, 2011; Jaramillo, Lopera y Albán, 2008). Para ello, el CV se perfila como una fuente de datos útil que da cuenta de la dinámica de los investigadores, al</text:span><text:span text:style-name="T166"><text:s/></text:span><text:span text:style-name="T167">registrar los eventos que componen su historia académica y científica (Cañibano y Bozeman, 2009).<text:s/></text:span></text:p>
      <text:p text:style-name="P168"><text:span text:style-name="T169">A su vez, el CV posee una estructura relativamente estandarizada, con campos similares que facilitan la recopilación y clasificación de la información registrada, permitiendo obtener insumos para la construcción de indicadores que den cuenta de la experiencia laboral, la colaboración y la movilidad en el ámbito de la CyT (Dietz et al, 2000). Esta fuente de datos brinda una visión longitudinal de la trayectoria de los investigadores, construida y narrada por ellos mismos, que favorece el análisis de la carrera profesional y la representación de las capacidades individuales y colectivas, en particular, de las instituciones que conforman en el sistema colombiano.</text:span></text:p>
      <text:p text:style-name="P170"><text:span text:style-name="T171">A pesar de las posibilidades, las bases de CV también presentan limitaciones; las cuales consisten en la disponibilidad regular de la información útil para la construcción de estadísticas e indicadores. Estas limitaciones dependen, entre otros aspectos, de la actualización periódica por parte de cada investigador, de la codificación de los datos y de la heterogeneidad de los registros diligenciados en cada currículo (D’Onofrio, 2011; Salazar y Colorado, 2010). Para disminuir los efectos asociados a éstas, el cálculo de estadísticas e indicadores de recursos humanos en CyT precisan de una labor de homologación y estandarización de algunas variables disponible en cada CV, además de complementar esta información con otras fuentes de datos disponibles (Cañibano y Bozeman, 2009; Jaramillo et. al., 2008).</text:span></text:p>
      <text:p text:style-name="P172"><text:span text:style-name="T173">Para efectos del estudio propuesto, es posible representar la capacidad del sistema mediante la trayectoria de los investigadores vinculados a sus instituciones, la cual puede ser analizada a partir de los datos disponibles en el CV de las personas registradas en los aplicativos CvLAC y GrupLAC de la plataforma ScienTI</text:span><text:span text:style-name="T174"><text:note text:note-class="footnote" text:id="_ftn1"><text:note-citation>2</text:note-citation><text:note-body><text:p text:style-name="P175"><text:span text:style-name="T176"><text:s/>En este caso, se debe precisar que ScienTI no es una base de datos censal, por lo que este análisis constituye una representación de la trayectoria de los investigadores del país a abril de 2012.</text:span></text:p></text:note-body></text:note></text:span><text:span text:style-name="T177"><text:s/>de Colciencias, en los casos que reporten vinculo a un grupo de investigación registrado y avalado por al menos una universidad colombiana.</text:span></text:p>
      <text:p text:style-name="P178"><text:span text:style-name="T179">Este supuesto reconoce en los grupos de investigación, una de las formas de organización representativas que potencia la actividad científica y tecnológica del país; es así como la configuración a partir de grupos de investigación</text:span><text:span text:style-name="T180"><text:note text:note-class="footnote" text:id="_ftn2"><text:note-citation>3</text:note-citation><text:note-body><text:p text:style-name="P181"><text:span text:style-name="T182"><text:s/>En el SNCTI colombiano, los grupos de investigación científica o tecnológica se definen como el conjunto de personas que se reúnen para realizar investigación en una temática dada, formulan uno o varios problemas de su interés, trazan un plan estratégico de largo o mediano plazo para trabajar en él y producen unos resultados de conocimiento sobre el tema en cuestión (Colciencias, 2008:16).</text:span></text:p></text:note-body></text:note></text:span><text:span text:style-name="T183"><text:s/>avalados por instituciones que hacen parte del SNCTI, sugiere que los vínculos institucionales de los individuos favorecen los procesos de generación de conocimiento científico y por tanto, inciden en la capacidad del sistema en su conjunto.</text:span></text:p>
      <text:h text:style-name="P184" text:outline-level="3">Registros administrativos</text:h>
      <text:p text:style-name="Normal">****</text:p>
      <text:h text:style-name="P185" text:outline-level="3">Bases de publicaciones</text:h>
      <text:p text:style-name="Normal">****</text:p>
      <text:h text:style-name="P186" text:outline-level="3">Métodos</text:h>
      <text:p text:style-name="Normal">****</text:p>
      <text:h text:style-name="P187" text:outline-level="3">Análisis de secuencias</text:h>
      <text:p text:style-name="Normal">****</text:p>
      <text:h text:style-name="P188" text:outline-level="3">Análisis de redes</text:h>
      <text:p text:style-name="Normal">***</text:p>
      <text:h text:style-name="P189" text:outline-level="2">Representación de trayectorias</text:h>
      <text:p text:style-name="Normal">***</text:p>
      <text:h text:style-name="P190" text:outline-level="3">Dos modos de representación que incluyen la perspectiva temporal</text:h>
      <text:p text:style-name="Normal">***</text:p>
      <text:h text:style-name="P191" text:outline-level="3">Dominios de actividad: Eventos</text:h>
      <text:p text:style-name="Normal">***</text:p>
      <text:h text:style-name="Titre3" text:outline-level="3">Niveles: Vínculos individuales, colectivos e institucionales</text:h>
      <text:p text:style-name="Normal">***</text:p>
      <text:p text:style-name="Normal"/>
      <text:h text:style-name="Titre3" text:outline-level="3">análisis de secuencias</text:h>
      <text:p text:style-name="Normal">***<text:tab/></text:p>
      <text:h text:style-name="P192" text:outline-level="3">Alfabeto de los eventos considerados en los dominios<text:s/></text:h>
      <text:h text:style-name="P193" text:outline-level="3">***<text:tab/></text:h>
      <text:h text:style-name="P194" text:outline-level="5">Formación</text:h>
      <text:p text:style-name="Normal">***</text:p>
      <text:h text:style-name="P195" text:outline-level="5">Experiencia Profesional</text:h>
      <text:p text:style-name="Normal">***</text:p>
      <text:h text:style-name="P196" text:outline-level="5">Experiencia en actividad I+D</text:h>
      <text:p text:style-name="Normal">***</text:p>
      <text:h text:style-name="P197" text:outline-level="3">Atributos de las entidades consideradas en los niveles</text:h>
      <text:p text:style-name="Normal">***<text:tab/></text:p>
      <text:h text:style-name="P198" text:outline-level="5">Vínculos a formas de organización de la I+D</text:h>
      <text:p text:style-name="Normal">***</text:p>
      <text:h text:style-name="P199" text:outline-level="5">Vínculos o afiliación institucional</text:h>
      <text:p text:style-name="Normal">***</text:p>
      <text:h text:style-name="P200" text:outline-level="3">Atributos de los individuos</text:h>
      <text:p text:style-name="P201">***<text:tab/></text:p>
      <text:h text:style-name="P202" text:outline-level="3">Atributos de las entidades<text:tab/></text:h>
      <text:p text:style-name="P203">***</text:p>
      <text:h text:style-name="P204" text:outline-level="3">Atributos de los eventos considerados en el modelo<text:tab/></text:h>
      <text:h text:style-name="P205" text:outline-level="3">Analisis de redes<text:tab/><text:tab/></text:h>
      <text:h text:style-name="P206" text:outline-level="2">Consideraciones del modelo<text:tab/></text:h>
      <text:h text:style-name="P207" text:outline-level="3">Doble condición</text:h>
      <text:h text:style-name="P208" text:outline-level="3">Temporalidad<text:tab/></text:h>
      <text:h text:style-name="P209" text:outline-level="3">vínculos<text:tab/></text:h>
      <text:h text:style-name="P210" text:outline-level="2">Indicadores<text:tab/></text:h>
      <text:h text:style-name="Titre2" text:outline-level="2">Etapas de aplicación del modelo<text:tab/>los</text:h>
      <text:p text:style-name="Normal"><text:s/>pasos de robetti para el análisis de las trayectorias<text:tab/></text:p>
      <text:h text:style-name="Titre3" text:outline-level="3">los metdos que ofece traminer para el análisis de secuencias<text:tab/></text:h>
      <text:h text:style-name="Titre2" text:outline-level="2">Ejemplo 'LOGO'<text:tab/>Operacion del modelo con ejemplos de la Universidad de Antioquia<text:tab/></text:h>
      <text:p text:style-name="Normal"/>
      <text:p text:style-name="Normal"/>
      <text:p text:style-name="Normal"/>
      <text:p text:style-name="Normal"/>
      <text:p text:style-name="Normal"/>
      <text:h text:style-name="Titre3" text:outline-level="3"><text:span text:style-name="T211">Categorías</text:span><text:span text:style-name="T212"><text:s/></text:span></text:h>
      <text:p text:style-name="Normal"/>
      <text:p text:style-name="Normal"/>
      <text:p text:style-name="Normal"/>
      <text:p text:style-name="Normal"/>
      <text:h text:style-name="P213" text:outline-level="2"><text:bookmark-start text:name="_Toc92008161"/><text:span text:style-name="T214">Modelo de análisis de capacidades de investigación en universidades</text:span><text:bookmark-end text:name="_Toc92008161"/></text:h>
      <text:p text:style-name="P215"><text:span text:style-name="T216">Esta sección aborda<text:s/></text:span></text:p>
      <text:p text:style-name="P217">2.2. Iniciativa del manual de Buenos Aires para análisis de trayectorias de recursos humanos en CyT</text:p>
      <text:p text:style-name="P218"><text:span text:style-name="T219">La iniciativa del Manual de Buenos Aires propone cincuenta y dos indicadores para analizar las trayectorias de los investigadores; los indicadores se agregan en las dimensiones de dedicación, diversidad, temporalidad, movilidad y colaboración, con el propósito de dar cuenta de distintos aspectos que afectan la carrera académica y profesional. La noción de trayectoria es central en el manual de Buenos Aires, y se define como una serie de eventos e hitos que determinan la carrera científica y académica de los investigadores; teniendo en cuenta que los contextos institucionales, en los que se inscribe la actividad de cada persona, incide en la evolución de su trayectoria científica (D’Onofrio et. al., 2010a).</text:span></text:p>
      <text:p text:style-name="P220"><text:bookmark-start text:name="_Toc87650586"/><text:span text:style-name="T221">Tabla<text:s/></text:span><text:span text:style-name="T222">3</text:span><text:span text:style-name="T223">‑</text:span><text:span text:style-name="T224">1</text:span><text:span text:style-name="T225">:</text:span><text:span text:style-name="T226">. Indicadores de la dimensión de temporalidad incluidos en el Manual de Buenos Aires</text:span><text:bookmark-end text:name="_Toc87650586"/></text:p>
      <table:table table:style-name="Table227">
        <table:table-columns>
          <table:table-column table:style-name="TableColumn228"/>
          <table:table-column table:style-name="TableColumn229"/>
        </table:table-columns>
        <table:table-row table:style-name="TableRow230">
          <table:table-cell table:style-name="TableCell231">
            <text:p text:style-name="P232">Dimensión</text:p>
          </table:table-cell>
          <table:table-cell table:style-name="TableCell233">
            <text:p text:style-name="P234">Indicador</text:p>
          </table:table-cell>
        </table:table-row>
        <table:table-row table:style-name="TableRow235">
          <table:table-cell table:style-name="TableCell236" table:number-rows-spanned="2">
            <text:p text:style-name="P237">Graduación Doctoral</text:p>
          </table:table-cell>
          <table:table-cell table:style-name="TableCell238">
            <text:p text:style-name="P239">Porcentaje de investigadores con precocidad en la graduación doctoral respecto al número total de investigadores del país durante el periodo de referencia.</text:p>
          </table:table-cell>
        </table:table-row>
        <table:table-row table:style-name="TableRow240">
          <table:covered-table-cell>
            <text:p text:style-name="P241"/>
          </table:covered-table-cell>
          <table:table-cell table:style-name="TableCell242">
            <text:p text:style-name="P243">Grado de precocidad en la graduación doctoral de los investigadores del país con título de doctor durante el período de referencia.</text:p>
          </table:table-cell>
        </table:table-row>
        <table:table-row table:style-name="TableRow244">
          <table:table-cell table:style-name="TableCell245" table:number-rows-spanned="6">
            <text:p text:style-name="P246">Producción Científica y Tecnológica</text:p>
          </table:table-cell>
          <table:table-cell table:style-name="TableCell247">
            <text:p text:style-name="P248">Porcentaje de investigadores con precocidad en la producción de nuevo conocimiento respecto al número total de investigadores del país durante el período de referencia.</text:p>
          </table:table-cell>
        </table:table-row>
        <table:table-row table:style-name="TableRow249">
          <table:covered-table-cell>
            <text:p text:style-name="P250"/>
          </table:covered-table-cell>
          <table:table-cell table:style-name="TableCell251">
            <text:p text:style-name="P252">Grado de precocidad en la producción de nuevo conocimiento de los investigadores del país con producción de nuevo conocimiento durante el período de referencia.</text:p>
          </table:table-cell>
        </table:table-row>
        <table:table-row table:style-name="TableRow253">
          <table:covered-table-cell>
            <text:p text:style-name="P254"/>
          </table:covered-table-cell>
          <table:table-cell table:style-name="TableCell255">
            <text:p text:style-name="P256">Porcentaje de investigadores con precocidad en la producción de nuevo conocimiento científico respecto al número total de investigadores del país durante el período de referencia.</text:p>
          </table:table-cell>
        </table:table-row>
        <table:table-row table:style-name="TableRow257">
          <table:covered-table-cell>
            <text:p text:style-name="P258"/>
          </table:covered-table-cell>
          <table:table-cell table:style-name="TableCell259">
            <text:p text:style-name="P260">Grado de precocidad en la producción de nuevo conocimiento científico de los investigadores del país con producción de nuevo conocimiento científico durante el período de referencia.</text:p>
          </table:table-cell>
        </table:table-row>
        <table:table-row table:style-name="TableRow261">
          <table:covered-table-cell>
            <text:p text:style-name="P262"/>
          </table:covered-table-cell>
          <table:table-cell table:style-name="TableCell263">
            <text:p text:style-name="P264">Porcentaje de investigadores con precocidad en la producción de nuevo conocimiento tecnológico respecto al número total de investigadores del país durante el período de referencia.</text:p>
          </table:table-cell>
        </table:table-row>
        <table:table-row table:style-name="TableRow265">
          <table:covered-table-cell>
            <text:p text:style-name="P266"/>
          </table:covered-table-cell>
          <table:table-cell table:style-name="TableCell267">
            <text:p text:style-name="P268">Grado de precocidad en la producción de nuevo conocimiento tecnológico de los investigadores del país con producción de nuevo conocimiento tecnológico durante el período de referencia.</text:p>
          </table:table-cell>
        </table:table-row>
        <table:table-row table:style-name="TableRow269">
          <table:table-cell table:style-name="TableCell270" table:number-rows-spanned="2">
            <text:p text:style-name="P271">Dirección de Proyectos de I+D</text:p>
          </table:table-cell>
          <table:table-cell table:style-name="TableCell272">
            <text:p text:style-name="P273">Porcentaje de investigadores con precocidad en la dirección de proyectos de I+D respecto <text:s/>al número total de investigadores del país durante el período de referencia.</text:p>
          </table:table-cell>
        </table:table-row>
        <table:table-row table:style-name="TableRow274">
          <table:covered-table-cell>
            <text:p text:style-name="P275"/>
          </table:covered-table-cell>
          <table:table-cell table:style-name="TableCell276">
            <text:p text:style-name="P277">Grado de precocidad en la dirección de proyectos de I+D de los investigadores del país con proyectos de I+D dirigidos durante el período de referencia.</text:p>
          </table:table-cell>
        </table:table-row>
        <table:table-row table:style-name="TableRow278">
          <table:table-cell table:style-name="TableCell279" table:number-rows-spanned="2">
            <text:p text:style-name="P280">Dirección de Recursos Humanos de I+D</text:p>
          </table:table-cell>
          <table:table-cell table:style-name="TableCell281">
            <text:p text:style-name="P282">Porcentaje de investigadores con precocidad en la dirección de recursos humanos de I+D humanos de I+D respecto al número total de investigadores del país durante el período de referencia.</text:p>
          </table:table-cell>
        </table:table-row>
        <table:table-row table:style-name="TableRow283">
          <table:covered-table-cell>
            <text:p text:style-name="P284"/>
          </table:covered-table-cell>
          <table:table-cell table:style-name="TableCell285">
            <text:p text:style-name="P286">Grado de precocidad en la dirección de recursos humanos de I+D de los investigadores del país con dirección de recursos humanos de I+D durante el período de referencia.</text:p>
          </table:table-cell>
        </table:table-row>
      </table:table>
      <text:p text:style-name="P287"><text:span text:style-name="T288">Fuente: D’Onofrio et. al. (2010a)</text:span></text:p>
      <text:p text:style-name="P289"><text:span text:style-name="T290">La tercera dimensión corresponde a la diversidad de las actividades en las que el recurso humano se desempeña dentro del marco de las actividades de I+D. Los indicadores descritos en la tabla 2, conciben el desarrollo de actividades científicas y tecnológicas en distintos ámbitos, lo que configura el carácter de su trayectoria como investigador. Los indicadores se agrupan en tres formas de diversidad, así: la diversidad profesional que reconoce distintos roles en la actividad científica, la diversidad en producción como la generación de diversas formas de conocimiento y, la diversidad disciplinaria entendida como la incursión en diversas áreas de conocimiento<text:s/></text:span><text:span text:style-name="T291">(</text:span><text:a office:title="D'Onofrio, 2009 #9" xlink:href="#_ENREF_7" office:target-frame-name="_top" xlink:show="replace"><text:span text:style-name="T292">D’Onofrio et. al., 2010</text:span></text:a><text:span text:style-name="T293">a)</text:span><text:span text:style-name="T294">. Para el análisis incluido en este capítulo, se calcularon indicadores de diversidad en la producción científica y tecnológica, en la medida que el criterio de investigador considera estas formas de conocimiento como evidencia de la actividad del recurso humano vinculado a grupos, en el contexto del sistema colombiano.</text:span></text:p>
      <text:p text:style-name="P295"><text:bookmark-start text:name="_Toc87650587"/><text:span text:style-name="T296">Tabla<text:s/></text:span><text:span text:style-name="T297">3</text:span><text:span text:style-name="T298">‑</text:span><text:span text:style-name="T299">2</text:span><text:span text:style-name="T300">:</text:span><text:span text:style-name="T301">. Indicadores de la dimensión de diversidad considerados en el Manual de Buenos Aires</text:span><text:bookmark-end text:name="_Toc87650587"/></text:p>
      <table:table table:style-name="Table302">
        <table:table-columns>
          <table:table-column table:style-name="TableColumn303"/>
          <table:table-column table:style-name="TableColumn304"/>
        </table:table-columns>
        <table:table-row table:style-name="TableRow305">
          <table:table-cell table:style-name="TableCell306">
            <text:p text:style-name="P307">Dimensión</text:p>
          </table:table-cell>
          <table:table-cell table:style-name="TableCell308">
            <text:p text:style-name="P309">Indicador</text:p>
          </table:table-cell>
        </table:table-row>
        <table:table-row table:style-name="TableRow310">
          <table:table-cell table:style-name="TableCell311" table:number-rows-spanned="2">
            <text:p text:style-name="P312">Diversidad en perfiles profesionales</text:p>
          </table:table-cell>
          <table:table-cell table:style-name="TableCell313">
            <text:p text:style-name="P314">Porcentajes de investigadores del país según tipos de perfiles de trayectoria profesional en el año de referencia.</text:p>
          </table:table-cell>
        </table:table-row>
        <table:table-row table:style-name="TableRow315">
          <table:covered-table-cell>
            <text:p text:style-name="P316"/>
          </table:covered-table-cell>
          <table:table-cell table:style-name="TableCell317">
            <text:p text:style-name="P318">Porcentaje de investigadores del país según patrones de perfiles de trayectoria profesional durante el período de referencia.</text:p>
          </table:table-cell>
        </table:table-row>
        <table:table-row table:style-name="TableRow319">
          <table:table-cell table:style-name="TableCell320" table:number-rows-spanned="15">
            <text:p text:style-name="P321">Diversidad de perfiles de producción</text:p>
            <text:p text:style-name="P322"/>
          </table:table-cell>
          <table:table-cell table:style-name="TableCell323">
            <text:p text:style-name="P324">Porcentaje de investigadores con producción científica y tecnológica respecto al número total de investigadores del país durante el período de referencia.</text:p>
          </table:table-cell>
        </table:table-row>
        <table:table-row table:style-name="TableRow325">
          <table:covered-table-cell>
            <text:p text:style-name="P326"/>
          </table:covered-table-cell>
          <table:table-cell table:style-name="TableCell327">
            <text:p text:style-name="P328">Porcentaje de investigadores del país según niveles de producción científica y tecnológica durante el período de referencia.</text:p>
          </table:table-cell>
        </table:table-row>
        <table:table-row table:style-name="TableRow329">
          <table:covered-table-cell>
            <text:p text:style-name="P330"/>
          </table:covered-table-cell>
          <table:table-cell table:style-name="TableCell331">
            <text:p text:style-name="P332">Porcentaje de investigadores del país según patrones de producción científica y tecnológica durante el período de referencia.</text:p>
          </table:table-cell>
        </table:table-row>
        <table:table-row table:style-name="TableRow333">
          <table:covered-table-cell>
            <text:p text:style-name="P334"/>
          </table:covered-table-cell>
          <table:table-cell table:style-name="TableCell335">
            <text:p text:style-name="P336">Porcentaje de investigadores con producción de nuevo conocimiento científico y tecnológico respecto al número total de investigadores del país durante el período de referencia.</text:p>
          </table:table-cell>
        </table:table-row>
        <table:table-row table:style-name="TableRow337">
          <table:covered-table-cell>
            <text:p text:style-name="P338"/>
          </table:covered-table-cell>
          <table:table-cell table:style-name="TableCell339">
            <text:p text:style-name="P340">Porcentaje de investigadores del país según niveles de producción de nuevo conocimiento científico y tecnológico durante el período de referencia.</text:p>
          </table:table-cell>
        </table:table-row>
        <table:table-row table:style-name="TableRow341">
          <table:covered-table-cell>
            <text:p text:style-name="P342"/>
          </table:covered-table-cell>
          <table:table-cell table:style-name="TableCell343">
            <text:p text:style-name="P344">Porcentaje de investigadores con producción de nuevo conocimiento científico respecto al número total de investigadores del país durante el período de referencia.</text:p>
          </table:table-cell>
        </table:table-row>
        <table:table-row table:style-name="TableRow345">
          <table:covered-table-cell>
            <text:p text:style-name="P346"/>
          </table:covered-table-cell>
          <table:table-cell table:style-name="TableCell347">
            <text:p text:style-name="P348">Porcentaje de investigadores del país según niveles de producción de nuevo conocimiento científico durante el período de referencia.</text:p>
          </table:table-cell>
        </table:table-row>
        <table:table-row table:style-name="TableRow349">
          <table:covered-table-cell>
            <text:p text:style-name="P350"/>
          </table:covered-table-cell>
          <table:table-cell table:style-name="TableCell351">
            <text:p text:style-name="P352">Porcentaje de investigadores con producción de nuevo conocimiento tecnológico respecto al número total de investigadores del país durante el período de referencia.</text:p>
          </table:table-cell>
        </table:table-row>
        <table:table-row table:style-name="TableRow353">
          <table:covered-table-cell>
            <text:p text:style-name="P354"/>
          </table:covered-table-cell>
          <table:table-cell table:style-name="TableCell355">
            <text:p text:style-name="P356">Porcentaje de investigadores del país según niveles de producción de nuevo conocimiento tecnológico durante el período de referencia.</text:p>
          </table:table-cell>
        </table:table-row>
        <table:table-row table:style-name="TableRow357">
          <table:covered-table-cell>
            <text:p text:style-name="P358"/>
          </table:covered-table-cell>
          <table:table-cell table:style-name="TableCell359">
            <text:p text:style-name="P360">Porcentaje de investigadores con producción de nuevo conocimiento científico y tecnológico de alta calidad respecto al número total de investigadores del país durante el período de referencia.</text:p>
          </table:table-cell>
        </table:table-row>
        <table:table-row table:style-name="TableRow361">
          <table:covered-table-cell>
            <text:p text:style-name="P362"/>
          </table:covered-table-cell>
          <table:table-cell table:style-name="TableCell363">
            <text:p text:style-name="P364">Porcentaje de investigadores del país según niveles de producción de nuevo conocimiento científico y tecnológico de alta calidad durante el período de referencia.</text:p>
          </table:table-cell>
        </table:table-row>
        <table:table-row table:style-name="TableRow365">
          <table:covered-table-cell>
            <text:p text:style-name="P366"/>
          </table:covered-table-cell>
          <table:table-cell table:style-name="TableCell367">
            <text:p text:style-name="P368">Porcentaje de investigadores con producción de recursos humanos de I+D formados respecto al número total de investigadores del país durante el período de referencia.</text:p>
          </table:table-cell>
        </table:table-row>
        <table:table-row table:style-name="TableRow369">
          <table:covered-table-cell>
            <text:p text:style-name="P370"/>
          </table:covered-table-cell>
          <table:table-cell table:style-name="TableCell371">
            <text:p text:style-name="P372">Porcentaje de investigadores del país según niveles de producción de recursos humanos de I+D formados durante el período de referencia.</text:p>
          </table:table-cell>
        </table:table-row>
        <table:table-row table:style-name="TableRow373">
          <table:covered-table-cell>
            <text:p text:style-name="P374"/>
          </table:covered-table-cell>
          <table:table-cell table:style-name="TableCell375">
            <text:p text:style-name="P376">Porcentaje de investigadores con producción para la apropiación social del conocimiento respecto al número total de investigadores del país durante el período de referencia.</text:p>
          </table:table-cell>
        </table:table-row>
        <table:table-row table:style-name="TableRow377">
          <table:covered-table-cell>
            <text:p text:style-name="P378"/>
          </table:covered-table-cell>
          <table:table-cell table:style-name="TableCell379">
            <text:p text:style-name="P380">Porcentaje de investigadores del país según niveles de producción para la apropiación social del conocimiento durante el período de referencia.</text:p>
          </table:table-cell>
        </table:table-row>
        <table:table-row table:style-name="TableRow381">
          <table:table-cell table:style-name="TableCell382" table:number-rows-spanned="2">
            <text:p text:style-name="P383">Diversidad disciplinaria</text:p>
          </table:table-cell>
          <table:table-cell table:style-name="TableCell384">
            <text:p text:style-name="P385">Porcentaje de investigadores del país según niveles de diversidad disciplinaria a lo largo de la trayectoria científica y tecnológica durante el período de referencia.</text:p>
          </table:table-cell>
        </table:table-row>
        <table:table-row table:style-name="TableRow386">
          <table:covered-table-cell>
            <text:p text:style-name="P387"/>
          </table:covered-table-cell>
          <table:table-cell table:style-name="TableCell388">
            <text:p text:style-name="P389">Porcentaje de investigadores del país según niveles de diversidad disciplinaria en la producción a lo largo de la trayectoria científica y tecnológica durante el período de referencia.</text:p>
          </table:table-cell>
        </table:table-row>
      </table:table>
      <text:p text:style-name="P390"><text:span text:style-name="T391">Fuente: D’Onofrio et. al. (2010a)</text:span></text:p>
      <text:p text:style-name="P392"><text:span text:style-name="T393">En el contexto de la propuesta de Buenos Aires, la dimensión de movilidad corresponde al flujo de cada investigador para adelantar su formación académica o con el desarrollo de actividades profesionales; para ello, el manual considera indicadores de movilidad en el ámbito institucional, sectorial o geográfico, como se relaciona en la tabla 3<text:s/></text:span><text:span text:style-name="T394">(</text:span><text:a office:title="D'Onofrio, 2010 #37" xlink:href="#_ENREF_11" office:target-frame-name="_top" xlink:show="replace"><text:span text:style-name="T395">D’Onofrio et al., 2010</text:span></text:a><text:span text:style-name="T396">)</text:span><text:span text:style-name="T397">. En este capítulo, se calcularon indicadores de movilidad en la formación doctoral de los investigadores registrados en ScienTI</text:span><text:span text:style-name="T398"><text:note text:note-class="footnote" text:id="_ftn3"><text:note-citation>4</text:note-citation><text:note-body><text:p text:style-name="P399"><text:span text:style-name="T400"><text:s/>El aplicativo CvLAC de la plataforma ScienTI administrado por Colciencias, no recoge en un módulo específico la información de movilidad de los investigadores y personal vinculado a los grupos de investigación, razón por la cual, los indicadores de esta dimensión del manual, representan un</text:span><text:span text:style-name="T401"><text:s/>proxy<text:s/></text:span><text:span text:style-name="T402">de la información registrada en la experiencia académica y profesional en el CV de cada investigador.</text:span></text:p></text:note-body></text:note></text:span><text:span text:style-name="T403">.</text:span></text:p>
      <text:p text:style-name="P404"><text:bookmark-start text:name="_Toc87650588"/><text:span text:style-name="T405">Tabla<text:s/></text:span><text:span text:style-name="T406">3</text:span><text:span text:style-name="T407">‑</text:span><text:span text:style-name="T408">3</text:span><text:span text:style-name="T409">:</text:span><text:span text:style-name="T410">. Indicadores de la dimensión de movilidad considerados en la el Manual de Buenos Aires</text:span><text:bookmark-end text:name="_Toc87650588"/></text:p>
      <table:table table:style-name="Table411">
        <table:table-columns>
          <table:table-column table:style-name="TableColumn412"/>
          <table:table-column table:style-name="TableColumn413"/>
        </table:table-columns>
        <table:table-row table:style-name="TableRow414">
          <table:table-cell table:style-name="TableCell415">
            <text:p text:style-name="P416">Dimensión</text:p>
          </table:table-cell>
          <table:table-cell table:style-name="TableCell417">
            <text:p text:style-name="P418">Indicador</text:p>
          </table:table-cell>
        </table:table-row>
        <table:table-row table:style-name="TableRow419">
          <table:table-cell table:style-name="TableCell420" table:number-rows-spanned="2">
            <text:p text:style-name="P421">Movilidad en la formación</text:p>
          </table:table-cell>
          <table:table-cell table:style-name="TableCell422">
            <text:p text:style-name="P423">Porcentaje de investigadores con movilidad institucional durante la formación respecto al número total de investigadores del país durante el período de referencia.</text:p>
          </table:table-cell>
        </table:table-row>
        <table:table-row table:style-name="TableRow424">
          <table:covered-table-cell>
            <text:p text:style-name="P425"/>
          </table:covered-table-cell>
          <table:table-cell table:style-name="TableCell426">
            <text:p text:style-name="P427">Porcentaje de investigadores con movilidad espacial durante la formación respecto al número total de investigadores del país durante el período de referencia.</text:p>
          </table:table-cell>
        </table:table-row>
        <table:table-row table:style-name="TableRow428">
          <table:table-cell table:style-name="TableCell429" table:number-rows-spanned="6">
            <text:p text:style-name="P430">Movilidad laboral</text:p>
          </table:table-cell>
          <table:table-cell table:style-name="TableCell431">
            <text:p text:style-name="P432">Porcentaje de investigadores con movilidad institucional durante la trayectoria profesional respecto al número total de investigadores del país durante el período de referencia.</text:p>
          </table:table-cell>
        </table:table-row>
        <table:table-row table:style-name="TableRow433">
          <table:covered-table-cell>
            <text:p text:style-name="P434"/>
          </table:covered-table-cell>
          <table:table-cell table:style-name="TableCell435">
            <text:p text:style-name="P436">Grado de movilidad institucional de los investigadores del país a lo largo de su trayectoria profesional durante el período de referencia.</text:p>
          </table:table-cell>
        </table:table-row>
        <table:table-row table:style-name="TableRow437">
          <table:covered-table-cell>
            <text:p text:style-name="P438"/>
          </table:covered-table-cell>
          <table:table-cell table:style-name="TableCell439">
            <text:p text:style-name="P440">Porcentaje de investigadores con movilidad sectorial durante la trayectoria profesional respecto al número total de investigadores del país durante el período de referencia.</text:p>
          </table:table-cell>
        </table:table-row>
        <table:table-row table:style-name="TableRow441">
          <table:covered-table-cell>
            <text:p text:style-name="P442"/>
          </table:covered-table-cell>
          <table:table-cell table:style-name="TableCell443">
            <text:p text:style-name="P444">Grado de movilidad sectorial de los investigadores del país a lo largo de su trayectoria profesional durante el período de referencia.</text:p>
          </table:table-cell>
        </table:table-row>
        <table:table-row table:style-name="TableRow445">
          <table:covered-table-cell>
            <text:p text:style-name="P446"/>
          </table:covered-table-cell>
          <table:table-cell table:style-name="TableCell447">
            <text:p text:style-name="P448">Porcentaje de investigadores con movilidad espacial durante la trayectoria profesional respecto al número total de investigadores del país durante el período de referencia.</text:p>
          </table:table-cell>
        </table:table-row>
        <table:table-row table:style-name="TableRow449">
          <table:covered-table-cell>
            <text:p text:style-name="P450"/>
          </table:covered-table-cell>
          <table:table-cell table:style-name="TableCell451">
            <text:p text:style-name="P452">Grado de movilidad espacial de los investigadores del país a lo largo de su trayectoria profesional durante el período de referencia.</text:p>
          </table:table-cell>
        </table:table-row>
      </table:table>
      <text:p text:style-name="P453"><text:span text:style-name="T454">Fuente: D’Onofrio et. al. (2010a)</text:span></text:p>
      <text:p text:style-name="P455"><text:span text:style-name="T456">Finalmente, la dimensión de colaboración comprende indicadores que evidencian el desarrollo conjunto con colegas y equipos de otras instituciones de carácter nacional e internacional actividades de I+D, procesos de formación de recurso humano y la generación de conocimiento científico y tecnológico en un periodo de referencia, los cuales se relacionan en la tabla 4.</text:span></text:p>
      <text:p text:style-name="Paragraphedeliste"><text:bookmark-start text:name="_Toc87650589"/><text:span text:style-name="T457">Tabla<text:s/></text:span><text:span text:style-name="T458">3</text:span><text:span text:style-name="T459">‑</text:span><text:span text:style-name="T460">4</text:span><text:span text:style-name="T461">:</text:span><text:span text:style-name="T462"><text:tab/></text:span><text:span text:style-name="T463">Indicadores de la dimensión de colaboración considerados en el Manual de Buenos Aires</text:span><text:bookmark-end text:name="_Toc87650589"/></text:p>
      <table:table table:style-name="Table464">
        <table:table-columns>
          <table:table-column table:style-name="TableColumn465"/>
          <table:table-column table:style-name="TableColumn466"/>
        </table:table-columns>
        <table:table-row table:style-name="TableRow467">
          <table:table-cell table:style-name="TableCell468">
            <text:p text:style-name="P469">Dimensión</text:p>
          </table:table-cell>
          <table:table-cell table:style-name="TableCell470">
            <text:p text:style-name="P471">Indicador</text:p>
          </table:table-cell>
        </table:table-row>
        <table:table-row table:style-name="TableRow472">
          <table:table-cell table:style-name="TableCell473" table:number-rows-spanned="2">
            <text:p text:style-name="P474">Realización de Proyectos de I+D</text:p>
          </table:table-cell>
          <table:table-cell table:style-name="TableCell475">
            <text:p text:style-name="P476">Porcentaje de investigadores del país según tipos de colaboración en la realización de proyectos de I+D durante el período de referencia.</text:p>
          </table:table-cell>
        </table:table-row>
        <table:table-row table:style-name="TableRow477">
          <table:covered-table-cell>
            <text:p text:style-name="P478"/>
          </table:covered-table-cell>
          <table:table-cell table:style-name="TableCell479">
            <text:p text:style-name="P480">Grado de colaboración en la realización de proyectos de I+D de los investigadores del país durante el período de referencia.</text:p>
          </table:table-cell>
        </table:table-row>
        <table:table-row table:style-name="TableRow481">
          <table:table-cell table:style-name="TableCell482">
            <text:p text:style-name="P483">Formación Investigadora</text:p>
          </table:table-cell>
          <table:table-cell table:style-name="TableCell484">
            <text:p text:style-name="P485">Porcentaje de investigadores del país según tipos de colaboración en la formación investigadora durante el período de referencia.</text:p>
          </table:table-cell>
        </table:table-row>
        <table:table-row table:style-name="TableRow486">
          <table:table-cell table:style-name="TableCell487" table:number-rows-spanned="8">
            <text:p text:style-name="P488">Producción Científica y Tecnológica</text:p>
          </table:table-cell>
          <table:table-cell table:style-name="TableCell489">
            <text:p text:style-name="P490">Porcentaje de investigadores del país según tipos de colaboración en la producción de nuevo conocimiento científico y tecnológico durante el período de referencia.</text:p>
          </table:table-cell>
        </table:table-row>
        <table:table-row table:style-name="TableRow491">
          <table:covered-table-cell>
            <text:p text:style-name="P492"/>
          </table:covered-table-cell>
          <table:table-cell table:style-name="TableCell493">
            <text:p text:style-name="P494">Grado de colaboración en la producción de nuevo conocimiento científico y tecnológico de los investigadores del país durante el período de referencia.</text:p>
          </table:table-cell>
        </table:table-row>
        <table:table-row table:style-name="TableRow495">
          <table:covered-table-cell>
            <text:p text:style-name="P496"/>
          </table:covered-table-cell>
          <table:table-cell table:style-name="TableCell497">
            <text:p text:style-name="P498">Porcentaje de investigadores del país según tipos de colaboración en la producción de nuevo conocimiento científico y tecnológico de alta calidad durante el período de referencia.</text:p>
          </table:table-cell>
        </table:table-row>
        <table:table-row table:style-name="TableRow499">
          <table:covered-table-cell>
            <text:p text:style-name="P500"/>
          </table:covered-table-cell>
          <table:table-cell table:style-name="TableCell501">
            <text:p text:style-name="P502">Grado de colaboración en la producción de nuevo conocimiento científico y tecnológico de alta calidad de los investigadores del país durante el período de referencia.</text:p>
          </table:table-cell>
        </table:table-row>
        <table:table-row table:style-name="TableRow503">
          <table:covered-table-cell>
            <text:p text:style-name="P504"/>
          </table:covered-table-cell>
          <table:table-cell table:style-name="TableCell505">
            <text:p text:style-name="P506">Porcentaje de investigadores del país según tipos de colaboración en la producción de nuevo conocimiento científico durante el período de referencia.</text:p>
          </table:table-cell>
        </table:table-row>
        <table:table-row table:style-name="TableRow507">
          <table:covered-table-cell>
            <text:p text:style-name="P508"/>
          </table:covered-table-cell>
          <table:table-cell table:style-name="TableCell509">
            <text:p text:style-name="P510">Grado de colaboración en la producción de nuevo conocimiento científico de los investigadores del país durante el período de referencia.</text:p>
          </table:table-cell>
        </table:table-row>
        <table:table-row table:style-name="TableRow511">
          <table:covered-table-cell>
            <text:p text:style-name="P512"/>
          </table:covered-table-cell>
          <table:table-cell table:style-name="TableCell513">
            <text:p text:style-name="P514">Porcentaje de investigadores del país según tipos de colaboración en la producción de nuevo conocimiento tecnológico durante el período de referencia.</text:p>
          </table:table-cell>
        </table:table-row>
        <table:table-row table:style-name="TableRow515">
          <table:covered-table-cell>
            <text:p text:style-name="P516"/>
          </table:covered-table-cell>
          <table:table-cell table:style-name="TableCell517">
            <text:p text:style-name="P518">Grado de colaboración en la producción de nuevo conocimiento tecnológico de los investigadores del país durante el período de referencia.</text:p>
          </table:table-cell>
        </table:table-row>
      </table:table>
      <text:p text:style-name="P519"><text:span text:style-name="T520">Fuente: D’Onofrio et. al. (2010a)</text:span></text:p>
      <text:p text:style-name="P521"><text:span text:style-name="T522">Para el análisis de esta última dimensión, se calcularon indicadores a partir de las coautorías en producción de nuevo conocimiento científico, en particular, artículos publicados en revistas indexadas incluidas en la base bibliográfica ISI-WoS y reportadas en los CV de la plataforma ScienTI; dado que la información registrada en esta última, reporta para cada artículo, la información de autores e instituciones en el ámbito nacional e internacional, lo que brinda insumos para el analisis de colaboración en la producción científica mediante coautoría a nivel de los individuos y las instituciones.</text:span></text:p>
      <text:p text:style-name="P523"><text:span text:style-name="T524">Finalmente, el documento presenta un ejemplo de la aplicación del Manual de Buenos Aires, el cual constituye un instrumento para la medición de las trayectorias profesionales de los investigadores que debe revisarse frente a los avances conceptuales en la temática, tanto como por las evidencias empíricas que resulten de su aplicación, recogiendo lo señalado por D'Onofrio et al (2010b) . <text:s/></text:span></text:p>
      <text:h text:style-name="P525" text:outline-level="3"><text:bookmark-start text:name="_Toc92008163"/>Aplicación de indicadores del Manual de Buenos Aires en los investigadores vinculados a universidades<text:bookmark-end text:name="_Toc92008163"/></text:h>
      <text:p text:style-name="P526"><text:span text:style-name="T527">Algunos de los indicadores calculados a partir de las dimensiones propuestas en el manual de Buenos Aires, con el propósito de caracterizar la trayectoria de los investigadores vinculados a grupos avalados por universidades en Colombia. En la parte de resultados, se describe la composición de la población de investigadores activos por grupo etario y área de conocimiento OCDE, seguido de los indicadores de la dimensión de dedicación a actividades a I+D.</text:span></text:p>
      <text:p text:style-name="P528"><text:span text:style-name="T529">Luego, se analizan los resultados de las dimensiones de diversidad y temporalidad en la generación de productos de conocimiento científico y tecnológico, y resultados de formación y apropiación social de conocimiento. Asimismo, dimensión de temporalidad incluye el análisis de la edad de graduación de los investigadores que reportan titulo de doctorado y hacen parte de los grupos avalados por universidades. Por último, se describen los indicadores de movilidad de los investigadores que realizaron su formación doctoral fuera del país y, en colaboración, se hace un balance de los artículos publicados en revistas indexadas en ISI-WoS y reportados</text:span><text:span text:style-name="T530"><text:s/>por los grupos de investigación de universidades en la plataforma ScienTI.</text:span></text:p>
      <text:h text:style-name="P531" text:outline-level="2"><text:bookmark-start text:name="_Toc92008164"/>Descripción de fuentes de información<text:bookmark-end text:name="_Toc92008164"/><text:s/></text:h>
      <text:p text:style-name="P532"><text:span text:style-name="T533">Para la construcción del panel, se utilizó como proxy de las variables de la dimensión de insumos a la I+D: i) el gasto dirigido a investigación que es reportado en el balance general de las universidades, ii) los grupos de investigación avalados por la institución y, iii) la equivalencia en tiempo completo de los profesores con título de maestría o doctorado.</text:span></text:p>
      <text:p text:style-name="P534"><text:span text:style-name="T535">La dimensión de resultados incluye diferentes tipos de productos de conocimiento de carácter científico, tecnológico o de divulgación registrados por grupos de investigación registrados en los aplicativos GrupLAC y CvLAC. <text:s/>Se consideraron variables relacionadas con productos científicos, tecnológicos y de divulgación, a partir de las categorías propuestas en el modelo de medición de Colciencias (2013); registrados por grupos de investigación de las universidades.<text:s/></text:span></text:p>
      <text:p text:style-name="P536"><text:span text:style-name="T537">La aplicación de técnicas estadísticas multivariadas permitió capturar la asimetría y la heterogeneidad en las capacidades de investigación de las universidades. Se proponen agrupaciones de universidades con características similares, a partir de la combinación de las variables descritas en la tabla 1.<text:s/></text:span></text:p>
      <text:p text:style-name="Paragraphedeliste"><text:bookmark-start text:name="_Toc87650590"/><text:span text:style-name="T538">Tabla<text:s/></text:span><text:span text:style-name="T539">3</text:span><text:span text:style-name="T540">‑</text:span><text:span text:style-name="T541">5</text:span><text:span text:style-name="T542">:</text:span><text:span text:style-name="T543"><text:tab/>Variables consideradas</text:span><text:bookmark-end text:name="_Toc87650590"/></text:p>
      <table:table table:style-name="Table544">
        <table:table-columns>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P551">Dimensión</text:p>
          </table:table-cell>
          <table:table-cell table:style-name="TableCell552">
            <text:p text:style-name="P553">Componente</text:p>
          </table:table-cell>
          <table:table-cell table:style-name="TableCell554">
            <text:p text:style-name="P555">Fuente</text:p>
          </table:table-cell>
          <table:table-cell table:style-name="TableCell556">
            <text:p text:style-name="P557">Variables</text:p>
          </table:table-cell>
        </table:table-row>
        <table:table-row table:style-name="TableRow558">
          <table:table-cell table:style-name="TableCell559" table:number-rows-spanned="3">
            <text:p text:style-name="P560">Insumo</text:p>
          </table:table-cell>
          <table:table-cell table:style-name="TableCell561">
            <text:p text:style-name="P562">Programas, Matriculados, Graduados (PMG)</text:p>
          </table:table-cell>
          <table:table-cell table:style-name="TableCell563">
            <text:p text:style-name="P564">SNIES</text:p>
          </table:table-cell>
          <table:table-cell table:style-name="TableCell565">
            <text:p text:style-name="P566"><text:span text:style-name="T567">PMG Ciencias agrícolas, PMG Ciencias médicas y de la salud, PMG Ciencias Naturales y exactas, PMG Ciencias sociales y humanas, PMG Ingeniería y tecnología,<text:s/></text:span></text:p>
          </table:table-cell>
        </table:table-row>
        <table:table-row table:style-name="TableRow568">
          <table:covered-table-cell>
            <text:p text:style-name="P569"/>
          </table:covered-table-cell>
          <table:table-cell table:style-name="TableCell570">
            <text:p text:style-name="P571">Docentes</text:p>
          </table:table-cell>
          <table:table-cell table:style-name="TableCell572">
            <text:p text:style-name="P573">SNIES</text:p>
          </table:table-cell>
          <table:table-cell table:style-name="TableCell574">
            <text:p text:style-name="P575"><text:span text:style-name="T576">Docentes totales, Docentes totales en EJC, Docentes maestría y PhD, Docentes maestría y PhD en EJC, Grupos de investigación, Gastos de investigación,<text:s/></text:span></text:p>
          </table:table-cell>
        </table:table-row>
        <table:table-row table:style-name="TableRow577">
          <table:covered-table-cell>
            <text:p text:style-name="P578"/>
          </table:covered-table-cell>
          <table:table-cell table:style-name="TableCell579">
            <text:p text:style-name="P580">Ingresos</text:p>
          </table:table-cell>
          <table:table-cell table:style-name="TableCell581">
            <text:p text:style-name="P582"/>
          </table:table-cell>
          <table:table-cell table:style-name="TableCell583">
            <text:p text:style-name="P584"><text:span text:style-name="T585">Ingresos de investigación</text:span></text:p>
          </table:table-cell>
        </table:table-row>
        <table:table-row table:style-name="TableRow586">
          <table:table-cell table:style-name="TableCell587">
            <text:p text:style-name="P588">Producto</text:p>
          </table:table-cell>
          <table:table-cell table:style-name="TableCell589">
            <text:p text:style-name="P590">Producción de conocimiento</text:p>
          </table:table-cell>
          <table:table-cell table:style-name="TableCell591">
            <text:p text:style-name="P592"/>
          </table:table-cell>
          <table:table-cell table:style-name="TableCell593">
            <text:p text:style-name="P594"><text:span text:style-name="T595">NCC- NCT y ASC Ciencias agrícolas, Ciencias médicas y de la salud, Ciencias Naturales y exactas, Ciencias sociales y humanas, Ingeniería y tecnología</text:span></text:p>
          </table:table-cell>
        </table:table-row>
      </table:table>
      <text:p text:style-name="P596">Fuente: Elaboración propia.<text:s/></text:p>
      <text:h text:style-name="P597" text:outline-level="3"><text:bookmark-start text:name="_Toc92008165"/>Población de análisis: investigadores vinculados a grupos de investigación en universidades colombianas<text:bookmark-end text:name="_Toc92008165"/></text:h>
      <text:p text:style-name="P598"><text:span text:style-name="T599">El análisis del recurso humano vinculado a universidades, reconoce el rol significativo que estas instituciones tienen en el desarrollo de las relaciones de ciencia, tecnología e innovación como parte del esfuerzo de configurar sociedades basadas en el conocimiento, <text:s/>factor de desarrollo económico y social (Chaparro, 2010). En el caso del sistema colombiano, las universidades han contribuido a consolidar y favorecer la reproducción de la comunidad académica y científica, dicho papel se ha fortalecido gracias al fomento de la misión de investigación en las universidades, que comprende, entre otros aspectos, el de brindar incentivos a las actividades de I+D, apoyar la formación y cualificación del recurso humano de alto nivel para la CyT y soportar la generación de una parte significativa del conocimiento científico y tecnológico que se reporta en el país.</text:span></text:p>
      <text:p text:style-name="P600"><text:span text:style-name="T601">La construcción de indicadores de trayectorias del recurso humano en Colombia, representa la capacidad del SNCTI; en términos de los investigadores vinculados a universidades. La población del análisis comprende el conjunto de investigadores activos (OCyT, 2012, p. 63), vinculados a grupos avalados por alguna universidad; quienes evidencian productos resultado de su actividad en temas afines a la CTI, producción que se clasifica a partir de los criterios definidos en el modelo de reconocimiento y medición de grupos de Colciencias (2008)</text:span><text:span text:style-name="T602"><text:note text:note-class="footnote" text:id="_ftn4"><text:note-citation>5</text:note-citation><text:note-body><text:p text:style-name="P603"><text:span text:style-name="T604"><text:s/>Durante el último año Colciencias viene trabajando de la mano de la comunidad científica y académica un nuevo modelo de medición de grupos de investigación científica, desarrollo tecnológico e innovación, el cual se ha constituido en una herramienta para el apoyo al fortalecimiento y consolidación de las capacidades en ciencia y tecnología en Colombia, el documento está disponible en:<text:s/></text:span><text:a xlink:href="http://www.colciencias.gov.co/sites/default/files/ckeditor_files/files/DOCUMENTO%20MODELO%20MEDICI%C3%93N%20DE%20GRUPOS%20JUNIO%202012%20(BORRADOR%20PARA%20DISCUSI%C3%93N).pdf" office:target-frame-name="_top" xlink:show="replace"><text:span text:style-name="T605">http://www.colciencias.gov.co/sites/default/files/ckeditor_files/files/DOCUMENTO%20MODELO%20MEDICI%C3%93N%20DE%20GRUPOS%20JUNIO%202012%20(BORRADOR%20PARA%20DISCUSI%C3%93N).pdf</text:span></text:a></text:p></text:note-body></text:note></text:span><text:span text:style-name="T606">.</text:span></text:p>
      <text:p text:style-name="P607"><text:span text:style-name="T608">A pesar de la identificación de una población específica de investigadores para el estudio, algunos de los indicadores propuestos en el Manual de Buenos Aires consideran medidas relativas que implican, en ciertos casos, definir una población de análisis y otra de referencia. Para efectos de comparación en este estudio, la población de análisis corresponde al recurso humano registrado en la plataforma ScienTI que cumple con la condición de estar vinculado a un grupo de investigación avalado por alguna universidad y la población de referencia comprende el total de investigadores activos del país reportados en el periodo 2002 a 2011 (OCyT,2012).<text:s/></text:span></text:p>
      <text:p text:style-name="P609"><text:span text:style-name="T610">En forma complementaria, es preciso tener presente que las bases de CV de algunos investigadores no reportan información en todas las variables y por ello, los indicadores se calculan para el recurso humano que registra información consistente. Lo que conlleva un aspecto central en la construcción de indicadores de trayectoria relativo a la disponibilidad de la información para los indicadores y la población observada; en este caso, la población de análisis varía entre dimensiones, dado que existen diferencias en la disponibilidad y consistencia de los datos necesarios para el cálculo de los indicadores incluidos en la batería del Manual de Buenos Aires para el caso colombiano. La figura 1 indica para cada dimensión, la cantidad de investigadores vinculados a universidades que conforman la población de análisis.</text:span></text:p>
      <text:h text:style-name="P611" text:outline-level="3"><text:bookmark-start text:name="_Toc92008166"/>Estadísticas multivariadas<text:bookmark-end text:name="_Toc92008166"/></text:h>
      <text:p text:style-name="P612"><text:span text:style-name="T613">Se proponen dos métodos de análisis multivariado para reflejar la heterogeneidad en las características de las universidades, en términos de investigación. El primer método se denomina análisis de clúster, el cual determina la similitud de las universidades en términos de la combinación de los componentes incluidos en las tres dimensiones, antes descritos, para una agruparlos en clúster que den cuenta del perfil de investigación al que pertenece cada universidad.<text:s/></text:span></text:p>
      <text:p text:style-name="P614"><text:span text:style-name="T615">El análisis de clúster busca clasificar a las universidades en grupos que comparten similitud o perfiles similares en términos de sus capacidades de investigación; particularmente se utilizó la técnica multivariante de análisis de conglomerados. Esta opción proporciona dos alternativas de uso, la primera corresponde al agrupamiento de k-medias, el cual realiza la clasificación de las universidades cuando se define a priori el número de grupos. En la segunda opción, denominada método de agrupamiento jerárquico, no se establece a priori el número de los grupos a conformar sino que estos emergen de la configuración propia de los datos. Debido a su poder explicativo, esta última fue empleada en el estudio.</text:span></text:p>
      <text:p text:style-name="P616"><text:span text:style-name="T617">El segundo método, denominado análisis discriminante multivariante (ADM) permite evaluar la pertinencia de las universidades incluidas en cada uno de los perfiles estimados con el método de clúster. El ADM valida previamente los supuestos de normalidad multivalente, linealidad y ausencia de multicolinealidad entre las variables para comprobar la pertinencia de la ubicación de cada universidad en el grupo perfil, definido a partir del análisis de clúster.</text:span></text:p>
      <text:p text:style-name="P618"><text:span text:style-name="T619">Una de las ventajas del ADM, es que este permite establecer el nivel de significancia entre grupos de observaciones respecto a un conjunto de variables observadas, lo que permita explicar su composición por medio de la construcción de procedimientos de clasificación sistemática de nuevas observaciones de origen desconocido en alguno de los grupos analizados.<text:s/></text:span></text:p>
      <text:p text:style-name="P620"><text:span text:style-name="T621">Para esta prueba, la variable dependiente de clasificación es una variable no métrica o categórica, en cuanto las variables independientes son variables métricas. La metodología ADM permite identificar las diferencias entre grupos y su pertenencia al mismo, por medio de la determinación de ecuaciones matemáticas llamadas funciones discriminantes, se obtiene así, un conjunto de funciones lineales de las variables independientes que permiten interpretar las principales diferencias entre los perfiles y clasificar a cada universidad en alguna de las subpoblaciones (perfiles) definidas por la variable dependiente.</text:span><text:bookmark-start text:name="h.4d34og8"/><text:bookmark-end text:name="h.4d34og8"/></text:p>
      <text:h text:style-name="P622" text:outline-level="2"><text:bookmark-start text:name="_Toc92008167"/>Análisis longitudinal para la representación de trayectorias científicas<text:bookmark-end text:name="_Toc92008167"/></text:h>
      <text:p text:style-name="Paragraphedeliste"><text:span text:style-name="T623">En lo que concierne al componente longitudinal las capacidades de investigación y en particular, al estudio de las universidades, la aproximación propuesta comprende cuatro dimensiones. La primera corresponde a los aspectos socio-demográficos de la población de actores observados, en este caso, los docentes e investigadores vinculados a las universidades. La segunda dimensión corresponde al parcours educativo en términos de educación terciaria de los investigadores reconocidos en el marco del sistema de ciencia, tecnología e innovación. La tercera dimensión recoge parte de la trayectoria profesional de los investigadores que se desempeñan en el ámbito académico, y en particular, se recogen los perfiles de vinculación de los profesores a las universidades, así como su participación en roles en actividades de I+D y en la generación de conocimiento científico y tecnológico.</text:span></text:p>
      <text:h text:style-name="P624" text:outline-level="2"><text:bookmark-start text:name="_Toc92008168"/><text:span text:style-name="T625">Redes de colaboración en la producción científica</text:span><text:bookmark-end text:name="_Toc92008168"/></text:h>
      <text:p text:style-name="Paragraphedeliste"><text:span text:style-name="T626">Este aparte incluye el componente relacional del análisis de capacidades propuesto, con énfasis en las redes de colaboración en la producción científica donde los investigadores aportan a la generación de conocimiento.</text:span></text:p>
      <text:p text:style-name="P6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auto-update="true" style:default-outline-level="1">
      <style:paragraph-properties fo:keep-with-next="always" fo:margin-top="1.3888in" fo:margin-bottom="0.4166in" fo:line-height="100%" fo:margin-left="0.3937in" fo:text-indent="-0.3937in">
        <style:tab-stops/>
      </style:paragraph-properties>
      <style:text-properties style:font-name-asian="Times New Roman" style:font-name-complex="Arial" fo:font-weight="bold" style:font-weight-asian="bold" style:font-weight-complex="bold" style:letter-kerning="true" fo:font-size="20pt" style:font-size-asian="20pt" style:font-size-complex="16pt" fo:language="es" fo:country="ES" style:language-asian="es" style:country-asian="ES" fo:hyphenate="false"/>
    </style:style>
    <style:style style:name="Titre2" style:display-name="Titre 2" style:family="paragraph" style:parent-style-name="Normal" style:next-style-name="Normal" style:default-outline-level="2">
      <style:paragraph-properties fo:keep-with-next="always" fo:keep-together="always" fo:margin-top="0.2777in" fo:line-height="100%"/>
      <style:text-properties style:font-name-asian="Times New Roman" style:font-name-complex="Times New Roman" fo:font-weight="bold" style:font-weight-asian="bold" style:font-weight-complex="bold"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2777in" fo:line-height="100%"/>
      <style:text-properties style:font-name-asian="Times New Roman" style:font-name-complex="Times New Roman" fo:font-weight="bold" style:font-weight-asian="bold" style:font-weight-complex="bold" fo:font-size="14pt" style:font-size-asian="14pt"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asian="Times New Roman" style:font-name-complex="Times New Roman" fo:color="#1F3763"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1F3763"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margin-bottom="0.1388in" fo:line-height="115%"/>
      <style:text-properties style:font-name="Arial" fo:language="es" fo:country="CO"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Arial" fo:font-weight="bold" style:font-weight-asian="bold" style:font-weight-complex="bold" style:letter-kerning="true" fo:font-size="20pt" style:font-size-asian="20pt" style:font-size-complex="16pt" fo:language="es" fo:country="ES" style:language-asian="es" style:country-asian="ES"/>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3pt" fo:language="es" fo:country="CO"/>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4pt" style:font-size-asian="14pt" fo:language="es" fo:country="CO"/>
    </style:style>
    <style:style style:name="Titre5Car" style:display-name="Titre 5 Car" style:family="text" style:parent-style-name="Policepardéfaut">
      <style:text-properties style:font-name="Arial" style:font-name-asian="Times New Roman" style:font-name-complex="Times New Roman" fo:color="#1F3763" fo:language="es" fo:country="CO"/>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1F3763" fo:language="es" fo:country="CO"/>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404040" fo:language="es" fo:country="CO"/>
    </style:style>
    <style:style style:name="Titre8Car" style:display-name="Titre 8 Car" style:family="text" style:parent-style-name="Policepardéfaut">
      <style:text-properties style:font-name="Calibri Light" style:font-name-asian="Times New Roman" style:font-name-complex="Times New Roman" fo:color="#404040" fo:font-size="10pt" style:font-size-asian="10pt" style:font-size-complex="10pt" fo:language="es" fo:country="CO"/>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404040" fo:font-size="10pt" style:font-size-asian="10pt" style:font-size-complex="10pt" fo:language="es" fo:country="CO"/>
    </style:style>
    <style:style style:name="En-tête" style:display-name="En-tête" style:family="paragraph" style:parent-style-name="Normal">
      <style:paragraph-properties fo:text-align="end" fo:margin-bottom="0.0833in">
        <style:tab-stops>
          <style:tab-stop style:type="left" style:position="1.7916in"/>
          <style:tab-stop style:type="left" style:position="2.0729in"/>
          <style:tab-stop style:type="center" style:position="3.0687in"/>
          <style:tab-stop style:type="right" style:position="6.1375in"/>
        </style:tab-stops>
      </style:paragraph-properties>
      <style:text-properties fo:font-weight="bold" style:font-weight-asian="bold" style:font-weight-complex="bold" fo:color="#44546A" fo:font-size="14pt" style:font-size-asian="14pt" style:font-size-complex="14pt" fo:hyphenate="false"/>
    </style:style>
    <style:style style:name="En-têteCar" style:display-name="En-tête Car" style:family="text" style:parent-style-name="Policepardéfaut">
      <style:text-properties style:font-name="Arial" fo:font-weight="bold" style:font-weight-asian="bold" style:font-weight-complex="bold" fo:color="#44546A" fo:font-size="14pt" style:font-size-asian="14pt" style:font-size-complex="14pt" fo:language="es" fo:country="CO"/>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text-align="justify" fo:margin-bottom="0in" fo:line-height="150%"/>
      <style:text-properties style:font-name-asian="Times New Roman" style:font-name-complex="Times New Roman" style:font-size-complex="12pt" fo:language="es" fo:country="ES" style:language-asian="es" style:country-asian="ES" fo:hyphenate="false"/>
    </style:style>
    <style:style style:name="Légende" style:display-name="Légende" style:family="paragraph" style:parent-style-name="Normal" style:next-style-name="Normal">
      <style:paragraph-properties fo:line-height="100%"/>
      <style:text-properties style:font-weight-complex="bold" style:font-size-complex="9pt" fo:hyphenate="false"/>
    </style:style>
    <style:style style:name="Élevé" style:display-name="Élevé" style:family="text" style:parent-style-name="Policepardéfaut">
      <style:text-properties style:font-name="Arial" style:font-weight-complex="bold" fo:font-size="12pt" style:font-size-asian="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fo:hyphenate="false"/>
    </style:style>
    <style:style style:name="Títulospreliminares2" style:display-name="Títulos preliminares 2" style:family="paragraph" style:parent-style-name="Normal">
      <style:paragraph-properties fo:margin-top="1.3888in" fo:line-height="100%"/>
      <style:text-properties fo:font-weight="bold" style:font-weight-asian="bold" fo:font-size="20pt" style:font-size-asian="20pt" fo:hyphenate="false"/>
    </style:style>
    <style:style style:name="Títulospreliminares2Car" style:display-name="Títulos preliminares 2 Car" style:family="text" style:parent-style-name="Policepardéfaut">
      <style:text-properties style:font-name="Arial" fo:font-weight="bold" style:font-weight-asian="bold" fo:font-size="20pt" style:font-size-asian="20pt" fo:language="es" fo:country="CO"/>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style:font-name="Arial" fo:font-size="10pt" style:font-size-asian="10pt" style:font-size-complex="10pt" fo:language="es" fo:country="CO"/>
    </style:style>
    <style:style style:name="Appelnotedebasdep." style:display-name="Appel note de bas de p." style:family="text" style:parent-style-name="Policepardéfaut">
      <style:text-properties style:text-position="super 63.6%"/>
    </style:style>
    <style:style style:name="Sansinterligne" style:display-name="Sans interligne" style:family="paragraph">
      <style:paragraph-properties fo:margin-bottom="0in" fo:line-height="100%"/>
      <style:text-properties style:font-name="Arial" fo:language="es" fo:country="CO"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Arial" fo:language="es" fo:country="CO"/>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rial" fo:language="es" fo:country="CO"/>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style:style>
    <style:style style:name="WW_CharOUTLINELVL3" style:family="text">
      <style:text-properties fo:font-weight="bold" style:font-weight-asian="bold"/>
    </style:style>
    <style:style style:name="WW_CharOUTLINELVL5" style:family="text">
      <style:text-properties fo:font-weight="bold" style:font-weight-asian="bold"/>
    </style:style>
    <style:style style:name="WW_CharOUTLINELVL6" style:family="text">
      <style:text-properties fo:font-weight="bold" style:font-weight-asian="bold"/>
    </style:style>
    <style:style style:name="WW_CharOUTLINELVL7" style:family="text">
      <style:text-properties fo:font-weight="bold" style:font-weight-asian="bold"/>
    </style:style>
    <style:style style:name="WW_CharOUTLINELVL8" style:family="text">
      <style:text-properties fo:font-weight="bold" style:font-weight-asian="bold"/>
    </style:style>
    <style:style style:name="WW_CharOUTLINELVL9" style:family="text">
      <style:text-properties fo:font-weight="bold" style:font-weight-asian="bold"/>
    </style:style>
    <text:outline-style style:name="WW_OutlineListStyle">
      <text:outline-level-style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outline-level-style>
      <text:outline-level-style text:level="2" text:style-name="WW_CharOUTLINE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outline-level-style>
      <text:outline-level-style text:level="3" text:style-name="WW_CharOUTLINE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outline-level-style>
      <text:outline-level-style text:level="5" text:style-name="WW_CharOUTLINE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outline-level-style>
      <text:outline-level-style text:level="6" text:style-name="WW_CharOUTLINE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outline-level-style>
      <text:outline-level-style text:level="7" text:style-name="WW_CharOUTLINE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outline-level-style>
      <text:outline-level-style text:level="8" text:style-name="WW_CharOUTLINELVL8" style:num-format="1" text:display-levels="8">
        <style:list-level-properties text:space-before="1.3784in" text:min-label-width="1in" text:list-level-position-and-space-mode="label-alignment">
          <style:list-level-label-alignment text:label-followed-by="listtab" fo:margin-left="2.3784in" fo:text-indent="-1in"/>
        </style:list-level-properties>
      </text:outline-level-style>
      <text:outline-level-style text:level="9" text:style-name="WW_CharOUTLINE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outline-level-style>
    </text:outline-style>
    <style:style style:name="WW_CharLFO1LVL2" style:family="text">
      <style:text-properties fo:font-weight="bold" style:font-weight-asian="bold"/>
    </style:style>
    <style:style style:name="WW_CharLFO1LVL3" style:family="text">
      <style:text-properties fo:font-weight="bold" style:font-weight-asian="bold"/>
    </style:style>
    <style:style style:name="WW_CharLFO1LVL4" style:family="text">
      <style:text-properties fo:font-weight="bold" style:font-weight-asian="bold"/>
    </style:style>
    <style:style style:name="WW_CharLFO1LVL5" style:family="text">
      <style:text-properties fo:font-weight="bold" style:font-weight-asian="bold"/>
    </style:style>
    <style:style style:name="WW_CharLFO1LVL6" style:family="text">
      <style:text-properties fo:font-weight="bold" style:font-weight-asian="bold"/>
    </style:style>
    <style:style style:name="WW_CharLFO1LVL7" style:family="text">
      <style:text-properties fo:font-weight="bold" style:font-weight-asian="bold"/>
    </style:style>
    <style:style style:name="WW_CharLFO1LVL8" style:family="text">
      <style:text-properties fo:font-weight="bold" style:font-weight-asian="bold"/>
    </style:style>
    <style:style style:name="WW_CharLFO1LVL9"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style style:name="WW_CharLFO5LVL2" style:family="text">
      <style:text-properties fo:font-weight="bold" style:font-weight-asian="bold"/>
    </style:style>
    <style:style style:name="WW_CharLFO5LVL3" style:family="text">
      <style:text-properties fo:font-weight="bold" style:font-weight-asian="bold"/>
    </style:style>
    <style:style style:name="WW_CharLFO5LVL4" style:family="text">
      <style:text-properties fo:font-weight="bold" style:font-weight-asian="bold"/>
    </style:style>
    <style:style style:name="WW_CharLFO5LVL5" style:family="text">
      <style:text-properties fo:font-weight="bold" style:font-weight-asian="bold"/>
    </style:style>
    <style:style style:name="WW_CharLFO5LVL6" style:family="text">
      <style:text-properties fo:font-weight="bold" style:font-weight-asian="bold"/>
    </style:style>
    <style:style style:name="WW_CharLFO5LVL7" style:family="text">
      <style:text-properties fo:font-weight="bold" style:font-weight-asian="bold"/>
    </style:style>
    <style:style style:name="WW_CharLFO5LVL8" style:family="text">
      <style:text-properties fo:font-weight="bold" style:font-weight-asian="bold"/>
    </style:style>
    <style:style style:name="WW_CharLFO5LVL9"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1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1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1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1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1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1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1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1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text:list-style style:name="LFO3">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3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3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3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3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3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3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3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3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text:list-style style:name="LFO5">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text:style-name="WW_CharLFO5LVL2" style:num-format="1" text:display-levels="2">
        <style:list-level-properties text:space-before="0.6895in" text:min-label-width="0.4in" text:list-level-position-and-space-mode="label-alignment">
          <style:list-level-label-alignment text:label-followed-by="listtab" fo:margin-left="1.0895in" fo:text-indent="-0.4in"/>
        </style:list-level-properties>
      </text:list-level-style-number>
      <text:list-level-style-number text:level="3" text:style-name="WW_CharLFO5LVL3" style:num-format="1" text:display-levels="3">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4" text:style-name="WW_CharLFO5LVL4" style:num-format="1" text:display-levels="4">
        <style:list-level-properties text:space-before="1.3784in" text:min-label-width="0.6in" text:list-level-position-and-space-mode="label-alignment">
          <style:list-level-label-alignment text:label-followed-by="listtab" fo:margin-left="1.9784in" fo:text-indent="-0.6in"/>
        </style:list-level-properties>
      </text:list-level-style-number>
      <text:list-level-style-number text:level="5" text:style-name="WW_CharLFO5LVL5" style:num-format="1" text:display-levels="5">
        <style:list-level-properties text:space-before="1.3784in" text:min-label-width="0.7in" text:list-level-position-and-space-mode="label-alignment">
          <style:list-level-label-alignment text:label-followed-by="listtab" fo:margin-left="2.0784in" fo:text-indent="-0.7in"/>
        </style:list-level-properties>
      </text:list-level-style-number>
      <text:list-level-style-number text:level="6" text:style-name="WW_CharLFO5LVL6" style:num-format="1" text:display-levels="6">
        <style:list-level-properties text:space-before="1.3784in" text:min-label-width="0.8in" text:list-level-position-and-space-mode="label-alignment">
          <style:list-level-label-alignment text:label-followed-by="listtab" fo:margin-left="2.1784in" fo:text-indent="-0.8in"/>
        </style:list-level-properties>
      </text:list-level-style-number>
      <text:list-level-style-number text:level="7" text:style-name="WW_CharLFO5LVL7" style:num-format="1" text:display-levels="7">
        <style:list-level-properties text:space-before="1.3784in" text:min-label-width="0.9in" text:list-level-position-and-space-mode="label-alignment">
          <style:list-level-label-alignment text:label-followed-by="listtab" fo:margin-left="2.2784in" fo:text-indent="-0.9in"/>
        </style:list-level-properties>
      </text:list-level-style-number>
      <text:list-level-style-number text:level="8" text:style-name="WW_CharLFO5LVL8" style:num-format="1" text:display-levels="8">
        <style:list-level-properties text:space-before="1.3784in" text:min-label-width="1in" text:list-level-position-and-space-mode="label-alignment">
          <style:list-level-label-alignment text:label-followed-by="listtab" fo:margin-left="2.3784in" fo:text-indent="-1in"/>
        </style:list-level-properties>
      </text:list-level-style-number>
      <text:list-level-style-number text:level="9" text:style-name="WW_CharLFO5LVL9" style:num-format="1" text:display-levels="9">
        <style:list-level-properties text:space-before="1.3784in" text:min-label-width="1.1in" text:list-level-position-and-space-mode="label-alignment">
          <style:list-level-label-alignment text:label-followed-by="listtab" fo:margin-left="2.4784in" fo:text-indent="-1.1in"/>
        </style:list-level-properties>
      </text:list-level-style-number>
    </text:list-style>
    <style:page-layout style:name="PL0">
      <style:page-layout-properties fo:page-width="8.5in" fo:page-height="11in" style:print-orientation="portrait" fo:margin-top="0.4923in" fo:margin-left="1.4173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ableColumn3" style:family="table-column">
      <style:table-column-properties style:column-width="5.3055in"/>
    </style:style>
    <style:style style:name="TableColumn4" style:family="table-column">
      <style:table-column-properties style:column-width="0.777in"/>
    </style:style>
    <style:style style:name="Table2" style:family="table">
      <style:table-properties style:width="6.0826in" style:rel-width="100%" fo:margin-left="0in" table:align="left"/>
    </style:style>
    <style:style style:name="TableRow5" style:family="table-row">
      <style:table-row-properties/>
    </style:style>
    <style:style style:name="TableCell6" style:family="table-cell">
      <style:table-cell-properties fo:border-top="none" fo:border-left="none" fo:border-bottom="0.0069in solid #000000" fo:border-right="none" style:writing-mode="lr-tb" fo:padding-top="0in" fo:padding-left="0in" fo:padding-bottom="0in" fo:padding-right="0in"/>
    </style:style>
    <style:style style:name="P7" style:parent-style-name="Paragraphedeliste" style:family="paragraph">
      <style:paragraph-properties fo:line-height="115%"/>
    </style:style>
    <style:style style:name="TableCell8" style:family="table-cell">
      <style:table-cell-properties fo:border-top="none" fo:border-left="none" fo:border-bottom="0.0069in solid #000000" fo:border-right="none" style:writing-mode="lr-tb" fo:padding-top="0in" fo:padding-left="0in" fo:padding-bottom="0in" fo:padding-right="0in" fo:wrap-option="no-wrap"/>
    </style:style>
    <style:style style:name="P9" style:parent-style-name="Paragraphedeliste" style:family="paragraph">
      <style:paragraph-properties fo:text-align="end"/>
    </style:style>
    <style:style style:name="T10" style:parent-style-name="Policepardéfaut" style:family="text">
      <style:text-properties style:font-name-complex="Arial" style:font-size-complex="11pt"/>
    </style:style>
    <style:page-layout style:name="PL1">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TableColumn629" style:family="table-column">
      <style:table-column-properties style:column-width="5.3055in"/>
    </style:style>
    <style:style style:name="TableColumn630" style:family="table-column">
      <style:table-column-properties style:column-width="0.777in"/>
    </style:style>
    <style:style style:name="Table628" style:family="table">
      <style:table-properties style:width="6.0826in" style:rel-width="100%" fo:margin-left="0in" table:align="left"/>
    </style:style>
    <style:style style:name="TableRow631" style:family="table-row">
      <style:table-row-properties/>
    </style:style>
    <style:style style:name="TableCell632" style:family="table-cell">
      <style:table-cell-properties fo:border-top="none" fo:border-left="none" fo:border-bottom="0.0069in solid #000000" fo:border-right="none" style:writing-mode="lr-tb" fo:padding-top="0in" fo:padding-left="0in" fo:padding-bottom="0in" fo:padding-right="0in"/>
    </style:style>
    <style:style style:name="P633" style:parent-style-name="Paragraphedeliste" style:family="paragraph">
      <style:paragraph-properties fo:line-height="115%"/>
    </style:style>
    <style:style style:name="TableCell634" style:family="table-cell">
      <style:table-cell-properties fo:border-top="none" fo:border-left="none" fo:border-bottom="0.0069in solid #000000" fo:border-right="none" style:writing-mode="lr-tb" fo:padding-top="0in" fo:padding-left="0in" fo:padding-bottom="0in" fo:padding-right="0in" fo:wrap-option="no-wrap"/>
    </style:style>
    <style:style style:name="P635" style:parent-style-name="Paragraphedeliste" style:family="paragraph">
      <style:paragraph-properties fo:text-align="end"/>
    </style:style>
    <style:style style:name="T636" style:parent-style-name="Policepardéfaut" style:family="text">
      <style:text-properties style:font-name-complex="Arial" style:font-size-complex="11pt"/>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bookmark-ref text:ref-name="_Ref256693866" text:reference-format="text">Capítulo 2</text:bookmark-ref><text:s/>| Modelo de trayectorias de investigadores, como aproximación al análisis de capacidades de investigación</text:p>
            </table:table-cell>
            <table:table-cell table:style-name="TableCell8">
              <text:p text:style-name="P9"><text:span text:style-name="T10"><text:page-number text:fixed="false">7</text:page-number></text:span></text:p>
            </table:table-cell>
          </table:table-row>
        </table:table>
        <text:p text:style-name="En-tête"/>
      </style:header>
    </style:master-page>
    <style:master-page style:name="MP1" style:page-layout-name="PL1">
      <style:header>
        <table:table table:style-name="Table628">
          <table:table-columns>
            <table:table-column table:style-name="TableColumn629"/>
            <table:table-column table:style-name="TableColumn630"/>
          </table:table-columns>
          <table:table-row table:style-name="TableRow631">
            <table:table-cell table:style-name="TableCell632">
              <text:p text:style-name="P633"><text:bookmark-ref text:ref-name="_Ref256693866" text:reference-format="text">Capítulo 2</text:bookmark-ref><text:s/>| Modelo de trayectorias de investigadores, como aproximación al análisis de capacidades de investigación</text:p>
            </table:table-cell>
            <table:table-cell table:style-name="TableCell634">
              <text:p text:style-name="P635"><text:span text:style-name="T636"><text:page-number text:fixed="false">7</text:page-number></text:span></text:p>
            </table:table-cell>
          </table:table-row>
        </table:table>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ra Rivera</meta:initial-creator>
    <dc:creator>Sandra Rivera</dc:creator>
    <meta:creation-date>2022-01-20T09:00:00Z</meta:creation-date>
    <dc:date>2022-04-05T09:30:00Z</dc:date>
    <meta:template xlink:href="Normal" xlink:type="simple"/>
    <meta:editing-cycles>2</meta:editing-cycles>
    <meta:editing-duration>PT27780S</meta:editing-duration>
    <meta:document-statistic meta:page-count="1" meta:paragraph-count="72" meta:word-count="5624" meta:character-count="36485" meta:row-count="257" meta:non-whitespace-character-count="30933"/>
  </office:meta>
</office:document-meta>
</file>